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5" style:family="paragraph" style:parent-style-name="Normal">
      <style:paragraph-properties fo:break-before="page">
        <style:tab-stops>
          <style:tab-stop style:position="7.398cm"/>
          <style:tab-stop style:position="9.41cm"/>
          <style:tab-stop style:position="11.157cm"/>
        </style:tab-stops>
      </style:paragraph-properties>
    </style:style>
    <style:style style:name="P6" style:family="paragraph" style:parent-style-name="Normal">
      <style:paragraph-properties fo:break-before="page">
        <style:tab-stops>
          <style:tab-stop style:position="4.284cm"/>
          <style:tab-stop style:position="6.452cm"/>
        </style:tab-stops>
      </style:paragraph-properties>
    </style:style>
    <style:style style:name="P7" style:family="paragraph" style:parent-style-name="Normal">
      <style:paragraph-properties fo:break-before="page">
        <style:tab-stops>
          <style:tab-stop style:position="5.073cm"/>
          <style:tab-stop style:position="6.179cm"/>
        </style:tab-stops>
      </style:paragraph-properties>
    </style:style>
    <style:style style:name="P8" style:family="paragraph" style:parent-style-name="Normal">
      <style:paragraph-properties fo:break-before="page">
        <style:tab-stops>
          <style:tab-stop style:position="6.625cm"/>
        </style:tab-stops>
      </style:paragraph-properties>
    </style:style>
    <style:style style:name="P9" style:family="paragraph" style:parent-style-name="Heading_20_1" style:master-page-name="MP0">
      <style:paragraph-properties style:page-number="auto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Normal">
      <style:paragraph-properties fo:margin-left="0cm" fo:margin-right="0cm" fo:text-indent="0.635cm" style:auto-text-indent="false"/>
      <style:text-properties officeooo:paragraph-rsid="0017c23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" style:family="text">
      <style:text-properties style:language-asian="el" style:country-asian="GR" style:language-complex="el" style:country-complex="GR"/>
    </style:style>
    <style:style style:name="T5" style:family="text">
      <style:text-properties fo:language="el" fo:country="GR" style:language-asian="el" style:country-asian="GR" style:language-complex="el" style:country-complex="GR"/>
    </style:style>
    <style:style style:name="T6" style:family="text">
      <style:text-properties fo:language="fr" fo:country="FR" style:language-asian="el" style:country-asian="GR" style:language-complex="el" style:country-complex="GR"/>
    </style:style>
    <style:style style:name="T7" style:family="text">
      <style:text-properties officeooo:rsid="0017c23c"/>
    </style:style>
    <style:style style:name="T8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<text:span text:style-name="T7">G</text:span><text:bookmark-start text:name="bookmark0"/>ALENI DE DIFFERENTIIS FEBRIVM<text:line-break/>LIBER PRIMVS.<text:bookmark-end text:name="bookmark0"/></text:h>
      <text:h text:style-name="Heading_20_2" text:outline-level="2">Cap. I. </text:h>
      <text:p text:style-name="P12">Differe<text:span text:style-name="Default_20_Paragraph_20_Font"><text:span text:style-name="T1">n</text:span></text:span>tiae febrium maxime quidem pro-<text:line-break/>priae ac principes fecundum earmn substantiam funt; aliae<text:line-break/>vero fecundum aliquod accidens. Quoniam yero et ipsorum<text:line-break/>accidentium non una est natura, fed alia quidem propinqui—<text:line-break/>ora magisque propria dividendae substantiae funt, -alia vere<text:line-break/>remotiora ac magis aliena; idcirco et earum, quae hinc fu-.<text:line-break/>uruntur, differentiarum non unum genus est. - Itaque maxi-<text:line-break/>me quidem peccant, quicunque differentias proprias ac ma-</text:p>
      <text:p text:style-name="P2">xime principes omittunt: deinde vero, quicunque mentione<text:line-break/>harum facta permiscent cum eis differentias accidentales<text:line-break/>aequaliter omnes , minime discernentes utiles ab luutilibus.<text:line-break/>Non fotum autem peccarunt plurimi medici lu differe<text:span text:style-name="Default_20_Paragraph_20_Font"><text:span text:style-name="T1">n</text:span></text:span>tiarum<text:line-break/>generibus, aut plures quam oporteret tradendo, ut inutili-<text:line-break/>um quoque meminerint ; aut pauriores , ut nonnullas etiam<text:line-break/>utiles omiserint ; sid etiam dividendo genera ipsa in proprias<text:line-break/>differentias similiter errarunt. Ne longius abeas, quunr<text:line-break/>primum ac maxime proprium differentiarum genus ab ipsa<text:line-break/>dividendae rei substantia statuatur, videas tame<text:span text:style-name="Default_20_Paragraph_20_Font"><text:span text:style-name="T1">n</text:span></text:span> nonuullos<text:line-break/>medicos praetermisisse universum hocgenus; alios vero di-<text:line-break/>videndo plura quam opus esset , aut statuisse pauciora , ta-<text:line-break/>metsi Hippocrates optime fecerit divisionem libro sexto Epi ,.<text:line-break/>demum. Textus autem sic habet: <text:span text:style-name="Default_20_Paragraph_20_Font"><text:span text:style-name="T1">Pebre</text:span></text:span>s, <text:span text:style-name="Default_20_Paragraph_20_Font"><text:span text:style-name="T1">hae quidem m</text:span></text:span>a-<text:line-break/><text:span text:style-name="Default_20_Paragraph_20_Font"><text:span text:style-name="T1">n</text:span></text:span>n<text:span text:style-name="Default_20_Paragraph_20_Font"><text:span text:style-name="T1">i junt mordace</text:span></text:span>s; <text:span text:style-name="Default_20_Paragraph_20_Font"><text:span text:style-name="T1">illae vero mite</text:span></text:span>s<text:span text:style-name="Default_20_Paragraph_20_Font"><text:span text:style-name="T1">; quaedam autem non<text:line-break/>mordaces, sad increscentes; nonnullae acutae, sed ab ipsa<text:line-break/>manu devictae; . quaedam statim ardente</text:span></text:span>s, <text:span text:style-name="Default_20_Paragraph_20_Font"><text:span text:style-name="T1">quaedam vera<text:line-break/>semper debiles.; siccae; aliae salsus; , aliae siatulentae,</text:span></text:span></text:p>
      <text:p text:style-name="P3"><text:span text:style-name="Default_20_Paragraph_20_Font"><text:span text:style-name="T1">aspectui graves; aliae ad manum humidae; aliae rabi-<text:line-break/>c</text:span></text:span>i<text:span text:style-name="Default_20_Paragraph_20_Font"><text:span text:style-name="T1">endae valde; aliae lividae; aliae praepallidae;</text:span></text:span> et alia<text:line-break/>istiusmodi. . Apertissime enim sus <text:span text:style-name="Default_20_Paragraph_20_Font"><text:span text:style-name="T1">sententiis</text:span></text:span> ab ipsa rei sub-<text:line-break/>stantia , fimulque ab ipsa dignotione in proprias differentias<text:line-break/>ferit divisionem. Nam essentia quidem febrium est in genere<text:line-break/>caloris praeter naturam. Differentiae vero caloris et ab<text:line-break/>ejus multitudine et paucitate sumuntur; et ab ipsa materia,<text:line-break/>in qua calor ille. praeter naturam <text:span text:style-name="Default_20_Paragraph_20_Font"><text:span text:style-name="T1">accenditur;</text:span></text:span> et ab ipsomo-<text:line-break/>lienis inodo; quas omnes complicans cum earum dignoscere-<text:line-break/>darum ratione scripsit, quemadmodum procedente sermone<text:line-break/>docebimus. Porro. autem quae a maj ori. minoriqu e <text:span text:style-name="Default_20_Paragraph_20_Font"><text:span text:style-name="T1">calore<text:line-break/>ducuntur</text:span></text:span>, sunt manifestae; et in hoc genere differentiae me-<text:line-break/>dicis jam mos est magnam ac parvam sebrem nominare; ve-<text:line-break/>rnm i inproprie quidem de. rei. qualitate quantitatis vocabu-<text:line-break/>lum enuntiant, sed ita facere consueverunt non lu febre<text:line-break/>solum, sed et in aliis sexcentis, quae in qualitate quidem<text:line-break/>ipsa essentiam habent , magna tamen parvaque nominantur.<text:line-break/>Quae vero <text:span text:style-name="Default_20_Paragraph_20_Font"><text:span text:style-name="T1">d</text:span></text:span>i<text:span text:style-name="Default_20_Paragraph_20_Font"><text:span text:style-name="T1">sierentiae</text:span></text:span> a materia <text:span text:style-name="Default_20_Paragraph_20_Font"><text:span text:style-name="T1">sumuntur, </text:span></text:span>in qua calor</text:p>
      <text:p text:style-name="P3">ille praeter naturam <text:span text:style-name="Default_20_Paragraph_20_Font"><text:span text:style-name="T1">c</text:span></text:span>o<text:span text:style-name="Default_20_Paragraph_20_Font"><text:span text:style-name="T1">nsistit</text:span></text:span>, maxime propriae caloris prae-<text:line-break/>ter naturam differentiae fiunt; sive ille corpus ipsimi cordis<text:line-break/>invadat, sive humores, qui lu ipsius ventriculis contine<text:span text:style-name="Default_20_Paragraph_20_Font"><text:span text:style-name="T1">n</text:span></text:span>tur.<text:line-break/>Reliqua autem ac tertia differentia <text:span text:style-name="Default_20_Paragraph_20_Font"><text:span text:style-name="T1">est</text:span></text:span>, ubi aerea substantia<text:line-break/>fola admodum i<text:span text:style-name="Default_20_Paragraph_20_Font"><text:span text:style-name="T1">n</text:span></text:span>caluit, humida vero ac solida corpora ad-<text:line-break/>huc quidem incalescunt, fed nondum incaluerunt. Non<text:line-break/>enim parum differt quum incalescit aliquid, ab eo quod in-<text:line-break/><text:span text:style-name="Default_20_Paragraph_20_Font"><text:span text:style-name="T2">caluit. </text:span></text:span>Sed discas evidentissime id, quod dicitur, ex sus<text:line-break/>exemplis. Finge mihi aquam calidam iniectam lebeti frigi-<text:line-break/>d<text:span text:style-name="Default_20_Paragraph_20_Font"><text:span text:style-name="T1">o , </text:span></text:span>deinde ab ea ipsis aqua calesieri contactu ipsius lebetis<text:line-break/>corpus, nondum autem totum exquisite incaluisse ; et rur-<text:line-break/>s<text:span text:style-name="Default_20_Paragraph_20_Font"><text:span text:style-name="T1">n</text:span></text:span>s finge in calidum atque ignitum lebetum frigidam aquam<text:line-break/>infusam, deinde calefieri quidem adhuc, nondum autum in-<text:line-break/><text:span text:style-name="Default_20_Paragraph_20_Font"><text:span text:style-name="T2">caluisse. </text:span></text:span>Ex his exemplis cum fecundo quidem prima fe-<text:line-break/>litium differentia similitudinem habet, quas corpus ipsimi<text:line-break/>corripuisse docuimus; cum primo autem secunda, quam<text:line-break/>conditos lu ve<text:span text:style-name="Default_20_Paragraph_20_Font"><text:span text:style-name="T1">n</text:span></text:span>triculis hum<text:span text:style-name="Default_20_Paragraph_20_Font"><text:span text:style-name="T1">o</text:span></text:span>res o<text:span text:style-name="Default_20_Paragraph_20_Font"><text:span text:style-name="T1">ccupasie suximu</text:span></text:span>s. Reli-<text:line-break/>qua autem ac tertia differentia exemplum omnin<text:span text:style-name="Default_20_Paragraph_20_Font"><text:span text:style-name="T1">o</text:span></text:span> simile non</text:p>
      <text:p text:style-name="P3">habet. Sed perspicuitatis gratia mihi finge fabrilem follem.<text:line-break/>trahere ad fe aerem admodum calidum ; deinde calefieri ad-<text:line-break/>huc ab eo, nondum autem incaluisse. Sed exemplum magis<text:line-break/>iudicabit rei declarandae naturam, si fin<text:span text:style-name="Default_20_Paragraph_20_Font"><text:span text:style-name="T3">x</text:span></text:span>eris lu folle conti-.<text:line-break/>neri humorem ; atque adhuc magis , si foramlua follis , per<text:line-break/>quae trahit atque emittit aerem, ita augusta effeceris, ut hu-<text:line-break/>uiori quidem invia, aeri vero pervia sint: qua farte lu re<text:line-break/>potissimum dissident naturae opera ab his quae homines ipsi.<text:line-break/>efficiunt. Etenim substantia aerea permixta cum sanguine<text:line-break/>est: lu omnibus arteriis, per multa foramina pariter fpiran-<text:line-break/>tibus ; ac nihilo minus in ipsis corde , ut quae per eas om-<text:line-break/>nes confluat.</text:p>
      <text:h text:style-name="Heading_20_2" text:outline-level="2">Cap. su </text:h>
      <text:p text:style-name="P12">Hic ergo calor praeter naturam , quem et<text:line-break/>febrem appellamus, estas ex esto praedictorum incipit. Oc-<text:line-break/>cupat autem ac simul afficit cum affecto reliqua duo genera.<text:line-break/>Facillima ergo caloris ab humoribus ad spiritum translatio;<text:line-break/>humores autem tardius ignem conripiunt a succensu spiritu..</text:p>
      <text:p text:style-name="P3">atque etiam stolidum co<text:span text:style-name="Default_20_Paragraph_20_Font"><text:span text:style-name="T1">e</text:span></text:span>ptis promptius tribuit calorem hu-<text:line-break/>moribus aeriaeque substantiae, quam ipsum ab istis accipiat;.<text:line-break/>omnis enim substantia tenuis facilius quam crassa allevatur.<text:line-break/>Tenuissima quidem aeris est, crassissima vero corporum foli-<text:line-break/>dorum; amborum media -humorum est substantia. Nec<text:line-break/>quicquam refert in praesenti documento spiritum vel aerem<text:line-break/>appellare; nam de Itis. alibi accuratius .definitum jam. est.<text:line-break/>Nunc vero sufficiet illud tantummodo sitire, quod , puto,<text:line-break/>Hippocrates indicans dixit, <text:span text:style-name="Default_20_Paragraph_20_Font"><text:span text:style-name="T1">c</text:span></text:span>o<text:span text:style-name="Default_20_Paragraph_20_Font"><text:span text:style-name="T1">ntinentia; c</text:span></text:span>o<text:span text:style-name="Default_20_Paragraph_20_Font"><text:span text:style-name="T1">ntenta et impe-<text:line-break/>tum facientia; c</text:span></text:span>ontinentia quidem appellans, ipsas corpo-<text:line-break/>ris partes solidas ; contenta autem; humores; impetum vero<text:line-break/>facientia, spiritus. Febrilis enim affectus alias ex alio<text:line-break/>praedicturum incipit: verum in eo genere, quod primo lae-<text:line-break/>sium est, minime permanet, sed. invadit <text:span text:style-name="Default_20_Paragraph_20_Font"><text:span text:style-name="T1">r</text:span></text:span>eliqua duo; ac nisi<text:line-break/>prius solvatur, .processutemporis illa sunlliter afficit, atque<text:line-break/>haec sermonis snut .capita. Sed oportet ea quae dicta sunt,<text:line-break/>demonstrare ; .uotasque uuiuscujusque generis febrium per-</text:p>
      <text:p text:style-name="P3">currere, Statim itaque de generatione earum dicere ali-<text:line-break/>quid opus esu</text:p>
      <text:h text:style-name="Heading_20_2" text:outline-level="2">Cap. HI.</text:h>
      <text:p text:style-name="P12"><text:s/>Ex lassitudine ergo, . ira, moerore, ustione,<text:line-break/>frigore, insomnio, cruditate, temulentia ac satietate, quos-<text:line-break/>dam febricitare cunctis hominibus perspicuum est, ab ipsa<text:line-break/>rei evidentia edoctis. Quinetiam pestilentem aeris statum<text:line-break/>afferre febrim., minime ignorant quicunque intellectu parti-<text:line-break/>cipant; quemadmodum et versari cum his., qui peste labo-<text:line-break/>rant, periculosum esse: etenim ne a contagio laedamur pe-<text:line-break/>riculum est, quemadmodum a scabie quadam aut ophthalmia.<text:line-break/>Periculosum praeterea est, consuescere his qui tabe tenentur,.<text:line-break/>atquo in totum cum omnibus qui putridum adeo expirant,<text:line-break/>ut domicilia in quibus decumbunt, graviter oleant. Constat<text:line-break/>praeterea ex longo rerum ulu, eos qui consuetudinem excr-<text:line-break/>citationum omiserunt, tum aliis multis morbis. tum maxime<text:line-break/>subtilibus corripi. Atque etiam quod quae vocatur plethora<text:line-break/>generet febres , et pravi quidam cibi, ac medicamenta, et i</text:p>
      <text:p text:style-name="P3">aestus circa canis <text:span text:style-name="Default_20_Paragraph_20_Font"><text:span text:style-name="T1">sederis</text:span></text:span> ortum, et alia quaedam hujusmodi,<text:line-break/>cunctis hominibus, ut ita dixerim., perspicuum est. Quis<text:line-break/>vero ab ipsis lu corporibus nostris fiat assectus , ex quo fe-<text:line-break/>hricitamus , minime sitiunt neque plerique hominum , neque<text:line-break/>quidam medicorum. Duplex autem genus haec ignorantium<text:line-break/>est; .alterum quidem , quod ipsa experientia tantummodo ni-<text:line-break/>litus, tanquam nulla rei cuiusquam natura ratione possit<text:line-break/>investigari. Alterum autem <text:span text:style-name="Default_20_Paragraph_20_Font"><text:span text:style-name="T1">genu</text:span></text:span>s est hominum , . qui sitpi-<text:line-break/>entes quidem ridentur; fed quum ignorent peraeque ac pri-<text:line-break/>ores , scientiae tamen habent existimationem. Ignorare au-<text:line-break/>tem.eos contingit, quia nullam prius habent in methodis.lo-<text:line-break/>gicis exercitationem , ex quibus .cognoscuntur ac discernunt<text:line-break/>tur a demonstrativis sumptionibus verisimilia quidem, scd<text:line-break/>quae nihil veri aut invenire aut demonstrare possunt, Huic<text:line-break/>autem inscitiae ubi insolentia accessit, eorum nonnulli in<text:line-break/>tantam stupiditatem vel audaciam devenerunt , ut nec ea<text:line-break/>quae- omnes homines cognoscunt experientia ipsa edocti,<text:line-break/>subrium causas esse concedant. De quibus quum libro de</text:p>
      <text:p text:style-name="P3">causis procatarcticis abunde docuerim, nihil opus est hoc<text:line-break/>loco mentionem facere temerariae loquacitatis eorum. Ne-<text:line-break/>que enim contradicere, neque solvere sophismata hoc libro<text:line-break/>institui; sed instituere ac. docere, supponendo ea quae alibi<text:line-break/>a nobis sunt demonstrata ac docendo differentias febrium.<text:line-break/>Suppositiones igitur hae <text:span text:style-name="Default_20_Paragraph_20_Font"><text:span text:style-name="T1">sunt</text:span></text:span>, calidum, frigidum, siccum,<text:line-break/>atque humidum esse elementa corporum, ac fieri primos mor-<text:line-break/>bos ex horum intemperie, e quibus una febris existit, quum<text:line-break/>calor quidam praetor naturam in corde generatur. Disse-<text:line-break/>rentiae autem fecundum genus caloris , de quibus praeiens<text:line-break/>sermo tractat, a materiae differentia ducuntur, suscipientis<text:line-break/>febrilem . caliditatem, <text:span text:style-name="Default_20_Paragraph_20_Font"><text:span text:style-name="T1">quae materia</text:span></text:span> genere triplex esu .Aut<text:line-break/>enim in ipso corpore cornis, aut in humoribus primam ipsam<text:line-break/>accendi dicebamus, aut in spiritu ; praevenire autem omni-<text:line-break/>um febrium constitutionem causas omnibus manifestas, de<text:line-break/>quibus paulo ante docuimus , ex quarum observatione em-<text:line-break/>piricus quidem medicus ad curationem nonnihil juvatur; r a-</text:p>
      <text:p text:style-name="P3">tionalis vero ad ipsam rei naturam accedens, per indicatio-<text:line-break/>nes ab illa lu futurorum praenoti<text:span text:style-name="Default_20_Paragraph_20_Font"><text:span text:style-name="T1">o</text:span></text:span>nem atque inventi<text:span text:style-name="Default_20_Paragraph_20_Font"><text:span text:style-name="T1">o</text:span></text:span>nem<text:line-break/>curationis juvatur, utens omnibus quidem experientia ipsa<text:line-break/>inventis, adliciens autem ipfis multa ex docendi via rationali<text:line-break/>Quae ergo sint per utramque partem inventu (experimentum<text:line-break/>intelligo ac rationem] alio loco docuimus. Quis vero asse-<text:line-break/>ctus ab unaquaque causa - procatarctica in corpore consistat<text:line-break/>accendens febrem, nunc docere instituimus.</text:p>
      <text:h text:style-name="Heading_20_2" text:outline-level="2">Cap. IU </text:h>
      <text:p text:style-name="P12">Quum ergo rideamus non unum modum<text:line-break/>neque generationis neque auctionis caloris , quand<text:span text:style-name="Default_20_Paragraph_20_Font"><text:span text:style-name="T1">o</text:span></text:span> ne ipfius<text:line-break/>quidem ignis <text:span text:style-name="Default_20_Paragraph_20_Font"><text:span text:style-name="T1">m</text:span></text:span>o<text:span text:style-name="Default_20_Paragraph_20_Font"><text:span text:style-name="T1">du</text:span></text:span>s <text:span text:style-name="Default_20_Paragraph_20_Font"><text:span text:style-name="T1">t</text:span></text:span>i<text:span text:style-name="Default_20_Paragraph_20_Font"><text:span text:style-name="T1">nus est</text:span></text:span>, sed gignitur aut pr<text:span text:style-name="Default_20_Paragraph_20_Font"><text:span text:style-name="T1">o</text:span></text:span>pter mo-<text:line-break/>tum , aut propter putrefacti<text:span text:style-name="Default_20_Paragraph_20_Font"><text:span text:style-name="T1">o</text:span></text:span>nem , aut propter alterius calo-<text:line-break/>ris commercium ac viciniam, aut propter suppressionem ca-<text:line-break/>lili effluxit, aut propter permixtionem calidae substantiae,<text:line-break/>tanquam de fonte quodam ebullientis, aut genitae, scilicet<text:line-break/>ad nostrum scnsunr , aut augentis calorem ; necesse est. om-<text:line-break/>nes febrium caulas in praedictos m<text:span text:style-name="Default_20_Paragraph_20_Font"><text:span text:style-name="T1">o</text:span></text:span>dos rev<text:span text:style-name="Default_20_Paragraph_20_Font"><text:span text:style-name="T1">o</text:span></text:span>cari; qualis fi<text:line-break/>lubet aestus est, sive ex ipso s<text:span text:style-name="Default_20_Paragraph_20_Font"><text:span text:style-name="T1">o</text:span></text:span>le actio talem habeat appella-</text:p>
      <text:p text:style-name="P3">tionem, sive affectio quae in corpore efficitur, sive ea quae<text:line-break/>jam effecta est. Nam et ea ipsa calor est praeter naturam;<text:line-break/>nondum tamen febris , nisi cor ipsum concalefecerit. Sane<text:line-break/>totum hoc genus causae ex consuetudine efficitur rei calda--<text:line-break/>cientis, sive sol, sive ignis, sive medicame<text:span text:style-name="Default_20_Paragraph_20_Font"><text:span text:style-name="T1">n</text:span></text:span>tum suerit id<text:line-break/>quod calefacit extrinsecus, quum aut attingit,. aut propius<text:line-break/>accedit, aut consuescit, vel quovis alio modo libeat appellere.<text:line-break/>At vero ira quasi fervor quidam ac motus vehemens est ira-<text:line-break/>fcibilis facultatis, quae in ipso corpore cordis sedem habet.<text:line-break/>Concalescit autem interdum cum ea spiritus substantia, atque<text:line-break/>luter dum sanguinis, et fi prompte se habeant suscipientia<text:line-break/>corpora ad continendum diutius calorem, quamvis ipfius cor-<text:line-break/>dis motus constiterit, haec permanent calida praeter naturam<text:line-break/>tuncque febricitare hominem necesse esu Ejusmodi ergo<text:line-break/>febris principium habet motum atque fervorem natini caloris.<text:line-break/><text:span text:style-name="Default_20_Paragraph_20_Font"><text:span text:style-name="T1">Pebri</text:span></text:span>s <text:span text:style-name="Default_20_Paragraph_20_Font"><text:span text:style-name="T1">autem</text:span></text:span> quae ex moerore <text:span text:style-name="Default_20_Paragraph_20_Font"><text:span text:style-name="T1">consistit, </text:span></text:span>non jam fervorem,<text:line-break/>sed motum tantummodo <text:span text:style-name="Default_20_Paragraph_20_Font"><text:span text:style-name="T1">principium habet. </text:span></text:span>Si autem ex<text:line-break/>lassitudine <text:span text:style-name="Default_20_Paragraph_20_Font"><text:span text:style-name="T1">spiciatur</text:span></text:span>, principium quidem habet motum aur-</text:p>
      <text:p text:style-name="P3">pistorem musculorum, ac nervorum, et ligamentorum, et<text:line-break/>articulormn ; quae quidem prima calefiunt, calor autem con-<text:line-break/>tinenter corni distribuitur, ac tunc febricitant. Ubi vero<text:line-break/>febris propter deusitatem cutis accenditur , qualis maxime<text:line-break/>astrictis refrager atisque fieri sistet, collectu in corpore mor-<text:line-break/>dari effluvio consistit. Difflantur enim semper animalium<text:line-break/>corpora duobus modis, emissis foras quotidie vaporosis su-<text:line-break/>mofisque excrementis , attractaque nitro aerea substantia re-<text:line-break/>frigeraute atque ventilante naturalem calorem. Ubi igitur<text:line-break/>vehemens causa condensando cutem praedictos meatus astrin-<text:line-break/>git, <text:span text:style-name="Default_20_Paragraph_20_Font"><text:span text:style-name="T1">t</text:span></text:span>aope plethoricum affectum inducit, quoties vaporosa ac<text:line-break/>benigna materia efficit; interdum febrem co<text:span text:style-name="Default_20_Paragraph_20_Font"><text:span text:style-name="T1">mmittit</text:span></text:span>, quoties<text:line-break/>acris ac mordax fuerit, maxime quum ex eo augetur calor, quia<text:line-break/>refrigerans aer i<text:span text:style-name="Default_20_Paragraph_20_Font"><text:span text:style-name="T1">n</text:span></text:span>tra corpus non trahitur. Excernitur au-<text:line-break/>tem excrementum acre ac mordax , aut iis quibus fiunt dete-<text:line-break/>riores humores, aut iis qui prava edulia ingesserunt, aut<text:line-break/>faece non concoxeru<text:span text:style-name="Default_20_Paragraph_20_Font"><text:span text:style-name="T1">n</text:span></text:span>t , . praesertimque iis qui ab ejusmodi</text:p>
      <text:p text:style-name="P3">eduliis etiam limosam aut lutosam aut caenosam aut palustrem<text:line-break/>aut stagnantem aut alio quovis modo corruptam et putresa-<text:line-break/>ctam aquam bibunt. Eodem modo evenit immoderate labor<text:line-break/>cantibus, aut vigilantibus, aut angore affectis, aut acria me-<text:line-break/>dicamenta- frequenter assumentibus. Edulia ver<text:span text:style-name="Default_20_Paragraph_20_Font"><text:span text:style-name="T1">o</text:span></text:span> prava in-<text:line-break/>telligo, tum quae ex natura talia sunt, ut assia, caepe, na-<text:line-break/>sturtium, porrum, brassica, <text:span text:style-name="Default_20_Paragraph_20_Font"><text:span text:style-name="T1">o</text:span></text:span>cimum, urtica et alia quae-<text:line-break/>cunque nominantur agrestia, ut lapsanae apud nos; atque<text:line-break/>etiam quae bona sunt ex natura, sed <text:span text:style-name="Default_20_Paragraph_20_Font"><text:span text:style-name="T1">o</text:span></text:span>b putredinem quan-<text:line-break/>dam praedictis aequale aut majus saepenumero altrum acce-<text:line-break/>perunt, ut hordeum ac triticum et usiae omnes fruges fru-<text:line-break/>mentariae, partim ob temporis longitudinem ad putridam<text:line-break/>dispositionem deductae, partim situ quodam repletae, quia<text:line-break/>prave repositae sunt, partim ex prima generatione a rubigine<text:line-break/>vitiatae. Tales igitur cibos etiam nunc plerique comedere ,<text:line-break/>coacti prae fame, alii febribus putridis ac pestilentibus mor-<text:line-break/>tui sunt, alii pustulis scabiosis et leprosis correpti. Ubi igi-<text:line-break/>tur corpus fuerit refertum talibus humoribus, <text:span text:style-name="Default_20_Paragraph_20_Font"><text:span text:style-name="T1">n</text:span></text:span><text:span text:style-name="Default_20_Paragraph_20_Font"><text:span text:style-name="T3">ulla</text:span></text:span> autem</text:p>
      <text:p text:style-name="P2">obstructio in visceribus fuerit, atque animal in cute tota li-<text:line-break/>here dissietm ac refrigeretur ; fanum quidem existit, fed tem-<text:line-break/>porariam lubricamque obtinet sanitatem. . Ubi vero exterior<text:line-break/>terminus aut constringitur aut in profundo meatus obstruitur,<text:line-break/>in constrictionibus nunc .dictum febrium genus ; in obsim-<text:line-break/>ctionibus id quod paulo post dicendum est, consistit. . , Nihil<text:line-break/>igitur mirum, si ea cruditate lu quidem febricitent, .illi vero<text:line-break/>minime. Etenim iis qui pravis jam humoribus pleni funi<text:line-break/>ac male dissiantur, aut intempestive laborant , aut lavantur<text:line-break/>temere, promptum est febricitare. lis autem qui bonis sunt<text:line-break/>humoribus ac probe dissiantur et quiescunt , ac fovent ad<text:line-break/>jecur et ventriculum attinentes partes, impossibile est febri-<text:line-break/>citare; in jeeore enim ac ventre manet quicquid corruptum<text:line-break/>est, ac temporis fpatio paulatim concoquitur atque efficitur<text:line-break/>benignum. Quemadmodum et iis, qui motus vehementiores<text:line-break/>sustinuerint, aut in fole aestivo steterint, aut lu halo eum<text:line-break/>calidum dulcium aquarum descenderint , cibi corrupti in<text:line-break/>universum corporis habitum transsumuntur : sic et eos , qui-</text:p>
      <text:p text:style-name="P4"><text:span text:style-name="Default_20_Paragraph_20_Font"><text:span text:style-name="T4">. </text:span></text:span>bus corrupta cibaria deosum deferuntur , febris minime fe-<text:line-break/>quitur, nisi propter aliquam aliam causam, ut fi saepenumero<text:line-break/>furgeudo in lassi tudinenrluciderint, aut ventrem ipsimi lu-<text:line-break/>flammatio tentaverit.</text:p>
      <text:h text:style-name="Heading_20_2" text:outline-level="2">Cap. V.</text:h>
      <text:p text:style-name="P12"><text:s/>Enimvero lu meatuum obstructionijrus at-<text:line-break/>que humorum constipationibus (nam ea de re docere distuli)<text:line-break/>animalia ob putredinem febribus tentantur. Promptissime<text:line-break/>enim putrescunt, quaecunque calida et humida et multa sunt<text:line-break/>in loris calidis , nili difflari fimus ac refrigerari contigerit.<text:line-break/>Ergo neque mirum rideri debet, quamobrem febres scquan-<text:line-break/>turplethoram; etenim per ejusmodi assectiones multae ob-<text:line-break/>structiones efficiuntur, ac tutum corpus difficulter difflatur;<text:line-break/>ut et ex altera plenitudine, <text:span text:style-name="Default_20_Paragraph_20_Font"><text:span text:style-name="T1">quae est</text:span></text:span> ad vires, humores rito<text:line-break/>ad corruptionem deveniunt , quod neque amplius evincan-<text:line-break/>tur, neque probe concoquantur, quum facultas eos conficiens<text:line-break/>imbecillior cristat. Quocirca quaecunque cibaria glutinosa<text:line-break/>crassa que sunt, morbos magis accelerant; obstruere enim -<text:line-break/>atque constipare humorem ex illis facilius est. Quid igitur?</text:p>
      <text:p text:style-name="P2">Nonne contrarie tum attenuantia tum acria <text:span text:style-name="Default_20_Paragraph_20_Font"><text:span text:style-name="T1">m</text:span></text:span>o<text:span text:style-name="Default_20_Paragraph_20_Font"><text:span text:style-name="T1">rb</text:span></text:span>o<text:span text:style-name="Default_20_Paragraph_20_Font"><text:span text:style-name="T1">s adve-<text:line-break/>hunt ?</text:span></text:span> Unientur enim qui alterutro rictus genere frequen-<text:line-break/>tius utuntur, febre similiter surripi , quia haec omnia vitiosi<text:line-break/>esse <text:span text:style-name="Default_20_Paragraph_20_Font"><text:span text:style-name="T1">t</text:span></text:span>ueri aule diximus. Hac ergo ratione succi viti<text:span text:style-name="Default_20_Paragraph_20_Font"><text:span text:style-name="T1">o</text:span></text:span>si fe-<text:line-break/>brium causae sunt; usia vero ratione putredinis, quaecunque<text:line-break/>glutinosa, crassaque existunt. Nec fiecus partes iusiamma-<text:line-break/><text:span text:style-name="Default_20_Paragraph_20_Font"><text:span text:style-name="T1">tio</text:span></text:span>ne affectae rati<text:span text:style-name="Default_20_Paragraph_20_Font"><text:span text:style-name="T1">o</text:span></text:span>ne putredinis accendunt febrem. Impa--<text:line-break/>otus enim qui lu eas iusiuxit humor , ubi fuerit natura casi-<text:line-break/>dus, quia non bene difflatur, putrescit. Ubi igitur decur-<text:line-break/>rens humor suerit plane biliosus, calor erysipelatodes partem<text:line-break/>Occupat; ubi sanguineus, phlegm<text:span text:style-name="Default_20_Paragraph_20_Font"><text:span text:style-name="T1">o</text:span></text:span>nodes ; ex ambobus; vero<text:line-break/>mistus, vel erysipelas fit phlegmonodes , vel phlegmone ery-<text:line-break/>sipelatodes ; nomen quidem <text:span text:style-name="Default_20_Paragraph_20_Font"><text:span text:style-name="T1">t</text:span></text:span>umens ab humore domi<text:span text:style-name="Default_20_Paragraph_20_Font"><text:span text:style-name="T1">n</text:span></text:span>ante,<text:line-break/>denominationem vero accipiens ab altero. At vero ex his<text:line-break/>omnibus accenditur febris, ratione societatis. Semper enim<text:line-break/>simul cum eo quod incaluit, pars continua calefit, quousque^<text:line-break/>affectio ad cor ipfum pervenerit. Nam et c<text:span text:style-name="Default_20_Paragraph_20_Font"><text:span text:style-name="T1">o</text:span></text:span>ntinuae car-</text:p>
      <text:p text:style-name="P5">inmensis partes cum eis simul calefiunt, genitis ex Ian-<text:line-break/>guine valde calid<text:span text:style-name="Default_20_Paragraph_20_Font"><text:span text:style-name="T1">o, </text:span></text:span>sed magis melancholico propter adu-<text:line-break/>llionem.</text:p>
      <text:h text:style-name="Heading_20_2" text:outline-level="2">Cap. VI. </text:h>
      <text:p text:style-name="P12">Calidiores praeterea ambientis nos aeris<text:line-break/>status, quales circa canis ortum contingunt potissimum , per<text:line-break/>inspirationem plane cor ipsum calefaciunt; extrinsecus vero<text:line-break/>circumfusi corpori, totum ipsum calidum reddunt, maxime^<text:line-break/>que arterias, ut quae nonnihil substantiae ipsius ambientis<text:line-break/>nos aeris attrahant, ex quibus omnibus simul cor allici ne.<text:line-break/>cesse est, atque ipsum in prinus immoderate calefieri, maxi-<text:line-break/>meque febrilem affectum suscipere, atque loli corpori im-<text:line-break/>mittere. In pestilenti vero statu inspiratio potissimum causa<text:line-break/>est. Interdum enim efficitur febris propter humores, qui<text:line-break/>in corpore sunt, ad putredinem idoneos^ quo fies animal bre-<text:line-break/>veta quandam occasionem ad febris ortum ab aere circum-<text:line-break/>fluente susceperit; sed magna ex parte incipit ex aeris cir-<text:line-break/>cumfluentis respiratione, putrida exhalatione insecti. Prin-</text:p>
      <text:p text:style-name="P3">cipium autem putredinis aut multitudo cadaverum est mi-<text:line-break/>usure crematorum, quemadmodum in bello contingere sistet;<text:line-break/>aut exhalatio quarundam paludum aut stagnorum aestivo<text:line-break/>tempore; atque. interdum immoderatus calor circumstantis.<text:line-break/>aeris est: principium, quemadmodum in pestilentia, quae Albe- -<text:line-break/>menses invafit, ut Tlrucy elides ait:. <text:span text:style-name="Default_20_Paragraph_20_Font"><text:span text:style-name="T1">vivent</text:span></text:span>i<text:span text:style-name="Default_20_Paragraph_20_Font"><text:span text:style-name="T1">um aute</text:span></text:span>m <text:span text:style-name="Default_20_Paragraph_20_Font"><text:span text:style-name="T1">hami-<text:line-break/>num corpora in suffiocatis nec ita perstatis tugur</text:span></text:span>ii<text:span text:style-name="Default_20_Paragraph_20_Font"><text:span text:style-name="T1">s aestatis<text:line-break/>tempore</text:span></text:span> c<text:span text:style-name="Default_20_Paragraph_20_Font"><text:span text:style-name="T1">orruptio a</text:span></text:span>dsid<text:span text:style-name="Default_20_Paragraph_20_Font"><text:span text:style-name="T1">ebat. Pit aute</text:span></text:span>m <text:span text:style-name="Default_20_Paragraph_20_Font"><text:span text:style-name="T1">initium pestilent</text:span></text:span>is<text:line-break/><text:span text:style-name="Default_20_Paragraph_20_Font"><text:span text:style-name="T1">subr</text:span></text:span>ia <text:span text:style-name="Default_20_Paragraph_20_Font"><text:span text:style-name="T1">eo quod humores</text:span></text:span> c<text:span text:style-name="Default_20_Paragraph_20_Font"><text:span text:style-name="T1">orp</text:span></text:span>o<text:span text:style-name="Default_20_Paragraph_20_Font"><text:span text:style-name="T1">r</text:span></text:span>i<text:span text:style-name="Default_20_Paragraph_20_Font"><text:span text:style-name="T1">s ex pravo vi</text:span></text:span>c<text:span text:style-name="Default_20_Paragraph_20_Font"><text:span text:style-name="T1">tu egent in<text:line-break/>putrefacti</text:span></text:span>o<text:span text:style-name="Default_20_Paragraph_20_Font"><text:span text:style-name="T1">nem parari. - Portastis autem accidit id per c</text:span></text:span>o<text:span text:style-name="Default_20_Paragraph_20_Font"><text:span text:style-name="T1">n-<text:line-break/>ti</text:span></text:span>mi<text:span text:style-name="Default_20_Paragraph_20_Font"><text:span text:style-name="T1">u</text:span></text:span>m <text:span text:style-name="Default_20_Paragraph_20_Font"><text:span text:style-name="T1">aerem , quod ex Aethiopia finxerant quaedam pu-<text:line-break/>tredints</text:span></text:span> i<text:span text:style-name="Default_20_Paragraph_20_Font"><text:span text:style-name="T1">nquinamenta, quae lis qui habebant corpora laesi-<text:line-break/></text:span></text:span>or<text:span text:style-name="Default_20_Paragraph_20_Font"><text:span text:style-name="T1">ti parata, causae scbri</text:span></text:span>v <text:span text:style-name="Default_20_Paragraph_20_Font"><text:span text:style-name="T1">sutura erant. </text:span></text:span>Hujus enim te<text:span text:style-name="Default_20_Paragraph_20_Font"><text:span text:style-name="T1">nuo<text:line-break/></text:span></text:span>per meminisse oportet toto h<text:span text:style-name="Default_20_Paragraph_20_Font"><text:span text:style-name="T1">o</text:span></text:span>c sermone , quod nulla causa<text:line-break/>sine corporis aptitudine efficere possit; alioquin omnes, qui<text:line-break/>in sele versantur aestivo, in febrem inciderent , et qui plus<text:line-break/>aequo moventur, aut vinum bibunt, alit irascuntur, aut<text:line-break/>moerent. Nec ferus omnes aegrotarent circa canis <text:span text:style-name="Default_20_Paragraph_20_Font"><text:span text:style-name="T1">sederis<text:line-break/></text:span></text:span>ortum, atque 111 pestilentia perirent. Sed, ut est dictum,</text:p>
      <text:p text:style-name="P3">maxima pars generationis morborum est, quod passurum est,<text:line-break/>corporis praeparatio<text:span text:style-name="Default_20_Paragraph_20_Font"><text:span text:style-name="T1">r</text:span></text:span> Subiiciatu<text:span text:style-name="Default_20_Paragraph_20_Font"><text:span text:style-name="T1">r</text:span></text:span> e<text:span text:style-name="Default_20_Paragraph_20_Font"><text:span text:style-name="T1">r</text:span></text:span>go pro exemplo in am-<text:line-break/>biente aere invehi quaedam pestilentiae femina, atque cor-<text:line-break/>potum, quae versantur in eo, haec esse variorum exere-<text:line-break/>mentorem plena, pa<text:span text:style-name="Default_20_Paragraph_20_Font"><text:span text:style-name="T1">r</text:span></text:span>atorum jam ex scipfis putrefieri, illa<text:line-break/><text:span text:style-name="Default_20_Paragraph_20_Font"><text:span text:style-name="T1">fin</text:span></text:span>e excrementis ac pura, atque addatur; prioribus inesse<text:line-break/>obstructionem meatuum undique ac plethoram appellatam,<text:line-break/>ac vitam otiosam m multisepulis ec ebrietatibus et Vene-<text:line-break/>ris ulu immodico et cruditatibus , quae omnia praedicte ne-<text:line-break/>cessatio consequuntur; caeteris autem omnibus corporibus<text:line-break/>puris ac excrementorum expertibus adsit praeter ea <text:span text:style-name="Default_20_Paragraph_20_Font"><text:span text:style-name="T1">quae<text:line-break/>diximu</text:span></text:span>s commoda, cunctis meatibus neque obstructis ne-<text:line-break/>que pressis libera transpiratio , exercitia vero mode<text:span text:style-name="Default_20_Paragraph_20_Font"><text:span text:style-name="T1">r</text:span></text:span>ata ac<text:line-break/>rictus temperatus , ac deinceps his suppositis , cogita quo-<text:line-break/>modo fit verisimile utraque corpora inspiratione putridi aeris<text:line-break/>affici. Nonne consonum est haec statim a prima inspiratione<text:line-break/>initium putredinis accipere, unde in majorenr noxam prosa-</text:p>
      <text:p text:style-name="P3">batur; quaecunque vero vacua excrementis et <text:span text:style-name="Default_20_Paragraph_20_Font"><text:span text:style-name="T2">pura sunt, ea<text:line-break/></text:span></text:span>vel nullo modo , vel exigua labe infici, ut facile ad habitum<text:line-break/>naturae recurrant ? Itidem quoties aeris temperamentum<text:line-break/>ab ipsis naturae habitu immoderate recessit ad humiditatem et<text:line-break/>caliditatem, pestilentes fore morbos necesse est; affici autem<text:line-break/>his maxime e<text:span text:style-name="Default_20_Paragraph_20_Font"><text:span text:style-name="T1">o</text:span></text:span>s, qui jam prius pleni fuerint humiditate ex-<text:line-break/>crementofa ; quemadmodum qui laboribus moderatis ac vi-<text:line-break/><text:span text:style-name="Default_20_Paragraph_20_Font"><text:span text:style-name="T2">ctus. </text:span></text:span>rati<text:span text:style-name="Default_20_Paragraph_20_Font"><text:span text:style-name="T1">o</text:span></text:span>ne temperata usi sunt, penitus impatibiles perma-<text:line-break/>nent per omnes ejusmodi affectiones. Hic sermo super uno<text:line-break/>exemplo dictus est, sed in omni ge<text:span text:style-name="Default_20_Paragraph_20_Font"><text:span text:style-name="T1">n</text:span></text:span>ere causae verus est. Ac<text:line-break/>qui vult integre in eo exerceri, legat librum de causis ex-<text:line-break/>ternis. Ego vero praesenti libro parcens longitudini, uno<text:line-break/>capite. ubi omnis comprehendero , finem faciam. <text:span text:style-name="Default_20_Paragraph_20_Font"><text:span text:style-name="T2">op</text:span></text:span><text:span text:style-name="Default_20_Paragraph_20_Font"><text:span text:style-name="T1">o</text:span></text:span>rtet<text:line-break/>enim in unoquoque causarum <text:span text:style-name="Default_20_Paragraph_20_Font"><text:span text:style-name="T1">genere</text:span></text:span> scrutari, qua potissimum<text:line-break/>facultate morb<text:span text:style-name="Default_20_Paragraph_20_Font"><text:span text:style-name="T1">o</text:span></text:span>s efficere soleat; deinde considerare .congru-<text:line-break/>e<text:span text:style-name="Default_20_Paragraph_20_Font"><text:span text:style-name="T1">n</text:span></text:span>tes et repugnantes ei dispositiones corporum; <text:span text:style-name="Default_20_Paragraph_20_Font"><text:span text:style-name="T1">t</text:span></text:span>rientem<text:line-break/>congruentibus quidem pr<text:span text:style-name="Default_20_Paragraph_20_Font"><text:span text:style-name="T1">o</text:span></text:span>mptam laesionem esse, adversas</text:p>
      <text:p text:style-name="P3">autem ac repugnantes, quantam vim habet et magnitudinem<text:line-break/>contrarietas, tantum invictas permansuras. lpfe namque<text:line-break/>vidi nonnunquam eveniente tali statu, qualem Hipp<text:span text:style-name="Default_20_Paragraph_20_Font"><text:span text:style-name="T1">o</text:span></text:span>crates<text:line-break/><text:span text:style-name="Default_20_Paragraph_20_Font"><text:span text:style-name="T1">in oppid</text:span></text:span>o <text:span text:style-name="Default_20_Paragraph_20_Font"><text:span text:style-name="T1">Cranone fieri dixit, carbunculos per p</text:span></text:span>o<text:span text:style-name="Default_20_Paragraph_20_Font"><text:span text:style-name="T1">pulum<text:line-break/>grasato</text:span></text:span>s <text:span text:style-name="Default_20_Paragraph_20_Font"><text:span text:style-name="T1">n</text:span></text:span>o<text:span text:style-name="Default_20_Paragraph_20_Font"><text:span text:style-name="T1">n pauc</text:span></text:span>os, quorum ge<text:span text:style-name="Default_20_Paragraph_20_Font"><text:span text:style-name="T1">n</text:span></text:span>eratio et alia omnia eo<text:line-break/>quo ille scripsit modo plane fuerunt- Quinetiam quaecun-<text:line-break/>que scripsit te<text:span text:style-name="Default_20_Paragraph_20_Font"><text:span text:style-name="T1">r</text:span></text:span>tio libr<text:span text:style-name="Default_20_Paragraph_20_Font"><text:span text:style-name="T1">o</text:span></text:span> Epidemion in pestilenti statu, ea etiam<text:line-break/>omnia per aliam similem issi constituti<text:span text:style-name="Default_20_Paragraph_20_Font"><text:span text:style-name="T1">o</text:span></text:span>nem extiterunt. <text:span text:style-name="Default_20_Paragraph_20_Font"><text:span text:style-name="T1">sum- ,<text:line-break/>ma e</text:span></text:span>o<text:span text:style-name="Default_20_Paragraph_20_Font"><text:span text:style-name="T1">rum</text:span></text:span>, ut ipse Hippocrates declaravit, <text:span text:style-name="Default_20_Paragraph_20_Font"><text:span text:style-name="T1">putred</text:span></text:span>o <text:span text:style-name="Default_20_Paragraph_20_Font"><text:span text:style-name="T1">fuit, </text:span></text:span>at- .<text:line-break/>que id ipsi praecognoscentes, statim incipiente statu quaecum-<text:line-break/>que corp<text:span text:style-name="Default_20_Paragraph_20_Font"><text:span text:style-name="T1">o</text:span></text:span>ra vidimus humida, qu<text:span text:style-name="Default_20_Paragraph_20_Font"><text:span text:style-name="T1">o</text:span></text:span>vis modo exiccare tenta-<text:line-break/>vimus ; quaecunque ver<text:span text:style-name="Default_20_Paragraph_20_Font"><text:span text:style-name="T1">o</text:span></text:span> sicci<text:span text:style-name="Default_20_Paragraph_20_Font"><text:span text:style-name="T1">o</text:span></text:span>ra, pristinam naturam in his<text:line-break/>custodivimus ; quaecunque ver<text:span text:style-name="Default_20_Paragraph_20_Font"><text:span text:style-name="T1">o</text:span></text:span> excrementis plena , purga- ,<text:line-break/>lienibus sanavimus ; quascunque ver<text:span text:style-name="Default_20_Paragraph_20_Font"><text:span text:style-name="T1">o</text:span></text:span> obstructiones meatuum<text:line-break/>solvimus atque aperuimus. Sed haec quidem jam quodam :<text:line-break/>modo ad medendi metitodnm pertinent, et certe in eo opere<text:line-break/>fusissime dicentur. Nunc autem eorum mentionem feci, fe-</text:p>
      <text:p text:style-name="P3">quutus sermonem d<text:span text:style-name="Default_20_Paragraph_20_Font"><text:span text:style-name="T1">o</text:span></text:span>centem, quonam modo ab una caula<text:line-break/>exuperante .quidam corripiuntur febribus, alii imp<text:span text:style-name="Default_20_Paragraph_20_Font"><text:span text:style-name="T1">e</text:span></text:span>tibiles<text:line-break/>permanent. Dispositiones enim corporum dissimiles mul-<text:line-break/>tiformesque sunt; etidcirco quidam facile vincuntur ac prom-<text:line-break/>ptissime patiuntur a causa agente; alii i<text:span text:style-name="Default_20_Paragraph_20_Font"><text:span text:style-name="T1">n</text:span></text:span>victi penitus et im-<text:line-break/>patibiles sunt, aut difficulter patiuntur. Ad ejus rei de-<text:line-break/>monstrationem coacti fumus mentionem fecisse etiam cura-<text:line-break/>thuris, .perinde ut Hippocrates facientes, qui alicubi eodem<text:line-break/>quodammodo celebre illud verbum adscripsit, <text:span text:style-name="Default_20_Paragraph_20_Font"><text:span text:style-name="T1">Jd autem sa-<text:line-break/>nati</text:span></text:span>o <text:span text:style-name="Default_20_Paragraph_20_Font"><text:span text:style-name="T1">ipsa indicat.</text:span></text:span></text:p>
      <text:h text:style-name="Heading_20_2" text:outline-level="2">Cap. U1I. </text:h>
      <text:p text:style-name="P12">Praecautio igitur fecundum talem quen- .<text:line-break/>dam modum sanatio est, quandoquidem et ipsa nomi<text:span text:style-name="Default_20_Paragraph_20_Font"><text:span text:style-name="T1">n</text:span></text:span>a<text:line-break/>saepenumero confunduntur apud melicos. Quemadmodum<text:line-break/>enim alio libro demonstravimus , tutum est medici munus-<text:line-break/>co<text:span text:style-name="Default_20_Paragraph_20_Font"><text:span text:style-name="T1">r</text:span></text:span>poris vitia emendare. Sed .nihil ad proposita hujusmodi<text:line-break/>nominum subtilitate egemus. Sive enim seces iit duo nom.1-<text:line-break/>na tutum id, sanationem ac praecautionem ; sive in unmn<text:line-break/>ambo colligas, sanationem appellans, non parvum argumen-..</text:p>
      <text:p text:style-name="P3">tum est, non omnes ab ejusmodi cau<text:span text:style-name="Default_20_Paragraph_20_Font"><text:span text:style-name="T1">t</text:span></text:span>a similiter assiri, dispo-<text:line-break/>sitio corporum , quae prohibita sunt epidemiis ac pestilenti-<text:line-break/>bus morbis corripi. Unus enim primusque scopus in om-<text:line-break/>nibus communis est, <text:span text:style-name="Default_20_Paragraph_20_Font"><text:span text:style-name="T1">ut c</text:span></text:span>o<text:span text:style-name="Default_20_Paragraph_20_Font"><text:span text:style-name="T1">rpu</text:span></text:span>s <text:span text:style-name="Default_20_Paragraph_20_Font"><text:span text:style-name="T1">maxime vac</text:span></text:span>e<text:span text:style-name="Default_20_Paragraph_20_Font"><text:span text:style-name="T1">t excrementis<text:line-break/>et</text:span></text:span> o<text:span text:style-name="Default_20_Paragraph_20_Font"><text:span text:style-name="T1">ptime spir</text:span></text:span>e<text:span text:style-name="Default_20_Paragraph_20_Font"><text:span text:style-name="T1">t;</text:span></text:span> fecundum vero post hoc, <text:span text:style-name="Default_20_Paragraph_20_Font"><text:span text:style-name="T1">ut exuperanti<text:line-break/>c</text:span></text:span>a<text:span text:style-name="Default_20_Paragraph_20_Font"><text:span text:style-name="T1">usa</text:span></text:span>e <text:span text:style-name="Default_20_Paragraph_20_Font"><text:span text:style-name="T1">r</text:span></text:span>e<text:span text:style-name="Default_20_Paragraph_20_Font"><text:span text:style-name="T1">pugn</text:span></text:span>e<text:span text:style-name="Default_20_Paragraph_20_Font"><text:span text:style-name="T1">t, qu</text:span></text:span>o<text:span text:style-name="Default_20_Paragraph_20_Font"><text:span text:style-name="T1">adfi</text:span></text:span>e<text:span text:style-name="Default_20_Paragraph_20_Font"><text:span text:style-name="T1">ri p</text:span></text:span>o<text:span text:style-name="Default_20_Paragraph_20_Font"><text:span text:style-name="T1">t</text:span></text:span>est. Quibus vero contra-<text:line-break/>ria horum insunt , ocyssime afficiuntur, maximeque aegro-<text:line-break/>tanti Sest quoniam febrium pestilentium mentionem feci,<text:line-break/>ex putredine omnium ortum habentium , par est mcumben-<text:line-break/>tem animo ad hunc sermonem explicandum hoc loco sint-<text:line-break/>tari de antiqua opinione, omnem febrem consistere ex hu-<text:line-break/>morum putredine, asserente. Videtur enim ite sentire Athe-<text:line-break/>naei chorus, non obscuri quidem viri tum in caeteris ad ar-.<text:line-break/>tem spectantibus, tum praefer tinr in ea quae est de febribus<text:line-break/>scientia; in quibus ego plurimum cum illis Leutio , ver<text:span text:style-name="Default_20_Paragraph_20_Font"><text:span text:style-name="T1">n</text:span></text:span>o-<text:line-break/>tamen unum excipio, diari<text:span text:style-name="Default_20_Paragraph_20_Font"><text:span text:style-name="T1">o</text:span></text:span>s nominatas febres. Non enim<text:line-break/>mihi ridentur hae fubfequi putredinem humorum , fed qui<text:line-break/>ob aestum febricitat , ab ipfo efficientis caulae calore alterari</text:p>
      <text:p text:style-name="P3">finiet. ob iram vero febricitanti, et ei quidem ebulliti<text:span text:style-name="Default_20_Paragraph_20_Font"><text:span text:style-name="T1">o</text:span></text:span>nem<text:line-break/>quandam fieri sanguinis in corde necesse est , .non tamen pu-<text:line-break/>tredinem.; necnon pe<text:span text:style-name="Default_20_Paragraph_20_Font"><text:span text:style-name="T1">r</text:span></text:span> exercitationem, caliditatemamplio-<text:line-break/>rem praeter naturam sine humorum putredine accendi. Et<text:line-break/>quisquis cutem habuerit adsuietam, per quam acria exere-<text:line-break/>menta evacuabantur, illis c<text:span text:style-name="Default_20_Paragraph_20_Font"><text:span text:style-name="T1">o</text:span></text:span>llectis febricitavit sine putredine<text:line-break/>hum<text:span text:style-name="Default_20_Paragraph_20_Font"><text:span text:style-name="T1">o</text:span></text:span>rum. Quinetiam <text:span text:style-name="Default_20_Paragraph_20_Font"><text:span text:style-name="T1">fabres ex bub</text:span></text:span>o<text:span text:style-name="Default_20_Paragraph_20_Font"><text:span text:style-name="T1">nibus</text:span></text:span> o<text:span text:style-name="Default_20_Paragraph_20_Font"><text:span text:style-name="T1">mnes malae,<text:line-break/>excepta ephemera, </text:span></text:span>ut Hippocrates dixit; licet otium bubo<text:line-break/>inflammatior^ genere contineatur. Atque asse<text:span text:style-name="Default_20_Paragraph_20_Font"><text:span text:style-name="T1">n</text:span></text:span>tio in hoc .<text:line-break/>scrmoni putredinis; num ob eam rem ex inflammatione fe-..<text:line-break/>bricitant, non quemadmodum Erasistratus existimavit. At-<text:line-break/>tamen nonnullae sunt ex bubone febres in gene<text:span text:style-name="Default_20_Paragraph_20_Font"><text:span text:style-name="T1">r</text:span></text:span>e diariarmn,<text:line-break/>quemadmodum aliae quaedam nuntiant non faciles curatu .<text:line-break/>morbos, ex iusiammatione, aut ulcere, aut abscessu, aut al-<text:line-break/>te<text:span text:style-name="Default_20_Paragraph_20_Font"><text:span text:style-name="T1">r</text:span></text:span>o quopiam test in visce<text:span text:style-name="Default_20_Paragraph_20_Font"><text:span text:style-name="T1">r</text:span></text:span>e affectu ortum hab entes. Caele-<text:line-break/>rum dissident diariae febres ex bubone ab iis quae ex hum<text:span text:style-name="Default_20_Paragraph_20_Font"><text:span text:style-name="T1">o-<text:line-break/></text:span></text:span>ruta putredine c<text:span text:style-name="Default_20_Paragraph_20_Font"><text:span text:style-name="T1">o</text:span></text:span>usistunt, quae fit aut i<text:span text:style-name="Default_20_Paragraph_20_Font"><text:span text:style-name="T1">n</text:span></text:span> aliqu<text:span text:style-name="Default_20_Paragraph_20_Font"><text:span text:style-name="T1">o</text:span></text:span>. viscere , aut<text:line-break/>in cavis, ac maximis valis, quoniam ubi febris ex bub<text:span text:style-name="Default_20_Paragraph_20_Font"><text:span text:style-name="T1">o</text:span></text:span>ne</text:p>
      <text:p text:style-name="P3">consistit, pars continua semper calefit, ac calor quidem us-<text:line-break/>que ad ipsum cor distribui tm; caeterum putrida fuligo us-<text:line-break/>que ad ipiurn minime pervenit, sed ibi manet circumscripta<text:line-break/>in bubonis loco , per alterationem solam continuarum par-<text:line-break/>tium ad cor perveniente calore ; quo p<text:span text:style-name="Default_20_Paragraph_20_Font"><text:span text:style-name="T1">o</text:span></text:span>tissimum m<text:span text:style-name="Default_20_Paragraph_20_Font"><text:span text:style-name="T1">o</text:span></text:span>do etiam<text:line-break/>per aestum ac per exercitationem ex partibus primo calesa-<text:line-break/>ctis distributio ad principium vitale fit. Ubi autem putre-<text:line-break/>do fuerit in visceribus atque in magnis vasis, veluti fumus<text:line-break/>ex putrescentibus humoribus ad cordis sinus pervenit. Ac-<text:line-break/>cidit igitur humores in bubone quidem omnes consertum pn-.<text:line-break/>trescere, sive uno die, sive duobus continenter , utpote fem-<text:line-break/>per invicem adhaerentes et uno loco in<text:span text:style-name="Default_20_Paragraph_20_Font"><text:span text:style-name="T1">c</text:span></text:span>lusos. Qui vero<text:line-break/>sunt in visceribus conditi et in magnis vasis, utpote trans-<text:line-break/>flue<text:span text:style-name="Default_20_Paragraph_20_Font"><text:span text:style-name="T1">n</text:span></text:span>tes femper ac simul putrefacientes quos attigerint, tern-<text:line-break/>pore ampliori putridum accendunt calorem. <text:span text:style-name="Default_20_Paragraph_20_Font"><text:span text:style-name="T1">S</text:span></text:span>ed ut uno<text:line-break/>verbo <text:span text:style-name="Default_20_Paragraph_20_Font"><text:span text:style-name="T1">dicatur</text:span></text:span>, quemadmodum lu exteris omnibus, quaecun-<text:line-break/>que calefiunt praeter naturam a quavis causa, si nequeat pu-,<text:line-break/>trescere id quod calefit; velut lapis aut lignum aut aliquod</text:p>
      <text:p text:style-name="P3">aliud tale, eo usque perseverat calidum quoad refrixerit pau-<text:line-break/>latnn. Id autem quod putrescere potest; depascentem fiem-<text:line-break/>per fecundum continuitatem habet calorem. Quemadmo-<text:line-break/>dum estas nidi in agro stercus pecudum. simul et columbo-<text:line-break/>rum ex paete quapiam ab ipso sole calefactum ita vehemen-<text:line-break/>ter, ut multa exurgeret exhalatio insum sumi ascendens, ve-<text:line-break/>hementer mordens atque afficiens , ut si quis propinquasset,<text:line-break/>ejus oculos et nares laederet Porro stercus tangentibus<text:line-break/>erat ile calidum, ut demeret diutius impositas ipsi manus<text:line-break/>aut pedes. Non tamen femper id symptoma durabat, sid<text:line-break/>sequenti die refrigerabatur quidem quantum stercoris ad <text:span text:style-name="Default_20_Paragraph_20_Font"><text:span text:style-name="T1">t</text:span></text:span>um-<text:line-break/><text:span text:style-name="Default_20_Paragraph_20_Font"><text:span text:style-name="T1">t</text:span></text:span>uum fervorem pridie pervenerat ; quod autem continuum<text:line-break/>ipsi erat, tunc fuccendebatur , quando primum. stercus in<text:line-break/>summo fervoris rigore erat; illudque ipsum, dum hoc incliti<text:line-break/>nabat, rursus incalebat atque effervescebat, ec paulo post<text:line-break/>summum fervorem obtinebat, primo refrigerato , atque illud<text:line-break/>rursus inclinabat, dum id .quod continuum erat, calorem con-<text:line-break/>cipicbat ; et paulo post accendebatur quidem hoc, et ad sum-</text:p>
      <text:p text:style-name="P3">mum fervoris perveniebet, prius autem refrigerabatur.<text:line-break/>Erat autem lue circuitus fere tempus diei ac noctis ; ile ut<text:line-break/>exemplum sit maxime conveniens febri quotidianae. Si ve-<text:line-break/>ro duobus diebus ac noctibus lictus circuitus fuisset , erem-<text:line-break/>plura foret ita febris tertianae ; et si tribus, quartanae; et<text:line-break/>si quatuor, quintanae, .si modo febris ulla quintana fit; ipse<text:line-break/>enim nondum perspicue alui neque eum circuitum neque<text:line-break/>aliquem alium ultra quartanam. Sed de <text:span text:style-name="Default_20_Paragraph_20_Font"><text:span text:style-name="T1">scbribu</text:span></text:span>s repeten-<text:line-break/>tibus .per circuitum post dicetur. Putredo autem humorum<text:line-break/>quae fit in vasis , similis putredini, quae in inflammationibus<text:line-break/>fit et abscessibus et aliis phymatis, duplex quidem genere est ;<text:line-break/>ex permissione autem duorum generum alia tertia varia specie.<text:line-break/>existat. Siquidem et mixtionis mosti, quum alte<text:span text:style-name="Default_20_Paragraph_20_Font"><text:span text:style-name="T1">r</text:span></text:span>um genus<text:line-break/>maj^ris minorisque ratione superet ut superetur, facile nu-<text:line-break/>merari non possunt, fed ex duobus generibus alterum qui-<text:line-break/>dem fit superante natura , alterum vero evicta : supera<text:span text:style-name="Default_20_Paragraph_20_Font"><text:span text:style-name="T1">n</text:span></text:span>te<text:line-break/>quidem , ut per inflammationes et phymatodes tumores om-</text:p>
      <text:p text:style-name="P6">nes , pus ; lu humoribus autem venarum et arteriarum , id<text:line-break/>quod subsidet in urina proportione puri respondens. Atque<text:line-break/>haec putredo censetur, sed etiam habet aliquid concoctionis;<text:line-break/>manente enim adhuc concoquendi facultate vasorum, putres- -<text:line-break/>ceus tunc humor ad talem allevationem deducitur. Porro<text:line-break/>alia est putredo concoctrice facultate adeo debili, ut nulla mu-r<text:line-break/>talio ad bonum putrescentis excrementa efficiatur ; quod fit<text:line-break/>interdum illa extreme debili, quamvis putrescens humor fit<text:line-break/>modice pravus ; interdum autem facultas ad extremam delii-<text:line-break/>litatum numme deducitur , sed humor summe pravus existit.<text:line-break/>Hujusmodiexcrementi putredo neque consulentiam, neque<text:line-break/>colorem, neque odorem habet u<text:span text:style-name="Default_20_Paragraph_20_Font"><text:span text:style-name="T1">n</text:span></text:span>um ; sed putrescens humor<text:line-break/>femper fecundum substantiam permutatur ac variatur. . Al-,<text:line-break/>tura vero putredo , quam et concoctionem esse diximus-, m<text:line-break/>unam speciem puris semper mutatur, eri colorem et eonfi-<text:line-break/>stentiam et odorem.</text:p>
      <text:h text:style-name="P11" text:outline-level="2">cap. VIll. </text:h>
      <text:p text:style-name="P12">Vlueente igitur prorsus natura pus opti-<text:line-break/>mum gignitur, risu album ac crassem et sibi simile undique;<text:line-break/>laeve autem tangenti ac minime foetidum. Quod si velut<text:line-break/>semsputridunr suerit,. tertium genus in talimutatione , quod<text:line-break/>.paulo supra diximus, cousistit. Porro diximus tale genus<text:line-break/>maxime multiplex esse : nam quod magis . ac minus recipiat<text:line-break/>concoctionem, innumerabilis differentia esu Saepe enim<text:line-break/>album effectum, aut foetidum- est aut tenue consistentia;<text:line-break/>quandoque vero non album , sed lividum apparet , atque in<text:line-break/>omnibus sus magis et minus est insiuitum. Caeterum quot<text:line-break/>in abscessibus putredinis differentiae sunt , tot in febribus ex<text:line-break/>putredlue accensis minarum ab iis , quae his innatant,. for-<text:line-break/>mae existunt : optima enim , quae ex putrente humore co-<text:line-break/>ctionem- a continenti vale suscipiente perficitur, candidum,<text:line-break/>laeve, aequale ac minime foetidum lenimentum habet:<text:line-break/>pessima vero , quae in omnibus maxime co<text:span text:style-name="Default_20_Paragraph_20_Font"><text:span text:style-name="T1">n</text:span></text:span>traria huic esu<text:line-break/>Ea vero , quae media est, quo propius ad earum alteram</text:p>
      <text:p text:style-name="P3">accesserit, tanto melior aut deterior esu Sed de urinarum<text:line-break/>differentia in commentariis de judicatiouibus disseritur. Fe-<text:line-break/>hres autem, quae ex putredine humorum accenduntur, alias<text:line-break/>a diariis esse existimare oportet. Atque harum dignotio ne-<text:line-break/>quaquam difficilis est, quamvis impossibilis quibusdam esse<text:line-break/>rideatur, idque re ipsa millies indicavimus, pruna accessione<text:line-break/>-finita , lotum ac modice ribatum ad fulica opera redire prae-<text:line-break/>cipientes, ut postea non febricitaturum, et ita accidit. U<text:span text:style-name="Default_20_Paragraph_20_Font"><text:span text:style-name="T1">n</text:span></text:span>um<text:line-break/>igitur ac primum inditium diariamm febrium est, ab aliqua<text:line-break/>causa incepisse recenti atque evidenti, quae praecesserit (quam<text:line-break/>consueverunt omnes medici saniores appellare causam pro-<text:line-break/>catarcticamj sed id quamvis inseparabile siL ab hujusmodi se-<text:line-break/>hribus , earum proprium minime est , quoniam et aliae <text:span text:style-name="Default_20_Paragraph_20_Font"><text:span text:style-name="T1">n</text:span></text:span>on-<text:line-break/>nullae incipiunt causa quadam evidenti praeg<text:span text:style-name="Default_20_Paragraph_20_Font"><text:span text:style-name="T1">r</text:span></text:span>essa: Insepa-<text:line-break/>rahile vero et proprium est minae concoctio statim piinio<text:line-break/>die ; et ad haec pulsus ad magnitudinem ac celeritatem lu-<text:line-break/>signem accede<text:span text:style-name="Default_20_Paragraph_20_Font"><text:span text:style-name="T1">n</text:span></text:span>tes, ita ut frequentia per exteriorem ouietem</text:p>
      <text:p text:style-name="P3"><text:span text:style-name="Default_20_Paragraph_20_Font"><text:span text:style-name="T2">a </text:span></text:span>proportione delimat. Magis praeterea proprium atque<text:line-break/>inseparabile earum <text:span text:style-name="Default_20_Paragraph_20_Font"><text:span text:style-name="T1">indicium</text:span></text:span> est, quod fystole minime cres-<text:line-break/>cat in celeritatem ; vel si crescat interdum , id minimum est,<text:line-break/>ac c<text:span text:style-name="Default_20_Paragraph_20_Font"><text:span text:style-name="T1">o</text:span></text:span>gnitu difficile et paulum a <text:span text:style-name="Default_20_Paragraph_20_Font"><text:span text:style-name="T1">pulsu</text:span></text:span> naturali recedens, quin<text:line-break/>etiam caloris suavitas proprium atque inseparabile est talium<text:line-break/>febrium. Insepa<text:span text:style-name="Default_20_Paragraph_20_Font"><text:span text:style-name="T1">r</text:span></text:span>abile vero et aequalitas. et ascensus liber.<text:line-break/>tum in caliditate tum pulsibus, n<text:span text:style-name="Default_20_Paragraph_20_Font"><text:span text:style-name="T1">o</text:span></text:span>n tamen proprium est : et—<text:line-break/>enim quibusdam aliis inest, quemadmodum et flatus demenso<text:line-break/>tia, neque enim id proprium est, quamvis his potissimum<text:line-break/>lusit. )Ac melius quidem fue<text:span text:style-name="Default_20_Paragraph_20_Font"><text:span text:style-name="T1">rit</text:span></text:span> haec communia, quod per<text:line-break/>incrementum ac vigorem diariis praecipue insint, inter pro-<text:line-break/>pria reponere .Sit enim ita, quamvis non rei species , ta-<text:line-break/>men optimum certissimumque testum febrium proprium simul<text:line-break/>atque inseparabile signum; quemadmodum declinatio, quae.<text:line-break/>cum fudore: autmadore, aut penitus vapo<text:span text:style-name="Default_20_Paragraph_20_Font"><text:span text:style-name="T1">r</text:span></text:span>e quodam suavi<text:line-break/>est, quam integritas perfecta excipiat. Haec quidem communis</text:p>
      <text:p text:style-name="P7">est febrium diariarurn dignotio. Sed de singulis feorfum fe-<text:line-break/>eundum speciem agam infra.</text:p>
      <text:h text:style-name="Heading_20_2" text:outline-level="2">Cap. IX. </text:h>
      <text:p text:style-name="P12">Aliud autem genus febrium, quod divi-<text:line-break/>sione diariis opp<text:span text:style-name="Default_20_Paragraph_20_Font"><text:span text:style-name="T1">o</text:span></text:span>nitur, nullata nomen commune omnium<text:line-break/>habet. Differentiae autem primae duae existunt, non ob-<text:line-break/>fcuris speciebus definitae; quaedam enim ex lis putredine,<text:line-break/>humorum accenduntur; usiae ver<text:span text:style-name="Default_20_Paragraph_20_Font"><text:span text:style-name="T1">o</text:span></text:span> partes ipsas animalis fo-.<text:line-break/>ludas occuparunt, atque appellant eas hecticas febres, vel.<text:line-break/>quia stabiles funt ac. solutu difficiles, quemadmodum habitus,.<text:line-break/>vel quia ipsum c<text:span text:style-name="Default_20_Paragraph_20_Font"><text:span text:style-name="T1">o</text:span></text:span>rporis habitum occuparunt.. .Itu namque.<text:line-break/>consueverunt nonunare solidas partes, eas humoribus diri- .<text:line-break/>sione opponentes. Indicia igi turi febrium , quae ex humo-<text:line-break/>rum putredine accenduntur , haec funt. Primum omnium<text:line-break/>proprium quidem, sed minime inseparabile eft, quod nulla<text:line-break/>praeincipiens causa tales praecesserit febres, neutri enim ali-.<text:line-break/>orum generum hoc inest, eo quod omnes suariae ex causis<text:line-break/>procatarcticis consistant, hectieae autem quoties sine iis ge-<text:line-break/>n <text:span text:style-name="Default_20_Paragraph_20_Font"><text:span text:style-name="T1">o</text:span></text:span>rantur; nunquam ab initio invadunt:. quocirca quoties</text:p>
      <text:p text:style-name="P3">fine praeincipiente causa quis febricitare coeperit, causam<text:line-break/>hujus affectionis esse in humoribus sciendum est. Sed inter-<text:line-break/>dum causa quaepiam evidens, quae praecesserit, diariam fe-<text:line-break/>brem, quantum est in seipsa , committens , febrem ex humo-<text:line-break/>rutu putredine excitavit, quoties affectum corpus italo habet,<text:line-break/>id est quum impurum excrementosumque est. Ubi enim<text:line-break/>excrementa per diarium febrem plus aequo calefacta fuerint,<text:line-break/>deinde initium putredinis inde susceperint, alterum febrium<text:line-break/>genus accendunt, priore sudato. Sed lutemoscitur successio<text:line-break/>tusis febris inditio proprio simul atque lufeparabssi; quod fe-<text:line-break/>bris diaria nequaquam desinat ad exquifitam integritatem,<text:line-break/>Accidit sane interdum in diariarum febrium vigore , aliquod<text:line-break/>transmutationis i<text:span text:style-name="Default_20_Paragraph_20_Font"><text:span text:style-name="T1">ndicium</text:span></text:span> prodi;. ac multo magis in declina-<text:line-break/>tione, quoties, ut paulo ante dicebamus, maxima tranquilli-<text:line-break/>fas febris abest, quae adesse deberet. Haec sunt tranfitus<text:line-break/>indicia. At varo febrem a rigore incepisse, neque praegresso<text:line-break/>aestu, neque frigore vehemente, qualem maxime patiuntur</text:p>
      <text:p text:style-name="P3">qui per nivem faciunt iter vel alio modo in vehementi frigore<text:line-break/>versantur diutius, proprium est et hoc febrium; quae ex hu-<text:line-break/>nrorunr putredine accenduntur, sed haud quaquam insepara-<text:line-break/><text:span text:style-name="Default_20_Paragraph_20_Font"><text:span text:style-name="T2">bile. </text:span></text:span>Non enim omnibus ipsis, quemadmodum nec h<text:span text:style-name="Default_20_Paragraph_20_Font"><text:span text:style-name="T1">o</text:span></text:span>rr<text:span text:style-name="Default_20_Paragraph_20_Font"><text:span text:style-name="T1">o</text:span></text:span>r,<text:line-break/>inest : is enim no<text:span text:style-name="Default_20_Paragraph_20_Font"><text:span text:style-name="T1">n</text:span></text:span> solum non inseparabilis est ab hujusmodi<text:line-break/>febribus, fed nec ab initio proprius esu Caeterum pulsuum<text:line-break/>atque caloris inaequalitatem esse , sive per . accessiones sive<text:line-break/>per incrementa, talium generi febrium proprium est, sed<text:line-break/>haudquaquam inseparabile; multae enim etiam sine inaequa-<text:line-break/>litate sensibili incipiunt , atque ad statum perveniunt. Jam<text:line-break/>vero multo -minus illud <text:span text:style-name="Default_20_Paragraph_20_Font"><text:span text:style-name="T1">inseparabile est</text:span></text:span>, quod accessi<text:span text:style-name="Default_20_Paragraph_20_Font"><text:span text:style-name="T1">o</text:span></text:span> mul-<text:line-break/>tas habeat luvasiones, qu<text:span text:style-name="Default_20_Paragraph_20_Font"><text:span text:style-name="T1">o</text:span></text:span>d rursus exacerbari appellamus.<text:line-break/>Quemadmodum et pulsuum compressio (ita ver<text:span text:style-name="Default_20_Paragraph_20_Font"><text:span text:style-name="T1">o</text:span></text:span> nominant,<text:line-break/>ubi incipiente accessione parui admodum et inaequales exi-<text:line-break/>stunt j neque id talium febrium inseparabile <text:span text:style-name="Default_20_Paragraph_20_Font"><text:span text:style-name="T1">est, </text:span></text:span>n<text:span text:style-name="Default_20_Paragraph_20_Font"><text:span text:style-name="T1">o</text:span></text:span>n tamen<text:line-break/>commune est alteri ulli generi febrium , sed harum propriis<text:line-break/>um, quemadmodum ipsa inaequalitas ,-ub i alicuius fympto-.<text:line-break/>matis ratione non accidit. saepe enim suip<text:span text:style-name="Default_20_Paragraph_20_Font"><text:span text:style-name="T1">t</text:span></text:span>e ore ventri-.</text:p>
      <text:p text:style-name="P3">culi collecto onodam pravo humore ac mordente ipsum vel<text:line-break/>refrigerante, parvi fimus inaequalesque fiunt su frigidis<text:line-break/>quidem humoribus parvitas , in mordacibus vero inaequa-<text:line-break/>litas exuperat : sed vomentibus haec ambo statim desistunt.<text:line-break/>.Ubi vero ventriculus nihil ejusmodi patitur , generis prae- .<text:line-break/>dictarum febriunr tales pulsus existunt. .At vero maximum<text:line-break/>indicium febrium putrid<text:span text:style-name="Default_20_Paragraph_20_Font"><text:span text:style-name="T1">o</text:span></text:span>rum est caloris qualitas. Nihil enim<text:line-break/>suave, neque moderatum, neque diariis sunlle habet ; sed<text:line-break/>quemadmodum optimi ante nos medici dixerunt, mordax po-<text:line-break/>tius quodammodo est, ut laedat mordeatque tactum, veluti<text:line-break/>sumus oculos ac nares. Verum inter initia accessionum, dum<text:line-break/>adhuc suffocatur calor ac succenduntur intus excrementa,<text:line-break/>non statim admoventibus manum dignoscitur; sed -.diutius<text:line-break/>immorantibus praedictum caloris genus de. profundo emergit.<text:line-break/>Ac, ut mihi videtur, quum tale aliquid. vidisset Themison,<text:line-break/>proprium atque inseparabile esse omnibus febribus existima-</text:p>
      <text:p text:style-name="P3">Bati sed de his <text:span text:style-name="Default_20_Paragraph_20_Font"><text:span text:style-name="T1">t</text:span></text:span>uo loco rursus agetur. Praedicta autem<text:line-break/>species caloris perpuge<text:span text:style-name="Default_20_Paragraph_20_Font"><text:span text:style-name="T1">n</text:span></text:span>s, ut ita dixerim, aut erodens, vei-<text:line-break/>uti medicame<text:span text:style-name="Default_20_Paragraph_20_Font"><text:span text:style-name="T1">n</text:span></text:span>tum aliquod acre impolitum manum, putre-<text:line-break/>dixis humorum soboles est, perspicue per incrementa atque<text:line-break/>vigores febrium apparens ; non tamen statim per initia ac-<text:line-break/>cessionum perspicue <text:span text:style-name="Default_20_Paragraph_20_Font"><text:span text:style-name="T1">ex</text:span></text:span>i<text:span text:style-name="Default_20_Paragraph_20_Font"><text:span text:style-name="T1">stit. </text:span></text:span>Proprium praeterea infepara-<text:line-break/>bile est generi febrium, quae ex humorum putredine accen-.<text:line-break/>dantur, velocitas contractionis pulsus, evidentio<text:span text:style-name="Default_20_Paragraph_20_Font"><text:span text:style-name="T1">r</text:span></text:span> quidem<text:line-break/>per incrementa apparet, sed minime obscura pe<text:span text:style-name="Default_20_Paragraph_20_Font"><text:span text:style-name="T1">r</text:span></text:span> ipsos vigo-<text:line-break/>res atque accessiones. Comitatur autem has per initia par-<text:line-break/>vus simul ac velox pulsus ; per vigorem autem magnus si-<text:line-break/>mul ac velox. Nec secus frequentia ipsa per exteriorem<text:line-break/>quietem perspicua est in ejusmodi febribus, neque diariis, ne-<text:line-break/>que hecticis similis. Maxime proprium p<text:span text:style-name="Default_20_Paragraph_20_Font"><text:span text:style-name="T1">r</text:span></text:span>aeterea est testum<text:line-break/>febrium urinae cruditas;- atque obscura concoctio propri-<text:line-break/>um indicium est febrium ex humoribus. consistentium. Ne-<text:line-break/>que enim cruda , <text:span text:style-name="Default_20_Paragraph_20_Font"><text:span text:style-name="T1">n</text:span></text:span>eque obscure conc<text:span text:style-name="Default_20_Paragraph_20_Font"><text:span text:style-name="T1">o</text:span></text:span>cta lu febribus diariis</text:p>
      <text:p text:style-name="P3">existit. Atque alterutra quidem earum feorfum dieta pro-<text:line-break/>prium est febrium putridarum indicium; fed ambo simul dr-<text:line-break/>cta per ipsam enuntiationis disjunctionem penitus iufepa-<text:line-break/>rabilia sunt. Nam primae u<text:span text:style-name="Default_20_Paragraph_20_Font"><text:span text:style-name="T1">r</text:span></text:span>inae in tali febrium genere vel<text:line-break/>penitus crudae, vel obscure concoctae simul prodeunt. Ma-<text:line-break/>gnum vero atque infigne indicium concoctionis in. primis<text:line-break/>urinis nunquam existit per hujusmodi febres , excepta diari-<text:line-break/>arum in has transmutatione, quam paulo ante docuimus.<text:line-break/>Caeterum praeter haec, quae diximus , inditia propositarum<text:line-break/>febrium, id quoque existit, per accessionis rigorem declarare t<text:line-break/>symptoma quoddam ardentis febris; quemadmodum fi quod<text:line-break/>epialae, ae lipyriae, vel femitertia<text:span text:style-name="Default_20_Paragraph_20_Font"><text:span text:style-name="T1">n</text:span></text:span>ae, vel typhonis, vel al-<text:line-break/>terius talis febris symptoma suerit ; quae propria quidem<text:line-break/><text:span text:style-name="Default_20_Paragraph_20_Font"><text:span text:style-name="T1">t</text:span></text:span>uut generis febrium ex putredine humorum consistentium,<text:line-break/>non tamen inseparabilia , et ob eam rem , si quidem .haec<text:line-break/>minime adfuerint, ex aliis indicium <text:span text:style-name="Default_20_Paragraph_20_Font"><text:span text:style-name="T1">quaerendum;</text:span></text:span> si vero<text:line-break/>adfuerint, sinit Iosum genus talium febrium, <text:span text:style-name="Default_20_Paragraph_20_Font"><text:span text:style-name="T1">t</text:span></text:span>est et species</text:p>
      <text:p text:style-name="P3">una aliqua ex ipsis significatur. Quod si declinatio minime<text:line-break/>desinat ad integritatem , sive per sudorem , sive etiam aliter<text:line-break/>fiat, alterum e duobus erit, aut ludiciunr transitus <text:span text:style-name="Default_20_Paragraph_20_Font"><text:span text:style-name="T1">in aliam<text:line-break/>surem, </text:span></text:span>si superiora omnia suariae fuerint indicia; vel si<text:line-break/>nullum ex his luerit, febrem quandam ex humoribus con-<text:line-break/>sistentem statim ab initio invasisse ostenditur. Si vero pul-<text:line-break/>fus prima die durus existat, cousiderandum num concretio<text:line-break/>quaedam ex frigore, an siccitas, an tensio convulfifica in cor-.<text:line-break/>pore laborantis, an iusiammatio quaedam, an fcirrhus fit;<text:line-break/>feientes quod ex his tantummodo pulsus durus efficiatur.<text:line-break/>Nam Archigenis errores circa notionem dign<text:span text:style-name="Default_20_Paragraph_20_Font"><text:span text:style-name="T1">o</text:span></text:span>tionenrque duri<text:line-break/>pulsus in opere de pulsibus abunde docuimus, in quo ver-<text:line-break/>fatus fit oportet qui ad hos libros legendos accedet; ac po.-<text:line-break/>tissimum in <text:span text:style-name="Default_20_Paragraph_20_Font"><text:span text:style-name="T1">ea</text:span></text:span> parte quae de pulsuum dign<text:span text:style-name="Default_20_Paragraph_20_Font"><text:span text:style-name="T1">a</text:span></text:span>tione <text:span text:style-name="Default_20_Paragraph_20_Font"><text:span text:style-name="T1">agit. </text:span></text:span>Etr<text:line-break/>enim pulsuum ipsorum nomina ac significata ab eis omnia<text:line-break/>omnemque numerum uno volumine indicavimus, quod qui-<text:line-break/>detn .inscripsimus de differentiis pulsuum. Sed quonam mo-</text:p>
      <text:p text:style-name="P3">do mrumquemque conveniat dignoscere <text:span text:style-name="Default_20_Paragraph_20_Font"><text:span text:style-name="T4">, </text:span></text:span>alio volumine dr- .<text:line-break/>xhnus in quatuor libros <text:span text:style-name="Default_20_Paragraph_20_Font"><text:span text:style-name="T1">distincto</text:span></text:span>, quod inscripsunus de di-,<text:line-break/>gnotione pulsuum : quemadmodum alios deinceps quatuor li-<text:line-break/>suos de causis pulsuum effecimus; utilem quatuor praeter di-<text:line-break/>ctos de praenotione ex pulsibus, non folium verbis, sed etiam<text:line-break/>re ipsa indicantes hujus scientiae utilitatem. Et si quis no-<text:line-break/>luscum una accessit ad aegros, horum librorum speculationem .<text:line-break/>re ipsa demo<text:span text:style-name="Default_20_Paragraph_20_Font"><text:span text:style-name="T1">n</text:span></text:span>strantibus, cum caetera ei per<text:span text:style-name="Default_20_Paragraph_20_Font"><text:span text:style-name="T1">t</text:span></text:span>unsa sunt, tum<text:line-break/><text:span text:style-name="Default_20_Paragraph_20_Font"><text:span text:style-name="T1">vero etiam illud, </text:span></text:span>non esse <text:span text:style-name="Default_20_Paragraph_20_Font"><text:span text:style-name="T1">videlicet</text:span></text:span> durum pulsum aut pro-. -<text:line-break/>prium talium febrium aut inseparabilem. Sed de hoc nunc<text:line-break/>non est licendi locus p nam praedictis libris et estis octo li-<text:line-break/>bris, quibus expendimus librum de pulsibus Ardrigenis, ab-<text:line-break/>unde hujusmodi symptomata docuimus; hoc loco, quod sit .<text:line-break/>necessarium, tantummodo iudicabitur. Pulsus durus neque<text:line-break/>proprius est, neque inseparabilis cuipiam generi febrium,<text:line-break/>neque suariae, neque putridae, neque hecticae. Sedhectieae<text:line-break/>inest magna ex parte, atque interdum m aliis duobus generi- .</text:p>
      <text:p text:style-name="P3">bus <text:span text:style-name="Default_20_Paragraph_20_Font"><text:span text:style-name="T1">o</text:span></text:span>b sympt<text:span text:style-name="Default_20_Paragraph_20_Font"><text:span text:style-name="T1">o</text:span></text:span>ma quoddam In diaria quidem , quoties fe-<text:line-break/>bria affligis ob perfrigerationem vehementem, vel tensio<text:line-break/>quaedam nervosa inest; atque interdum <text:span text:style-name="Default_20_Paragraph_20_Font"><text:span text:style-name="T1">ejsicitur</text:span></text:span> ob aestum<text:line-break/>vehementem , vel lassitudinem simul , vel inopiam alimenti,<text:line-break/>vel vigilias immodicas, vel evacuationem; quum ob slimen-<text:line-break/>tum defectum haec quoque constiterint. Per febres autem<text:line-break/>putridas pulsus quoque durus habetur, quoties in viscere in-<text:line-break/>flammatio fatigat vel scirrhus; et ob <text:span text:style-name="Default_20_Paragraph_20_Font"><text:span text:style-name="T1">s</text:span></text:span>ymptoma aliquod<text:line-break/>coniunctum, aut nervo<text:span text:style-name="Default_20_Paragraph_20_Font"><text:span text:style-name="T1">s</text:span></text:span>am aliquam tensionem, aut siccita-<text:line-break/>tem , durus quoque sic pulsus evadit , velut et iis qui lutum-<text:line-break/>pestive frigidam biberunt, aut eadem laverunt et fructus<text:line-break/>quosdam largiter comederunt. Sed pulsus durus nunquam<text:line-break/>efficitur per ipsam febrem, qua febris est, neque per ipfam<text:line-break/>diariam, nequeper ipsam putridam; neque enim quoties ex<text:line-break/>inflammatione febris affligit, eodem modo febris ac .pulsus<text:line-break/>durities comitatur;. sed febris quidem sequitur putredinem<text:line-break/>humorum ; durities autem.teusionem ex repletione vasorum.<text:line-break/>Nam, ut semel dicatur , durities tunicis arteriarum accedit,</text:p>
      <text:p text:style-name="P3">vel propter co<text:span text:style-name="Default_20_Paragraph_20_Font"><text:span text:style-name="T1">n</text:span></text:span>cretionem, vel tensionem, vel siccitatem.<text:line-break/>Concretionem igitur refrigeratio vehemens committit ; tensi-<text:line-break/>onem vero inflammatio ac lcirrlrus , atque etiam nervorum<text:line-break/>proportione respondens inflammationibus dispositio; sicci-<text:line-break/>tatem vero evacuationes diuturnae vel ob alvi fluorem, veI<text:line-break/>lienteriam, vel dysenteriam, vel vomitum longum, vel aliud<text:line-break/>istiusmodi, et fames diuturna atque ardentes febres, diutur-<text:line-break/>nae et, ut in totum dicatur, quaecunque vehementer exic.<text:line-break/>eunt ipsius animalis partes solidas, velut et hecticae; de qui-<text:line-break/>hus nunc dicere suerit tempestivum , ab eurum generatione<text:line-break/>exorsis.</text:p>
      <text:h text:style-name="Heading_20_2" text:outline-level="2">Cap. X.</text:h>
      <text:p text:style-name="P12"><text:s/>Quae igitur febres vocantur hecticae , duo-<text:line-break/>bus modis ortum habent magna ex parte febribus ardentibus,<text:line-break/>quae vel prorogantur adeo, ut consumant spatio temporis<text:line-break/>humorem corporis cordis, vel etiam quum adhuc multus<text:line-break/>permaneat. Illae igitur non solum hecticae , sed etiam ta-.<text:line-break/>bidae jam existunt. Hae vero quae manente adhuc humore<text:line-break/>fiunt, corpus ipsum cordis prehendentes , lude maxime ac-</text:p>
      <text:p text:style-name="P3">cenduntur , quemadmodum lucernarum flamma ex ellycli-<text:line-break/>nio. - Atque una quidem ejus generatio a me est pr<text:span text:style-name="Default_20_Paragraph_20_Font"><text:span text:style-name="T1">o</text:span></text:span>dita,<text:line-break/>Reliqua autem est, - quoties statim ab initio iuvnserint, pri-<text:line-break/>tuum fui ortum diariis similem facientes ob moerorem, iram,<text:line-break/>lassitudinem magnam cum aestu contrariam. Has igitur fe-<text:line-break/>bres sanare nequaquam difficile est; quae vero ex eis deve-<text:line-break/>nerint ih marasmum luscitia medicorum, quileurationi prae-<text:line-break/>sccti fuerunt, eas sanare non solum non facile, fed etiam im-<text:line-break/>possibile est, quoties plane jam confirmatae fuerint, nec am-<text:line-break/>plius incipiant Earum enim natura calida ac .sicca .-.existit,<text:line-break/>qumn c<text:span text:style-name="Default_20_Paragraph_20_Font"><text:span text:style-name="T1">o</text:span></text:span>r similiterafficitur ac ellychnium su lucerna, quor<text:line-break/>tres plurimum crematum fuerit. Etenim ita exusium c<text:span text:style-name="Default_20_Paragraph_20_Font"><text:span text:style-name="T1">o</text:span></text:span>m-<text:line-break/>minuitur atque dissolvitur, perditque continuitatem prae<text:line-break/>ariditate, ut neque fi assimulas abunde oleum, queas rursus<text:line-break/>accendere flammam copiosam. Pa<text:span text:style-name="Default_20_Paragraph_20_Font"><text:span text:style-name="T1">r</text:span></text:span>va enim atque infirma<text:line-break/>flammula in ipso dispergitur, ac semper minor efficitur, us-<text:line-break/>qrtequ<text:span text:style-name="Default_20_Paragraph_20_Font"><text:span text:style-name="T1">o</text:span></text:span> extincta fit. -Atque exacte quidem tabida febris hu-</text:p>
      <text:p text:style-name="P3">jusmodi existit, nec eadem est cum affectu marc<text:span text:style-name="Default_20_Paragraph_20_Font"><text:span text:style-name="T1">o</text:span></text:span>re. Hic<text:line-break/>enim in iis efficitur , qui consenuerunt, fine febre, extincto<text:line-break/>lu istis nativo calofe ( quae potissimum moerore vacua mors<text:line-break/>est, ac fecmrdunr naturam ex siccitate consistens ) velut et in<text:line-break/>iis qui emarcent praeter naturam, genus illud <text:span text:style-name="Default_20_Paragraph_20_Font"><text:span text:style-name="T1">ejsicituri<text:line-break/></text:span></text:span>quod Philippus nominat ex morbo <text:span text:style-name="Default_20_Paragraph_20_Font"><text:span text:style-name="T1">s</text:span></text:span>enectam , in quam mul-<text:line-break/>tos novimus non lenes fotum, fed etiam pueros incidisse.<text:line-break/>Febris autem tabida non susum sicca, sed et calida assertio<text:line-break/>est. Extinguitur autem per eam multo celerius calor in<text:line-break/>animali, atque -tabescit totum corpus instar arboris prorsus<text:line-break/>arefactae, vel ob .temporis longitudinem., vel flammae vici-<text:line-break/>nitatem, veI fortem atque immoderatum squalorem. Sed de<text:line-break/>tu m merceris affectione, qualis sit, seorsum diximus.</text:p>
      <text:h text:style-name="Heading_20_2" text:outline-level="2">Cap. XI. </text:h>
      <text:p text:style-name="P12">Quum autem hecticarum febrium duplex<text:line-break/>genus sit , ut ante definivimus , indicia deinceps explicemus.<text:line-break/>Febris igitur hectica cmn marcore coincidens promptissime<text:line-break/>ac facillime cognosci potest. Prius enim quam tangas pus--</text:p>
      <text:p text:style-name="P3">fum atque calorem, oculos stupra modum cavos ridebis, quasi<text:line-break/>in fovea quadam c<text:span text:style-name="Default_20_Paragraph_20_Font"><text:span text:style-name="T1">o</text:span></text:span>nditos, <text:span text:style-name="Default_20_Paragraph_20_Font"><text:span text:style-name="T1">o</text:span></text:span>b totius humidae eorum fub-<text:line-break/>stantiae consumptionem; ita ut ossa, quibus palpebrae an-<text:line-break/>nexae funi, promineant. Quinetiam lippitudiues in eis vi-<text:line-break/>f<text:span text:style-name="Default_20_Paragraph_20_Font"><text:span text:style-name="T1">a</text:span></text:span>ntur aridae, ac quaedam squalida dispofitio , questa maxi-<text:line-break/>me inest eis, qui per pulverem multum tota die in sule ca-<text:line-break/>lido fecerunt iter, Flos ipsa praeterea vividus coloris per-<text:line-break/>iit, atque id toti faciei accidit. etfmmoderatus squalor ha-<text:line-break/>betur totius cutis circa faciem , maximeque circa frontem,<text:line-break/>ita ut propter .siccitatem dura atque intensa fit ; non tamen<text:line-break/>queunt palpebras ipsas multum attollere, perinde affecti fetu-<text:line-break/>per, ut qui dornrituriunt. Quinetiam connivent magna ex<text:line-break/>parte, quemadmodum qui dormitanti Est autem talis affe-<text:line-break/>ctio nequaquam fomnus, sed impotentia vigilandi.^ Carnes<text:line-break/>praeterea extabuerunt circa tempora, ita ut ea loca collapsa<text:line-break/>cavaque appareant. Etenim quid aliud quam ossa ac cutis<text:line-break/>sunt ? ita ut si eos denudes, in ventre nullum superesse iule-</text:p>
      <text:p text:style-name="P3">stinum, nec ulla viscera, atque hypochoudria ipsa retracta<text:line-break/>esse ad thoracem admodum videantur. Quod si libeat illos<text:line-break/>tangere, cutis quidem perquam arida existit , et ubi attollas<text:line-break/>apprehendens. eligitis, quasi corium quoddam stat. Pullius<text:line-break/>autem tenuis, durus, obscurus ac frequens <text:span text:style-name="Default_20_Paragraph_20_Font"><text:span text:style-name="T1">habetur-. </text:span></text:span>Calor<text:line-break/>autem primo quidem accursu debilis, sed paulo post acer at-<text:line-break/>que erodens apparet, ac magis ubi fungendo diutius immo-<text:line-break/>reris. Sed minime convenit reliqua indicia commemorare<text:line-break/>in re tam perspicua. Itaque satius est, ut ad ipfmn marco-<text:line-break/>rem adhuc incipientem oratione veniamus. Marcorem ergo<text:line-break/>i<text:span text:style-name="Default_20_Paragraph_20_Font"><text:span text:style-name="T1">n</text:span></text:span>cipere dico, quoties hmnor iustus in quoquo que co<text:span text:style-name="Default_20_Paragraph_20_Font"><text:span text:style-name="T1">r</text:span></text:span>pore<text:line-break/>dispersus per l<text:span text:style-name="Default_20_Paragraph_20_Font"><text:span text:style-name="T1">o</text:span></text:span>ca menia partium fimila<text:span text:style-name="Default_20_Paragraph_20_Font"><text:span text:style-name="T1">r</text:span></text:span>runr, ex qu<text:span text:style-name="Default_20_Paragraph_20_Font"><text:span text:style-name="T1">o</text:span></text:span> partes<text:line-break/>primum aluntur, ferent ipso corpore curtiis nullus amplius<text:line-break/>inesse videtur.; Quousque enim aliquid ipsius servatur, he-<text:line-break/>ctica febris tantummodo est, nondum tamen marasmodes.<text:line-break/>Quum vero res eo periculi devenerit, ut fere nihil amplius<text:line-break/>hujus humoris existat, exquisitus jam marc<text:span text:style-name="Default_20_Paragraph_20_Font"><text:span text:style-name="T1">o</text:span></text:span>r c<text:span text:style-name="Default_20_Paragraph_20_Font"><text:span text:style-name="T1">o</text:span></text:span>nsistit Dis-</text:p>
      <text:p text:style-name="P3">sicilis ergo cuiuslibet hecticae febris dispositio est, quoties<text:line-break/>ipfius principii tempus praeterierit. . Definio autem princi-<text:line-break/>pium, non dierum vel horarum nume<text:span text:style-name="Default_20_Paragraph_20_Font"><text:span text:style-name="T1">r</text:span></text:span>o, quemadmodum ne-<text:line-break/>que in caeteris morbis, sed ipsa qualitate dispositionis. Et-<text:line-break/>enim dum ccorpus ipsimi cornis discedit ab ipfa temperie natu,<text:line-break/>radi, non statim. insitus humor perit, neque facultas debilita-<text:line-break/>tur , fed in primis velut ebullitio quaedam efficitur ipsius<text:line-break/>humoris, quo tempore talis febris facillime curatur ; quippe<text:line-break/>quod facultas nihildum perpessa esu Deinceps autem cou-<text:line-break/>fumptio quaedam fit ob ebullitionem, eaque ipfa amplius jam<text:line-break/>procedente, ipfa etiam corpora similaria, quae velut elemen-<text:line-break/>ta cornis <text:span text:style-name="Default_20_Paragraph_20_Font"><text:span text:style-name="T1">existunt</text:span></text:span>, sicciora evadunt , minusque alimenti fena<text:line-break/>fiunt, ac facultas debilis redditur tantum, quantum siccitas<text:line-break/>ac caliditas in eo exuperat, e quibus alterum sufficiens erat,<text:line-break/>ut exuperans iusirmam redderet facultatem. Talis febris<text:line-break/>jam quodammodo medio genere ambigit, ac media est insana-<text:line-break/>bilis penitus illius tabidae ejusque quam paulo ante diximus.<text:line-break/>adlme incipientem facillime posse curari. Atque in ea per-</text:p>
      <text:p text:style-name="P3">quum multa latitudo existit, .quoniam non parva affectionis<text:line-break/>ipsius permutatio majoris minorisque ratione. Itaque<text:line-break/>quoties ab utraque febre discessit aequaliter, ab .exquisite sci-<text:line-break/>licet tabida, eaque quae nondum quippiam ejusmodi habet,<text:line-break/>media quodammodo est, et ad curationem ambiguum habens<text:line-break/>in utroque momentum. Quae autem tabidae propior est,<text:line-break/>jam periculo proxima est, quemadmodum priori alteri p<text:span text:style-name="Default_20_Paragraph_20_Font"><text:span text:style-name="T1">r</text:span></text:span>o-<text:line-break/>pinquior spem .obtinet non parvam sanitatis. Sed tempus<text:line-break/>est, ut ad earum indicia transeamus ; et primum quidem il-<text:line-break/>lius, quae potest facile curari, nisi in vulgarem quempiam .<text:line-break/>melicum incidat Est autem, ubi sula consistit, nequaquam<text:line-break/>difficilis cognitu ; implexa autem cuipiam putridae , depre-<text:line-break/>hensu elissicilis jam existit ob permixtionem. . Sed primam<text:line-break/>subiiciamus ipsam solam ex quadam causa praedicta censi-<text:line-break/>fiere, atque appareant in ea prima die cuncta febrium diari-<text:line-break/>arum generis indicia. . Simul igitur cum eis apparebit sta-<text:line-break/>tim causae procatarcticae species, atque id- indicabitur procer</text:p>
      <text:p text:style-name="P3">dente oratio<text:span text:style-name="Default_20_Paragraph_20_Font"><text:span text:style-name="T1">n</text:span></text:span>e. Sed interrogando aegrotum ipsum licebit<text:line-break/>discere, si aliis lu rebus non male affectus, ex ira vehementi<text:line-break/>tantummodo vel moe<text:span text:style-name="Default_20_Paragraph_20_Font"><text:span text:style-name="T1">r</text:span></text:span>ore febricitare inceperit. Quod si<text:line-break/>rideantur haec ita se habere , -scbrisque extendatur usque in<text:line-break/>secundum diem , nequaquam desinens ad integritatem, sed<text:line-break/>neque vehementior evadens , si squalidior quidem appareat,<text:line-break/>suspicari hecticam fore talem debes. Quod si tertio die sine<text:line-break/>cibo transmittere voluerit suspectas horas accessiouis, quae<text:line-break/>tertio quoque die <text:span text:style-name="Default_20_Paragraph_20_Font"><text:span text:style-name="T1">prehendere solet , </text:span></text:span>ac neque additio ulla<text:line-break/>facta fit <text:span text:style-name="Default_20_Paragraph_20_Font"><text:span text:style-name="T1">n</text:span></text:span>eque imminutio insignis , fed primae febris parvae<text:line-break/>reliquiae extendantur, permaneantque cum squalido corpore<text:line-break/>et calore , miti quidem in primo occursu ma<text:span text:style-name="Default_20_Paragraph_20_Font"><text:span text:style-name="T1">n</text:span></text:span>us appa<text:span text:style-name="Default_20_Paragraph_20_Font"><text:span text:style-name="T1">r</text:span></text:span>ente,<text:line-break/>moranti autem diutius acri, mordaci et squalido occurrente,<text:line-break/>talem sebrem hecticam esse existimare <text:span text:style-name="Default_20_Paragraph_20_Font"><text:span text:style-name="T1">debes. </text:span></text:span>At vero ma-<text:line-break/>ximum tibi atque certissimum indicium erit <text:span text:style-name="Default_20_Paragraph_20_Font"><text:span text:style-name="T1">n</text:span></text:span>aturae ejus, nu-<text:line-break/>trito homine, quando certissime videtur transivisse omnes<text:line-break/>horas suspectas. Statim enim a cibo post unam horam vel</text:p>
      <text:p text:style-name="P3">alterum omnibus tangentibus aegrum alterum incretne<text:span text:style-name="Default_20_Paragraph_20_Font"><text:span text:style-name="T1">n-<text:line-break/></text:span></text:span>tum febris ipsa habuisse ridebitur. Nec deerit qui increpet,<text:line-break/>tanquam intempestive dantes cibum, et ipso potissimum tem-<text:line-break/>pore accessionis, et <text:span text:style-name="Default_20_Paragraph_20_Font"><text:span text:style-name="T1">dicat</text:span></text:span> diutius fuisse expectandum, et tar-<text:line-break/>dasse accessionem. Sed res non ita se habet. Cuilibet enim<text:line-break/>hecticae febri. proprium inseparabile id est, ut ingesto cibo<text:line-break/>calor accendatur, pulsusque in magnitudinem ac velocitatem<text:line-break/>increscat; ita ut laboris expers insultus accessionis esse vi-<text:line-break/>deatur. Laboris expertem voco, m quo nec horror extitit,<text:line-break/>nec frigus extremorum, neque somnus degravans, neque pi-<text:line-break/>gritia iusignis, vel inaequalitas quaedam penitus ; vel in ca-<text:line-break/>lore, vel in pulsu, imo nec etiam parvitas, neque debilitas,<text:line-break/>neque aliud hujusmodi quicquam , sed tanquam alii cuipiam<text:line-break/>nutrito pulsus majqr statim ac velocior redditio:. Accidit<text:line-break/>autem interdum et in aliis quibusdam febribus incrementum<text:line-break/>laboris expers: et, quod quidem ex ipro est, videbitrrr mi-<text:line-break/>time esse hecticae febris symptoma proprium inseparabile,</text:p>
      <text:p text:style-name="P3">Sed non parum differt, si ad universam dictorum indiciorum<text:line-break/>collectionem respexeris. In omnibus enim assis febribus ta-<text:line-break/>les accessionum infultus laboris expertes existunt etiam citra .<text:line-break/>alimentum ingestum. In hectica autem penitus contrariunr<text:line-break/><text:span text:style-name="Default_20_Paragraph_20_Font"><text:span text:style-name="T1">even</text:span></text:span>i<text:span text:style-name="Default_20_Paragraph_20_Font"><text:span text:style-name="T1">t, </text:span></text:span>nullo enim tempore accessionis infultus prehendit,<text:line-break/>fed una continua febris est, velut ea quae continens proprie<text:line-break/>n<text:span text:style-name="Default_20_Paragraph_20_Font"><text:span text:style-name="T1">o</text:span></text:span>minatur. Sed haec quidem quasi flammam quandam per-<text:line-break/>multam occurrentem habet imp onentibas manum; praeterea<text:line-break/>pulsus quoque velocissimus, frequentissimus, maximusque ei<text:line-break/>existit. lu febre autem hectica neque caloris multitudo<text:line-break/>occurrit, ac pulfus tanto minor, rarior, tardior queest quam<text:line-break/>in continente, quanto calor ipse minor habetur.</text:p>
      <text:h text:style-name="Heading_20_2" text:outline-level="2">Cap. XII.</text:h>
      <text:p text:style-name="P12"><text:s/>Commune igitur cujusvis hecticae febris<text:line-break/>est,. ut exigua sit atque aequalis femper a primo initio usque<text:line-break/>ad. ultimum finem. Proprium autem ejus, quae tabi affini s .<text:line-break/>existit, siccitas est; quoniam hectica febris saepenumero sine!<text:line-break/>siccitate consistit; nequaquam trausiens in marcorem, qualis</text:p>
      <text:p text:style-name="P3">etiam nunc mullis in magna penuria contigit: Feb<text:span text:style-name="Default_20_Paragraph_20_Font"><text:span text:style-name="T1">r</text:span></text:span>is igitur.<text:line-break/>hectica dissidet a fynoch<text:span text:style-name="Default_20_Paragraph_20_Font"><text:span text:style-name="T1">o</text:span></text:span> , quemadm<text:span text:style-name="Default_20_Paragraph_20_Font"><text:span text:style-name="T1">o</text:span></text:span>dum dictum jam est.<text:line-break/>Ab aliis autem laborum expertes accessionum habentibus in-,<text:line-break/>sultus eo ipfo maxime dissidet, quod laborum angustiam-<text:line-break/>quandam illae omnino habeant post alimentum sub ipsam<text:line-break/>accessionis inuasionem; hecticae autem post alimentum velut<text:line-break/>accessionis insultus. quidam laborum expers contingat ; qui,<text:line-break/>ut paul<text:span text:style-name="Default_20_Paragraph_20_Font"><text:span text:style-name="T1">o</text:span></text:span> ante d<text:span text:style-name="Default_20_Paragraph_20_Font"><text:span text:style-name="T1">o</text:span></text:span>cui, minime accessi<text:span text:style-name="Default_20_Paragraph_20_Font"><text:span text:style-name="T1">o</text:span></text:span> habetur, fed imperitos<text:line-break/>circa talia decipit ob caloris tum multitudinem tum magni-<text:line-break/>tudinem velocttalemque pulsus. Tusis autem febris sequenti<text:line-break/>die planius cognoscetur, fi diligentius observaverimus, quam--<text:line-break/>diu permaneat, ubi cibunr sumpserit aeger, ipsa pulsus ca <text:span text:style-name="Default_20_Paragraph_20_Font"><text:span text:style-name="T1">r<text:line-break/></text:span></text:span>lorisque alteratio.. Invenies enim tamdiu permanere omni-<text:line-break/>um, quae manifeste appare<text:span text:style-name="Default_20_Paragraph_20_Font"><text:span text:style-name="T1">n</text:span></text:span>t, allevationem, donec distributio^<text:line-break/>alimenti atque adjectio squalorem cordis humefaciat;- de-<text:line-break/>inde rursus ad pristinum redire statum , qui erat antequam<text:line-break/>sumeret alimentum. . Si igitur alio tempore nutrias ipsum</text:p>
      <text:p text:style-name="P3">fequenti die, rurfusque alio tempore fequenti die, in-<text:line-break/>venies, quod fieri dico, augeri quidem calorem post ci-<text:line-break/>bum, pulsumque ipsum, ut dictum est, alterari. Constat<text:line-break/>enim istis id accidere, quod calci ac lapidi calefactu. Si<text:line-break/>enim eis affundas frigidissimam aquam; multo calidiores<text:line-break/>sentiuntur, tanquam calo<text:span text:style-name="Default_20_Paragraph_20_Font"><text:span text:style-name="T1">r s</text:span></text:span>qualidus lu eis ab humida sub-<text:line-break/>stantia nutriatur. Quae autum caula sit, ob quam ita eve-<text:line-break/>niat, quaestio naturalis existit; sed quod ita efficiatur , cui-<text:line-break/>vis tentare volenti discere licet. Ubi enim manibus sumas<text:line-break/>glebulam calcis, contemnes ejus caliditatem ac minime scn-<text:line-break/>ties: ubi vero deponens ipsum humi, assumtas illi aquam,<text:line-break/>perspicies statim admodum calefieri, atque adeo fervere, ut<text:line-break/>lebetes, quoties in multa flamma versantur. Videbis prae-<text:line-break/>turea vaporem ab ea haud exiguum efferri; quod si audeas<text:line-break/>fungere, facile deuteria. Ad hunc igitur modum ad ipsum.<text:line-break/>fenfum humidus calor non paulo habet vim evidentiorem<text:line-break/>quam siccus. Caeterum quod calor siccus existat per hecti-</text:p>
      <text:p text:style-name="P3">cam febrem, cui successit marcor, hinc discas licebit. Nemo<text:line-break/>statim ab initio correptus est tali febre , qui corporis habi-<text:line-break/>tum habuerit humidum ; sed qui siccior natura existit , ma-<text:line-break/>ximeque ubi calidus quoque temperamento sit, et qui vitam<text:line-break/>delegit in labore, vigiliis, cura ac rictu tenui, is assolet sta-<text:line-break/>tim ab initio detineri hectica febre ex ira ac moerore ; ac<text:line-break/>multo magis , quoties aestas et c<text:span text:style-name="Default_20_Paragraph_20_Font"><text:span text:style-name="T1">o</text:span></text:span>nstitutio calida ac sicca lo<text:span text:style-name="Default_20_Paragraph_20_Font"><text:span text:style-name="T1"><text:line-break/></text:span></text:span>cusque ejusmodi fuerit. Principium autem ejus terminatur,<text:line-break/>quoties eo tempo<text:span text:style-name="Default_20_Paragraph_20_Font"><text:span text:style-name="T1">r</text:span></text:span>e, - quo diaria per declinationem miti<text:span text:style-name="Default_20_Paragraph_20_Font"><text:span text:style-name="T1">o</text:span></text:span>rem<text:line-break/>deducitur ad integritatem , ade<text:span text:style-name="Default_20_Paragraph_20_Font"><text:span text:style-name="T1">o</text:span></text:span> nihil ejusmodi ipsi accidit, .<text:line-break/>ut siccitas perspicue intendatur ; tunc enim primum facee-<text:line-break/>dens suariae hectica jam efficitur. Definitur praeterea aliter<text:line-break/>ejus inc<text:span text:style-name="Default_20_Paragraph_20_Font"><text:span text:style-name="T1">r</text:span></text:span>ementum atque pe<text:span text:style-name="Default_20_Paragraph_20_Font"><text:span text:style-name="T1">r</text:span></text:span>fecta gene<text:span text:style-name="Default_20_Paragraph_20_Font"><text:span text:style-name="T1">r</text:span></text:span>atio per accessionem<text:line-break/>tertiae diei. Si enim , ut paulo ante diximus , . eo die alia<text:line-break/>accessio minime p<text:span text:style-name="Default_20_Paragraph_20_Font"><text:span text:style-name="T1">r</text:span></text:span>ehendat, neque aeger sine febre existat, ..<text:line-break/>sed siccitas ipsi constante<text:span text:style-name="Default_20_Paragraph_20_Font"><text:span text:style-name="T1">r</text:span></text:span> intendatur, talis feb<text:span text:style-name="Default_20_Paragraph_20_Font"><text:span text:style-name="T1">r</text:span></text:span>is haud dubie<text:line-break/>jam hectica est, ac processu temp<text:span text:style-name="Default_20_Paragraph_20_Font"><text:span text:style-name="T1">o</text:span></text:span>ris marasm<text:span text:style-name="Default_20_Paragraph_20_Font"><text:span text:style-name="T1">o</text:span></text:span>des sine mora</text:p>
      <text:p text:style-name="P3">evadet, ac pulsus debilis simul ac durus fit; continuo que -<text:line-break/>parvus ac frequens is necessario est ; non tamen propterea<text:line-break/>tabidus existit, fed propter debilitatem ac duritiem. At ve-<text:line-break/>ro debilitas accidit ob vehementem cordis intemperiem ; du-<text:line-break/>tities autem ob siccitatem. Quod si tales affectus invadant<text:line-break/>cor ipsum, tabida febre detineri animal tunc necesse est. lu<text:line-break/>eandem praeterea febrem incidunt ex acuta atque ardente<text:line-break/>plerique eorum, qui male curantur, maximeque quicunque<text:line-break/>ubi frigidam aquam bibere postularent, adeo nihil ejusmodi<text:line-break/>biberunt, ut nec ullum aliud infrigidans remedium thoraci<text:line-break/>atque hypochondriis adhibuerint. Si vero quum nihil ejus-<text:line-break/>modi adhibuerint, etiam cataplasmatis ex melle plurimum<text:line-break/>usi sint, quae nunc frequenti lu usu sunt , etiam in marco-<text:line-break/>rem incurrere his promptum est, sive solum febricitent, sive<text:line-break/>ex jecoris aut ventris inflammatione. Maxime enim his in-<text:line-break/>flaurmationibus haud recte ematis succedit marcor: ita ut<text:line-break/>quidam existimarint non aliter posse fieri hujusmodi affectio-</text:p>
      <text:p text:style-name="P3">nem, nescientes, quod neutrum horum, nec aliud quodquam<text:line-break/>riscus, aut membrum, neque marcorem neque penitus he-<text:line-break/>cticam usiam febrem .committat, priusquam, ut diximus, cor<text:line-break/>ipfmn afficiatur. Talis igitur affectio ei incipit, interdum<text:line-break/>a seipsi, <text:span text:style-name="Default_20_Paragraph_20_Font"><text:span text:style-name="T1">r</text:span></text:span> ut ab ira ac moerore forti et l<text:span text:style-name="Default_20_Paragraph_20_Font"><text:span text:style-name="T1">o</text:span></text:span>ngo ; interdum a .<text:line-break/>febre ardenti; quandoque ve<text:span text:style-name="Default_20_Paragraph_20_Font"><text:span text:style-name="T1">r</text:span></text:span>o ab affectibus pulm<text:span text:style-name="Default_20_Paragraph_20_Font"><text:span text:style-name="T1">o</text:span></text:span>nis ac,<text:line-break/><text:span text:style-name="Default_20_Paragraph_20_Font"><text:span text:style-name="T1">tho</text:span></text:span>racis, maximeque .purulentis ac tabidis. Ut autem ab.<text:line-break/>his, ita <text:span text:style-name="Default_20_Paragraph_20_Font"><text:span text:style-name="T1">sit</text:span></text:span> a ventre ac iecore, et ut summatim dicatur, qua- ...<text:line-break/>vis diutina inflammatione, quae juncta esit siccitati partis<text:line-break/>principis totius ammalis, maximeque. c<text:span text:style-name="Default_20_Paragraph_20_Font"><text:span text:style-name="T1">o</text:span></text:span>rdis. Ego. namque<text:line-break/>vidi inflammationi laxioris intestini diuturnae succedere mar-;.<text:line-break/>curem, ac stomachi ac vesicae ac renum. Fuerunt autem<text:line-break/>no<text:span text:style-name="Default_20_Paragraph_20_Font"><text:span text:style-name="T1">n</text:span></text:span>nulli, qui affecti erant difficultate intestin<text:span text:style-name="Default_20_Paragraph_20_Font"><text:span text:style-name="T1">o</text:span></text:span>rum , tali fe-<text:line-break/>bre correpti, quum scilicet laborassent inflammatione. intesti-<text:line-break/>n<text:span text:style-name="Default_20_Paragraph_20_Font"><text:span text:style-name="T1">o</text:span></text:span>rum. Atque etiam laevitates intestinorum. et sut<text:span text:style-name="Default_20_Paragraph_20_Font"><text:span text:style-name="T1">o</text:span></text:span>res in-<text:line-break/>testinomm diutinos, quotiesstatim ab initio aut tempore .pro-..<text:line-break/>cedente febris imbecillis.incidit, merc<text:span text:style-name="Default_20_Paragraph_20_Font"><text:span text:style-name="T1">o</text:span></text:span>r subsequitur, et ut</text:p>
      <text:p text:style-name="P3">summatim dicam , quoties praeexicoatum cordis corpus fe-<text:line-break/>brilem calorem susceperit solutu difficilem.</text:p>
      <text:h text:style-name="Heading_20_2" text:outline-level="2">- Cap. Xlll.</text:h>
      <text:p text:style-name="P12">Maximum itaque signum febris hecticae<text:line-break/>est, quoties arteriae sentiuntur calidiores quam corpora,<text:line-break/>quae circiter sunt; quod per alias febres illis minime acci-<text:line-break/>diti <text:span text:style-name="Default_20_Paragraph_20_Font"><text:span text:style-name="T5">ι</text:span></text:span><text:span text:style-name="Default_20_Paragraph_20_Font"><text:span text:style-name="T4"> </text:span></text:span>Fit autem <text:span text:style-name="Default_20_Paragraph_20_Font"><text:span text:style-name="T1">s</text:span></text:span>ymptoma adhuc evidentius ubi laveris, aut.<text:line-break/>alio quovis modo rarefeoeris, itu ut humor quidam profluat,<text:line-break/>atque calor ipse perspiret. Calor- enim m<text:span text:style-name="Default_20_Paragraph_20_Font"><text:span text:style-name="T1">o</text:span></text:span>deratus lu aliis<text:line-break/>partibus <text:span text:style-name="Default_20_Paragraph_20_Font"><text:span text:style-name="T1">o</text:span></text:span>mnibus post talem perspirationem apparet ; in ip-<text:line-break/>sis autem arteriis nequaquam minor est priore. Is vero<text:line-break/>quam maxime exquisite sentitur per pulsuum diastolas, qui<text:line-break/>minime mutantur post dictam perspirationem, sied similes<text:line-break/>penitus permanent. Sola ergo consistens hectica febris per-.<text:line-break/>spieua est, sive absolut<text:span text:style-name="Default_20_Paragraph_20_Font"><text:span text:style-name="T1">o</text:span></text:span> sermone hectica, sive etiam .tabida.<text:line-break/>sit. - Ubi vero cum alia quapiam <text:span text:style-name="Default_20_Paragraph_20_Font"><text:span text:style-name="T1">fuerit, </text:span></text:span>difficilius. jam eo-.<text:line-break/>gnoscitur, quemadmodum quae nuper mulieri cuipiam acci-,<text:line-break/>dit, cui non iulum die, fixi etiam nocte n<text:span text:style-name="Default_20_Paragraph_20_Font"><text:span text:style-name="T1">o</text:span></text:span>n obscure fiebat</text:p>
      <text:p text:style-name="P3">accessio. Latuit enim tabida febris omnes qui eam visita-<text:line-break/>bant medicos, existimantes oportere neque. principium ac-<text:line-break/>cessionis sensibile esse hecticae febri, neque lucrementum, ne-<text:line-break/>que vig<text:span text:style-name="Default_20_Paragraph_20_Font"><text:span text:style-name="T1">o</text:span></text:span>rem, tanquam minime c<text:span text:style-name="Default_20_Paragraph_20_Font"><text:span text:style-name="T1">o</text:span></text:span>ntingat hecticam febrem<text:line-break/>putridae alicui posse implicari ; fed nobis statim primis die-<text:line-break/>bus in hac muliere cognita esu Uterque enim accessionis<text:line-break/>insultus, qui die ac nocte fiebat , breves efficiebat partes ac-<text:line-break/>cessionis, ac saepe cum madore quodam, aut perfpiratione<text:line-break/>vap<text:span text:style-name="Default_20_Paragraph_20_Font"><text:span text:style-name="T1">o</text:span></text:span>rosa solvebatur tam perspicue, ut corpus ipsum bene<text:line-break/>temperatum tangentibus sentiretur. Indicia autem in arte-<text:line-break/>rirs paulo ante elicta semper extiterunt, nequaquam refiige-<text:line-break/>ratis ipsis similiter aliis partibus , neque velocitatem aut ire-<text:line-break/>quentiam motus amittentibus. Quae ergo esto loco saepe-<text:line-break/>numero docuimus, etiamnunc dicemus; <text:span text:style-name="T8">n</text:span><text:span text:style-name="Default_20_Paragraph_20_Font"><text:span text:style-name="T8">o</text:span></text:span><text:span text:style-name="T8">n </text:span><text:span text:style-name="Default_20_Paragraph_20_Font"><text:span text:style-name="T8">o</text:span></text:span><text:span text:style-name="T8">portere s</text:span><text:span text:style-name="Default_20_Paragraph_20_Font"><text:span text:style-name="T8">o</text:span></text:span><text:span text:style-name="T8">lum</text:span><text:line-break/>circuitus atque propo<text:span text:style-name="Default_20_Paragraph_20_Font"><text:span text:style-name="T1">r</text:span></text:span>tiones accessi<text:span text:style-name="Default_20_Paragraph_20_Font"><text:span text:style-name="T1">o</text:span></text:span>num c<text:span text:style-name="Default_20_Paragraph_20_Font"><text:span text:style-name="T1">o</text:span></text:span>nsiderare , sed<text:line-break/>multo prius ipsam speciem febris, ex eaque cognoscere ip-<text:line-break/>sam febrem, quemadmodmn hominem ex propria forma.</text:p>
      <text:p text:style-name="P8">Sic ipsi faece prima die ad hunc modum speciem febris eo-<text:line-break/>gnovimus, minime expectantes tertianam, aut quartanam,<text:line-break/>aut quotidianam circuitionem. Sed de sus fecundo libro de<text:line-break/>Iudiciis satius docuimus; atque eo ipso libro nllulominus<text:line-break/>diximus, quomodo oporteat diariae febris cognoscere differ<text:line-break/><text:span text:style-name="Default_20_Paragraph_20_Font"><text:span text:style-name="T1">s</text:span></text:span>entias. Prom Herum autem, stio, me dicturum hoc loco<text:line-break/>de istis. Sed cum recordarer pauca in eo libro. desiderari,<text:line-break/>quo in plenum de omnibus praeceptum esset, alia quidem huc<text:line-break/>transcribere supervacuum duxi , adiiciam vero ea tantum-<text:line-break/>modo, quae intra modum sunt in eo prodita.</text:p>
      <text:h text:style-name="Heading_20_2" text:outline-level="2">Cap. XIV. </text:h>
      <text:p text:style-name="P12">Febricitantibus igitur ab aestu cutis ma-<text:line-break/>gis ad temperiem calidiorem. et squalidiorem , quam pulsus<text:line-break/>ad febrilem affectum mutatur; quocirca . sitis minus hos in-.<text:line-break/>festat, quam qui aequalem habent caliditatem Ac primo<text:line-break/>occurfu munus calor lu ipsis rigere videtur, contra quam<text:line-break/>in aegrotantibus propter adstrictionem ; in his enim lucresriti<text:line-break/>Caput praeterea peruri maxime ridetur iis, qui propter</text:p>
      <text:p text:style-name="P3">aestum febricitant, gaudentque magis et juvantur frigidis fd-<text:line-break/>mentis, atque ipsorum o cusi calidiores et rubicundiores vis.<text:line-break/>dentur cum siccitate, quicunque fine gravedine et defluxione<text:line-break/>febricitant. Quibusdam enim propter aestum talia accidunt,<text:line-break/>caputque ipsis redditur non solum calidum, sed etiam plenum<text:line-break/>sanguine; ita ut euntes venae admodum contendantur, quae<text:line-break/>circa oculos et tempora et frontem et faciem totam habentur.<text:line-break/>Id autem non parum discernit, quod pleni sunt, ab iis, qui<text:line-break/>ex humorum refrigerio febricitanti Hi e<text:span text:style-name="Default_20_Paragraph_20_Font"><text:span text:style-name="T1">n</text:span></text:span>im ubi caput male<text:line-break/>afficitur, promptu corripiuntur gravedine et defluxionibus,<text:line-break/>et febris ipsis i<text:span text:style-name="Default_20_Paragraph_20_Font"><text:span text:style-name="T1">n</text:span></text:span>terdum <text:span text:style-name="Default_20_Paragraph_20_Font"><text:span text:style-name="T1">s</text:span></text:span>ymptoma est solius in capite affectio-<text:line-break/>nis. Sed magna ex parte tunc magis febricitant, quum cor-<text:line-break/>pus refrigeratum est vel exustum. At vero cutis minus<text:line-break/>calida refrigeratis, atque in tumore majori corpus existit,<text:line-break/>nec quisquam <text:span text:style-name="Default_20_Paragraph_20_Font"><text:span text:style-name="T1">s</text:span></text:span>qualor circa faciem, qualis propter aestum<text:line-break/>febricitantibus evenit sine capitis repletione. Itaque magna<text:line-break/>ex parte caput <text:span text:style-name="Default_20_Paragraph_20_Font"><text:span text:style-name="T1">s</text:span></text:span>olet talibus repleri ab aestu, nisi quis fuerit</text:p>
      <text:p text:style-name="P3">admodum purus ac sine excrementis ; iis enim tantummodo<text:line-break/>contingit calescens caput fine repletione permanere, inter-<text:line-break/>dum tamen flue repletione a multo calore corripi ipsum to-<text:line-break/>tum exuftum. Haec igitur affectio perspicue dissidet ab ea<text:line-break/>quam frigus excitarit. At quae cum repletione est, dissirile<text:line-break/>distinguitur, utpote defluxionem inserens ac gravedinem,<text:line-break/>quae etiam refrigeratis accidunt , sed , ut diximus , <text:span text:style-name="Default_20_Paragraph_20_Font"><text:span text:style-name="T1">s</text:span></text:span>qualor<text:line-break/>et nimius calor cutis, et quaecunque alia paulo ante dixi,<text:line-break/>propria ustorum existunt ; de quibus fusius in libris de me-<text:line-break/>dendi methodo licetur , cum aliis omnibus suariae febris<text:line-break/>differentiis ; quarum dign<text:span text:style-name="Default_20_Paragraph_20_Font"><text:span text:style-name="T1">a</text:span></text:span>tiones quia fecundo <text:span text:style-name="Default_20_Paragraph_20_Font"><text:span text:style-name="T1">libr</text:span></text:span>o de ju-<text:line-break/>diesis docuimus, non amplius hoc loco dicendae sunt. Sed<text:line-break/>hunc quidem sermonem hic finiemus, deinceps vero subrium,<text:line-break/>quae ex humoribus accenduntur, omnes differentias indi-<text:line-break/>canimus.</text:p>
      <text:h text:style-name="P10" text:outline-level="1"><text:bookmark-start text:name="bookmark2"/>GALENI DE DIFFERENTIIS FEBRIVM<text:line-break/>LIBER SECUNDUS.<text:bookmark-end text:name="bookmark2"/></text:h>
      <text:h text:style-name="Heading_20_2" text:outline-level="2">C ap. I. </text:h>
      <text:p text:style-name="P12">At superest febrium quae in humoribus. ac-<text:line-break/>conduntur, differentias percurrere, si prius de eis admonu-<text:line-break/>erimus, minime <text:span text:style-name="Default_20_Paragraph_20_Font"><text:span text:style-name="T1">s</text:span></text:span>ufficere, ut quidam voluerunt, ad genera-<text:line-break/>ti<text:span text:style-name="Default_20_Paragraph_20_Font"><text:span text:style-name="T1">o</text:span></text:span>nem febrium, augeri atque exuperare humorem biliosum,<text:line-break/>quem alii pallidam, . nounulli flavam n<text:span text:style-name="Default_20_Paragraph_20_Font"><text:span text:style-name="T1">o</text:span></text:span>minant bilem. Om-<text:line-break/>nes enim arquati maxima sic afficerentur febre , quibus co.<text:line-break/>pia talis bilis lu toto c<text:span text:style-name="Default_20_Paragraph_20_Font"><text:span text:style-name="T1">o</text:span></text:span>rpore continetur; sed haudquaquam<text:line-break/>febricitant prius quam esta quaedam causa c<text:span text:style-name="Default_20_Paragraph_20_Font"><text:span text:style-name="T1">o</text:span></text:span>ncurrat, de</text:p>
      <text:p text:style-name="P3">qua paulo post agetur. At ve<text:span text:style-name="Default_20_Paragraph_20_Font"><text:span text:style-name="T1">r</text:span></text:span>o absurdum est in quartana<text:line-break/>et quotidia<text:span text:style-name="Default_20_Paragraph_20_Font"><text:span text:style-name="T1">n</text:span></text:span>a febre exquisita colligi amaram bilem existi-<text:line-break/>mare, quemadmodum in te<text:span text:style-name="Default_20_Paragraph_20_Font"><text:span text:style-name="T1">r</text:span></text:span>tiana atque causo. Etenim con-<text:line-break/>tra quam in- illis in quotidiana et quartana febre neque<text:line-break/>vomitus biliosus, neque sudor, neque urina, neque dejectio-<text:line-break/>nes ridentur biliosae; praeterea nec quicquam aliud, quod<text:line-break/>praecessit, aut simul adest eis , subscribit. Febris enim ter-<text:line-break/>tiana ut plurimum consistit in corpore natura bibolo , et in<text:line-break/>aetate rigoris , quae est omnium aetatum maxime biliosa, et<text:line-break/>aestivo tempore maxime, quo talis humor exuperat ; itidem<text:line-break/>in regione calida et sicca temperamento et fletu ambientis<text:line-break/>aeris tali , et vita non otiosa ac deside plurimum, sed in la-<text:line-break/>bore, cura, vigiliis; aestu et victu parco , coque calido et<text:line-break/>sicco. Quin et immoderatus usus medicamentorum calefacis<text:line-break/>entium et exiccantium committit febrem tertianam. Quoti- .<text:line-break/>duana vero e co<text:span text:style-name="Default_20_Paragraph_20_Font"><text:span text:style-name="T1">n</text:span></text:span>trario penitus esuritur in natura pituitofiore,<text:line-break/>ac teuipore hyberno, et constitutione frigida et humida, fe-</text:p>
      <text:p text:style-name="P3">nibus et pueris potius, in regio<text:span text:style-name="Default_20_Paragraph_20_Font"><text:span text:style-name="T1">n</text:span></text:span>e frigida et humida, et alta<text:line-break/>ollula simul cum repletione., maximeque quoties post cibum<text:line-break/>lavantur, ac multo magis, ubi ipsis cibus pituitosior natura<text:line-break/>existit. Sed neque vomunt tales biliosum humorem, <text:span text:style-name="Default_20_Paragraph_20_Font"><text:span text:style-name="T1">n</text:span></text:span>eque<text:line-break/>deiiciunt; neque sudant, quemadmodum in tertiana febre.<text:line-break/>Haec enim ex flava bile putrescente fieri finiet. Quotidiana<text:line-break/>vero pituitufum humorem subsequitur ; quomodo quartana<text:line-break/>melancholicum. Sic namque natura corporis magis melan-<text:line-break/>cholica, et aetas declinans, et autumni tempus, necnon om-<text:line-break/>nia, quae sus proportione respondent in cibo potuque,. et<text:line-break/>toto rictu, frigida et sicca temperamento , febrem gignunt<text:line-break/>quartanam. Et eam ob rem p<text:span text:style-name="Default_20_Paragraph_20_Font"><text:span text:style-name="T1">r</text:span></text:span>aecedens eas rigor nequa-<text:line-break/>quam similis est; fed in tertiana quasi pungens ac vulnerans<text:line-break/>siensum efficientem caulam indicat; in quartana autem quasi<text:line-break/>refrigerans. Sest de forma rigoris libro de causis fympto-<text:line-break/>mutum definitum abunde jam est, ubi etiam de ejusdem ge-</text:p>
      <text:p text:style-name="P3">neris febrium differentia est proditum, nempe ex eis iuter-<text:line-break/>mittentes (ita appello eas, quae ad integritatem <text:span text:style-name="Default_20_Paragraph_20_Font"><text:span text:style-name="T1">s</text:span></text:span>ensibilem<text:line-break/>desinunt] ex humore moto ac in omnem corporis partem de.-<text:line-break/>lato efficiente febrem consistere ; .co<text:span text:style-name="Default_20_Paragraph_20_Font"><text:span text:style-name="T1">n</text:span></text:span>tinuas vero ex condito<text:line-break/>et contento in venis, de quarum cognitione fecundo <text:span text:style-name="Default_20_Paragraph_20_Font"><text:span text:style-name="T1">libr</text:span></text:span>o de<text:line-break/>crisibus docuimus.</text:p>
      <text:h text:style-name="Heading_20_2" text:outline-level="2">C ap. II. </text:h>
      <text:p text:style-name="P12"><text:span text:style-name="Default_20_Paragraph_20_Font"><text:span text:style-name="T1">Pebrium</text:span></text:span> igitur intermittentium omnes dis-<text:line-break/>Terentiae tres existunt, quotidiana, tertiana et quartana: ex<text:line-break/>pituita putri, quotidiana; ex utraque bile, flava quidem,<text:line-break/>tertiana; atra autem, quartana efficitur. Continuarum ve-<text:line-break/>ro,- quae ex flava bile consistunt, duplex species est ; una<text:line-break/>quidem earum quae fynocni <text:span text:style-name="Default_20_Paragraph_20_Font"><text:span text:style-name="T1">c</text:span></text:span>o<text:span text:style-name="Default_20_Paragraph_20_Font"><text:span text:style-name="T1">ntinente</text:span></text:span>s appellantur, quarum<text:line-break/>omne tempus una accessio est ab initio usque ad finem ; al-<text:line-break/>terum earum, quae communi, sed ambiguo genere continuae<text:line-break/>dicuntur, et multis particularibus circuitibus continentur .<text:line-break/>Caeterum continentium differentiae omnino tres existunt.<text:line-break/>Quaedam enim earum ab initio usque ad finem aequalis per-</text:p>
      <text:p text:style-name="P3">manet, quaedam paulatim crescit, tersia vero alia paulatim<text:line-break/>decrescit. Ac nonnulli primam nominant homotonum et<text:line-break/>acmasticam, <text:span text:style-name="Default_20_Paragraph_20_Font"><text:span text:style-name="T1">aequali tenore ac v</text:span></text:span>i<text:span text:style-name="Default_20_Paragraph_20_Font"><text:span text:style-name="T1">gore incedentem;</text:span></text:span> alteram<text:line-break/>anabaticam et epacmallicam , <text:span text:style-name="Default_20_Paragraph_20_Font"><text:span text:style-name="T1">ascendentem atque increscen-<text:line-break/>tem;</text:span></text:span> tertiam vero paracmasticam , <text:span text:style-name="Default_20_Paragraph_20_Font"><text:span text:style-name="T1">decrescentem. </text:span></text:span>Cond-<text:line-break/>Duarum vero duae differentiae primae existant. Nam astae<text:line-break/>tertio quoque die tantummodo exacerbantur, aliae die inter-<text:line-break/>medio alteram inferunt exacerbalionem. Atque hae n ustum<text:line-break/>nomen peculiare obtinent. Febrem autem, quae tertio quo-<text:line-break/>que die exacerbatur, ego quidem nomino tertianarsam, seu<text:line-break/>tritaeophyem ; non tamen prohibeo, si libeat, aliter appeI-<text:line-break/>lare, modo serves in rebus ipsis differentiam. Alia enim est<text:line-break/>natura, quum desinunt ad integritatem; alia quum ad decli-<text:line-break/>nationem febrilem liniuntur febres continuae, quae tertio<text:line-break/>quoque die exacerbationem habent; et praeterea quaedam<text:line-break/>alia natura, quae in medio exacerbationes facit, <text:span text:style-name="Default_20_Paragraph_20_Font"><text:span text:style-name="T1">s</text:span></text:span>ed nullam<text:line-break/>ex his semiterlianam appelio , non tamen prohibeo qui ita<text:line-break/>nominare voluerint , si id unum mihi caveatur ab eis, ut</text:p>
      <text:p text:style-name="P3">nulla febris species omittatur, sed unaquaeque deinceps dis.<text:line-break/>eatur, quemadmodum ego nunc lu hoc libro facere institui. .<text:line-break/>Ex continuis enim, quae in die medio exacerbantur, quae-<text:line-break/>dam in sorma quotidianae processit, duas exacerbationes si-<text:line-break/>millimas invicem efficie<text:span text:style-name="Default_20_Paragraph_20_Font"><text:span text:style-name="T1">n</text:span></text:span>s; quaedam vero dissimiles habens<text:line-break/>duas, primae quidem tertiam simillimam obtinet, secundae<text:line-break/>vero quartam, i<text:span text:style-name="Default_20_Paragraph_20_Font"><text:span text:style-name="T1">n</text:span></text:span> surma duarum tertianarum procedens ; sed<text:line-break/>haec ex bile potius ; illa, quae singulis diebus similiter exa-<text:line-break/>cerbatur, ex pituitoso humore consistit. Porro tertium<text:line-break/>aliud genus est febrium continuarunr raro eveniens , quoties<text:line-break/>exacerbatio in sorma quartani circuitus processit, mequa-<text:line-break/>quam desinens ad integritatem. Accidit autem, quemadmo-<text:line-break/>dum febris, quae tortio quoque die accidit , interdum duplex<text:line-break/>ac triplex : ita etiam haec non folunr duplex , sed etiam tris<text:line-break/>plex. Sed lu febrium implexus libro de typis commodius<text:line-break/>indicantur. Febriunr autem simplicium , quae ex humori-<text:line-break/>bus accenduntur, <text:span text:style-name="Default_20_Paragraph_20_Font"><text:span text:style-name="T1">simplice</text:span></text:span>s differentiae tot numero sinit<text:line-break/>quot proxime d<text:span text:style-name="Default_20_Paragraph_20_Font"><text:span text:style-name="T1">o</text:span></text:span>cuimus. Ex earum autem permixtione</text:p>
      <text:p text:style-name="P3">aliae quaedam efficiuntur, de quibus deinceps dicam, si pri-<text:line-break/>us de simplicibus quod deest adjecero ; ut quaecunque sue-<text:line-break/>rit omnino simplex febris, unam speciem quasi regulum quan-<text:line-break/>dam obtineat eatum , quas nunc dicturi fumus. Quaecun-<text:line-break/>que vero degeneraverit aliquatenus <text:span text:style-name="Default_20_Paragraph_20_Font"><text:span text:style-name="T1">i</text:span></text:span> eatenus ab ipsis febri-<text:line-break/>bus simplicibus decedet.</text:p>
      <text:h text:style-name="Heading_20_2" text:outline-level="2">Cap. Illi </text:h>
      <text:p text:style-name="P12">Quae igitur <text:span text:style-name="Default_20_Paragraph_20_Font"><text:span text:style-name="T1">sobrie</text:span></text:span> ex flava bile per fentien-<text:line-break/>tus corporis partes delata accenditur, cum rigore invadit at-<text:line-break/>que ardens est, et vomitu fissis, vel dejectione si vel sudore,<text:line-break/>vel quibusdam ho<text:span text:style-name="Default_20_Paragraph_20_Font"><text:span text:style-name="T1">r</text:span></text:span>um , vel omnibus simul <text:span text:style-name="Default_20_Paragraph_20_Font"><text:span text:style-name="T1">s</text:span></text:span>olvitur. Hujus<text:line-break/>febris longitudo accessionis maxima horarum esit aequinoctia-<text:line-break/>lium duodecim ; atque appellamus eam exquisitam tertianam,<text:line-break/>quae temperamento aegri biliosi, ac tempore et regione et<text:line-break/>statu et victu calido et sicco efficitur. Sed omnia alia paulo<text:line-break/>ante docuimus, quaecunque concurrunt ad ejus generatio-<text:line-break/>nem. Atque accessio brevior est magna ex parte quam quae<text:line-break/>utea dicta est longitudo, permultam majoris ac minoris ob-<text:line-break/>tinens differentiam , vel propter quantitatem et qualitatem</text:p>
      <text:p text:style-name="P3">ipsius bllis, vel propter aegri vires, vel propter prae<text:span text:style-name="Default_20_Paragraph_20_Font"><text:span text:style-name="T1">t</text:span></text:span>entum<text:line-break/>tunc in aegro corpore dispositionem. Bilis enim copiosior<text:line-break/>l<text:span text:style-name="Default_20_Paragraph_20_Font"><text:span text:style-name="T1">on</text:span></text:span>giorem quam paucior efficit accessionem; tenuis brevi-<text:line-break/>orem quam crassa. Sic vero et vires validi<text:span text:style-name="Default_20_Paragraph_20_Font"><text:span text:style-name="T1">o</text:span></text:span>res brevio-<text:line-break/>rem, imbecilli<text:span text:style-name="Default_20_Paragraph_20_Font"><text:span text:style-name="T1">o</text:span></text:span>res l<text:span text:style-name="Default_20_Paragraph_20_Font"><text:span text:style-name="T1">o</text:span></text:span>ngiorem, Et corp<text:span text:style-name="Default_20_Paragraph_20_Font"><text:span text:style-name="T1">o</text:span></text:span>ris dispositio rara<text:line-break/>quidem breviorem, densa vero longi<text:span text:style-name="Default_20_Paragraph_20_Font"><text:span text:style-name="T1">o</text:span></text:span>rem. At <text:span text:style-name="Default_20_Paragraph_20_Font"><text:span text:style-name="T1">p</text:span></text:span>ero tem-<text:line-break/>pus intermissi<text:span text:style-name="Default_20_Paragraph_20_Font"><text:span text:style-name="T1">o</text:span></text:span>nis in tali scbre ex pulsu indicium putredinis<text:line-break/>humoris penitus <text:span text:style-name="Default_20_Paragraph_20_Font"><text:span text:style-name="T1">o</text:span></text:span>bscurum habet sequenti die ac n<text:span text:style-name="Default_20_Paragraph_20_Font"><text:span text:style-name="T1">o</text:span></text:span>cte p<text:span text:style-name="Default_20_Paragraph_20_Font"><text:span text:style-name="T1">ost<text:line-break/></text:span></text:span>accessionem. Leviter autem succensa obsicu<text:span text:style-name="Default_20_Paragraph_20_Font"><text:span text:style-name="T1">r</text:span></text:span>e c<text:span text:style-name="Default_20_Paragraph_20_Font"><text:span text:style-name="T1">o</text:span></text:span>gn<text:span text:style-name="Default_20_Paragraph_20_Font"><text:span text:style-name="T1">o</text:span></text:span>sci p<text:span text:style-name="Default_20_Paragraph_20_Font"><text:span text:style-name="T1">o</text:span></text:span>ti<text:line-break/>est primis partibus posterioris diei ; fed adhuc clarius circa<text:line-break/>fines ejusdem diei aut noctis ; atque adhuc clarius proxima<text:line-break/>die vel nocte, quae praecedit scilicet suem aut noctem acces-.<text:line-break/>sumis. Sane in ea ipsi<text:span text:style-name="Default_20_Paragraph_20_Font"><text:span text:style-name="T1">s</text:span></text:span> perspicuum jam est signum; mult<text:span text:style-name="Default_20_Paragraph_20_Font"><text:span text:style-name="T1">o-<text:line-break/></text:span></text:span>que magis , quoties accessi<text:span text:style-name="Default_20_Paragraph_20_Font"><text:span text:style-name="T1">o</text:span></text:span> invadit ; ac mult<text:span text:style-name="Default_20_Paragraph_20_Font"><text:span text:style-name="T1">o</text:span></text:span> magis , ubi<text:line-break/>ascendit ad vigorem. In eo vero minus quam per incremen-<text:line-break/>tum , rursusqtte multo minus per declinationem. Hanc fe-<text:line-break/>brem si libeat nominare exquisitam tertianam, nomine uteris</text:p>
      <text:p text:style-name="P3">antiquo; sin minus, at certe nobis dabis ita nominare per-<text:line-break/>fpicuae doctrinae gratia.</text:p>
      <text:p text:style-name="P1">Caprine Alia porro est simplex ac exquisita febris<text:line-break/>ex pituita putri, quae per sentientes co<text:span text:style-name="Default_20_Paragraph_20_Font"><text:span text:style-name="T1">r</text:span></text:span>poris partes pellitur<text:line-break/>ab ipsa natura , consistens. . Ea incipit ex frigore partium<text:line-break/>extremarum atque horrore. potius quam rigore; difficulter<text:line-break/>accenditur, diutumumque obtinet incrementum ad <text:span text:style-name="Default_20_Paragraph_20_Font"><text:span text:style-name="T1">c</text:span></text:span>o<text:span text:style-name="Default_20_Paragraph_20_Font"><text:span text:style-name="T1">nsisten-<text:line-break/>di</text:span></text:span> vigorem, quoniam humor, lu quo consistit, frigidus atque<text:line-break/>humidus est temperamento ac glutinosus consistentia. Ita-<text:line-break/>que difficulter accenditur ac tarde movetur faepe in ipsis<text:line-break/>meatibus haerens. Ac premit quidem interdum gravatque<text:line-break/>vices ; inaequalem autem ac magis debilem efficit parvum-<text:line-break/>que pulsum in insultu ac primo incremento. Per febrem<text:line-break/>vero biliosum existit inter mitia accessionum unaquaeque as-<text:line-break/><text:span text:style-name="Default_20_Paragraph_20_Font"><text:span text:style-name="T1">t</text:span></text:span>ectio eit dictis circa pulsum; sed ab illa quidem cito abeunt.<text:line-break/>tum alia, tum etiam inaequalitas, quae magna ex parte cum<text:line-break/>talibus febribus non accedit. Calor autem non -multo post,</text:p>
      <text:p text:style-name="P3">quam destitit rigor, accenditur lucule<text:span text:style-name="Default_20_Paragraph_20_Font"><text:span text:style-name="T1">n</text:span></text:span>tus , quemadmodum<text:line-break/>ignis quidam plane purus i<text:span text:style-name="Default_20_Paragraph_20_Font"><text:span text:style-name="T1">n</text:span></text:span> quo nulla fumosa caligo inve-<text:line-break/>ibitur. Calorem vero pituitosi humoris assimilabis igni fu-<text:line-break/>mofo lignorum viridium accensorum. Evacuationes igitur<text:line-break/>lu eo paucae existunt, ac longitudo accessionis diuturnior,<text:line-break/>et tempus intermissionis non aeque ac prunum purum est,<text:line-break/>led femper servans in calore et pulsu putredinis humoris<text:line-break/>indicium. At vero et in hac febre circa principia atque<text:line-break/>incrementa accessionum ludicrum putredinis est manssestissi-<text:line-break/>tuum. Attamen et haec ubi exquisita fuerit, ridetur multis<text:line-break/>habere puram intermissionem; et nos ipsi ita etiam non raro<text:line-break/>dicimus, quum intempestiva accurati <text:span text:style-name="Default_20_Paragraph_20_Font"><text:span text:style-name="T1">s</text:span></text:span>ermonis discussio vi-<text:line-break/>detur. Accidit autem naturae corporis, tempori, regioni,<text:line-break/>tempestati, studio , victui et aliis omnibus pituilofis. Acce-<text:line-break/>dit vero Ungulis diebus, quamvis mi<text:span text:style-name="Default_20_Paragraph_20_Font"><text:span text:style-name="T1">n</text:span></text:span>us calida sit quam bi-<text:line-break/>fic<text:span text:style-name="Default_20_Paragraph_20_Font"><text:span text:style-name="T1">t</text:span></text:span>a, quae tertio quoque die fatigat. Sed constat hanc qui-<text:line-break/>dem ( quoniam et humorem habet acce<text:span text:style-name="Default_20_Paragraph_20_Font"><text:span text:style-name="T1">n</text:span></text:span>su facilem et prom-</text:p>
      <text:p text:style-name="P3"><text:span text:style-name="Default_20_Paragraph_20_Font"><text:span text:style-name="T2">ple </text:span></text:span>semper ob tenuitatem quicquid ejus fervefactum est per<text:line-break/>accessionem, expurgatur) ad integritatem quandam magis<text:line-break/>puram desinere, et exiguum post accessionem vestigium pu-<text:line-break/>tridi caloris relinquere ;- eam vero , quae ex pituita fit, nec<text:line-break/>integre purgari per declinationes accessionum, nec exiguum,<text:line-break/>quod velut succendatur, relinquere. . I<text:span text:style-name="Default_20_Paragraph_20_Font"><text:span text:style-name="T1">n</text:span></text:span>de ergo efficitur et<text:line-break/>intermissio multo deterior. et fecundae accessi<text:span text:style-name="Default_20_Paragraph_20_Font"><text:span text:style-name="T1">o</text:span></text:span>nis maturius<text:line-break/>principium.</text:p>
      <text:h text:style-name="Heading_20_2" text:outline-level="2">Cap. V. </text:h>
      <text:p text:style-name="P12">At vero tertium genus intermittentium fe-<text:line-break/>brium, quartana exquisita, quoties ex humore melancholico<text:line-break/>solo efficitur frigido siccoque temperie paulatim quidem fue-<text:line-break/>cenditur, quemadmodum lapis quidam, vel testa, vel os,<text:line-break/>vel aliud quidpiam sic frigidum et siccum corpus Ubi vero<text:line-break/>flamma quaedam ex eo accensa esit, nihil relinquit tumulum,<text:line-break/>neque femiusium post accessionem ; et eam ob rem evacuatio-<text:line-break/>nes plures ex tali- humore quam pituitoso et intermissio pla-<text:line-break/>ne pura esse videtur , eo quod hic omne id hum<text:span text:style-name="Default_20_Paragraph_20_Font"><text:span text:style-name="T1">o</text:span></text:span>ris melan-</text:p>
      <text:p text:style-name="P3">cholici, quod est accensum , evacuatur atque .discutitur; Et<text:line-break/>ob eam rem accidit illis rigor ; qualis potissimum in velte-<text:line-break/>meuti frigore refrigeratis ; non qualis interdum existit.. per ;<text:line-break/>aestum, vel lassitudinem, vel medicamentum calidum ani<text:line-break/>mordax ulceri aduibitum. Caeterum necesse est hanc febrem,<text:line-break/>antecessisse quicquid. colligit atram bilem, ex vitae genere,<text:line-break/>victu, coeli statu, tempore, regione , natura et aetate aegri<text:line-break/>melancholica. Accessio praeterea hujus febris., longitudine<text:line-break/>temporis tertianae similis est; atque interdum <text:span text:style-name="Default_20_Paragraph_20_Font"><text:span text:style-name="T1">accidit</text:span></text:span> ut<text:line-break/>sit longior, quamvis- exquisita fit, quoniam ex humore frigi- .<text:line-break/>diore consistit. Causa autem similis est in his febribus et,<text:line-break/>aliis omnibus, quae differentiam longitudinis efficit accessio- <text:span text:style-name="Default_20_Paragraph_20_Font"><text:span text:style-name="T1">r<text:line-break/></text:span></text:span>nunr, quemadmodum paulo ante luimus in exquisita tertia-..<text:line-break/>na; in multitudine et qualitate humoris, et robore et insu-<text:line-break/><text:span text:style-name="Default_20_Paragraph_20_Font"><text:span text:style-name="T1">t</text:span></text:span>uitate virium,- et ad haec ipsa aegri dispositione differentiam.<text:line-break/>habens. Nam et esta omnia proportione respondent iis,</text:p>
      <text:p text:style-name="P3">quae ex humore bili<text:span text:style-name="Default_20_Paragraph_20_Font"><text:span text:style-name="T1">o</text:span></text:span>sa consistunt. Quocirca si humor me-<text:line-break/>laneholicus neque putrescat, neque vehementer feratur per<text:line-break/>partes corporis sentientes , nequaquam efficit melancholicam<text:line-break/>circuitionem exquisitam; - i Sane arquatis affectibus propor-<text:line-break/><text:span text:style-name="Default_20_Paragraph_20_Font"><text:span text:style-name="T1">tio</text:span></text:span>ne respondent ex liene morbi diutini melancholici, corpo-<text:line-break/>risque totius foedi fiunt colores. Et erysipelatibus ac ster-<text:line-break/>petibus, qui ex flava bile consistunt, cancri etphagedae-<text:line-break/>nae proportione . respondent. Sed neque ex Iris neque ex.<text:line-break/>meIancholiris affectibus necessario febricitant, nisi prius hu ...<text:line-break/>mor melancholicus et bili<text:span text:style-name="Default_20_Paragraph_20_Font"><text:span text:style-name="T1">o</text:span></text:span>sus putrescant. Natura enim<text:line-break/>semper nititur, suis viribus. utens, nssimllare partibus nu-.<text:line-break/>triennis quicquid fieri utile potest; excernere autem id, quod<text:line-break/>non est istiusmodi. . Quod si interdum prae crassitie, vel co-<text:line-break/>pia, vel lentore excrementa vel stipati<text:span text:style-name="Default_20_Paragraph_20_Font"><text:span text:style-name="T1">o</text:span></text:span>ne quadam meatuum,<text:line-break/>vel sua ipsius debilitate non possit excernere humorem uni-.<text:line-break/>versum pravum, imm<text:span text:style-name="Default_20_Paragraph_20_Font"><text:span text:style-name="T1">o</text:span></text:span>rantem diutius in ipso corpore anima-.<text:line-break/>lis putrescere necesse est. - Nullus enim alius lurmor per-<text:line-break/>rnanere, qualis extitit ab initio, potest, nedum qui adeo al-</text:p>
      <text:p text:style-name="P3">ti<text:span text:style-name="Default_20_Paragraph_20_Font"><text:span text:style-name="T1">o</text:span></text:span>fus est, ut ab ipsa natura cultum amplius suscipere non<text:line-break/>possit; fed aut concoctus apponitur atque assimilatur stolidis<text:line-break/>animalis partibus, aut corrumpitur atque putrescit. Ad<text:line-break/>hunc modum arquatis ac melancholicis affectibus, quum hu-<text:line-break/>mor biliosus exuperans in corpore diutius immoratur, fe-<text:line-break/>bris evenit. Saepe etiam affectus lu jecore et in splene at-<text:line-break/>tulit febrem, quum aut iusiammatio aliqua, aut obstructio<text:line-break/>efficit praedictos affectus. Pari ratione nec ubi pituitosus<text:line-break/>humor exuperat, febris <text:span text:style-name="Default_20_Paragraph_20_Font"><text:span text:style-name="T1">s</text:span></text:span>equitur , nisi. putrescat prius. At-<text:line-break/>que ob hunc quidem , quod ab antiquis existimatum est esse<text:line-break/>impossibile, saepenumero visum est; id autem est fine febre<text:line-break/>rigor, qui nonnullis quidem iemel accidit, nonnullis autem<text:line-break/>etiam per circuitum pluribus diebus , vel continuus ab initio<text:line-break/>usque ad finem, vel omnino ita mediocris,. ut nequaquam<text:line-break/>esse videatur, quum quieverint , fed ubi moveantur tantum-<text:line-break/>modo, efficiat fenfnm; vel etiam major, ut etiam fine motu<text:line-break/>insestet. Sed quoties talis humor spatio temporis putres-</text:p>
      <text:p text:style-name="P3">eat, non rigent solum, sed etiam sebricitant. Et diuturna<text:line-break/>admodum et solutu difficilis febris in quotidianae forma tales<text:line-break/>causas sequitur.</text:p>
      <text:h text:style-name="Heading_20_2" text:outline-level="2">Cap. VI. </text:h>
      <text:p text:style-name="P12">Hujus generis est febris epiala proprie no-<text:line-break/>minata, quum sunul sebricitant ac rigent , et utrumque fen-<text:line-break/>tiunt eodem tempore in quavis corporis parte. Sane Archi-<text:line-break/>genus. existimat de nulla altera nomen epialon efferri, quam<text:line-break/>de una hac febre. Sed constat Atticos quosdam viros rigo-<text:line-break/>rem ante febrem ita appellare. Enimvero Praxagoras vide-<text:line-break/>tur mihi vitreum appellare humorem talem. Recentiores<text:line-break/>autem, e quibus Philippus est, crudum simpliciter, nullum<text:line-break/>adjirientes vocabulum ad exquisitam definition<text:span text:style-name="Default_20_Paragraph_20_Font"><text:span text:style-name="T1">e</text:span></text:span>m. Is pro-<text:line-break/>lecto ex specie pituitosi humoris est, ut qui admodum fiigi-<text:line-break/>dus atque lentus fit. Qui enim humor frigidus simul et hu-<text:line-break/>nudus suerit , fusi ipfiam pituitae cadit appellationem, liquis<text:line-break/>Hippocratice et ex omnium consuetudine non solum .vete-<text:line-break/>1unr medicorum, sied etiam aliorum Graecorum nominare</text:p>
      <text:p text:style-name="P3">voluerit. Prodiens enim lib<text:span text:style-name="Default_20_Paragraph_20_Font"><text:span text:style-name="T1">r</text:span></text:span>o de natura hominis errat circa<text:line-break/>hoc vocabulum miranda etymologia adductus. Sed non est<text:line-break/>praesentis temporis ad talia deflectere orationem, quum ali-<text:line-break/>am dicaverimus illis disputationem Ergo rursus. ad institu-<text:line-break/>tum veniamus. Quisquis in corpore humor fuerit frigidus<text:line-break/>et humidus, ipsihunc nominamus pituitam; tu si libet ap-<text:line-break/>pella scindapsum. Adeo sane nulla mihi vocabulorum est<text:line-break/>cura. At vero scias hujus humoris plures esse differentias.<text:line-break/>Nam una quidem species ejus est admodum frigida, ita ut<text:line-break/>maximos dolores adferat; quum in locum calidum impacta<text:line-break/>est. .Et saepenumero multos dolores eorum , qui colici ni-<text:line-break/>eruatur, ex acri clysmate tali humore evacuato, statim fe-<text:line-break/>datos intueri licet. Hic. autem humor videtur similis nspe-<text:line-break/>ctu vitro <text:span text:style-name="Default_20_Paragraph_20_Font"><text:span text:style-name="T1">i</text:span></text:span>ulo. AItera vero species pituitae est, quam ex-<text:line-break/>creantes saepe expuunt quidam, sensibilem obtinens dulce-<text:line-break/>cedinem. Conflatque eum non posse esse omnino frigidam,<text:line-break/>si recordamur eorum, quae libro de simplicium medicamen-</text:p>
      <text:p text:style-name="P2">torum facultatibus docuimus. Tertia praeterea fpecies alia<text:line-break/>pituitae est; quae ipsis expuentibus acida sternitur, ac minus<text:line-break/>quam vitrea, magis quam dulcis, frigida est ; quemadmodum<text:line-break/>altera falsa habetur, aut ob putrefactionem, aut obpermix-<text:line-break/>tionem ful<text:span text:style-name="Default_20_Paragraph_20_Font"><text:span text:style-name="T1">t</text:span></text:span>ae <text:span text:style-name="Default_20_Paragraph_20_Font"><text:span text:style-name="T1">to</text:span></text:span>rosae humiditatis , ex qua. febricitantes mixi-.<text:line-break/>me rigent , fed horrent tantummodo , invadente accessione.-<text:line-break/>Acida autem ac vitrea si moveatur, corporis sentientis par-:<text:line-break/>tes permeans, iufert rigorem sine febre; quod si quaputredo<text:line-break/>moderata illis adsuerit, epialam esurit febrem; sin magis pu-<text:line-break/>trescat, rigor praevenit, febris vero subsequitur , devicto<text:line-break/>frigore ab ipfa multitudine caliditatis, ita ut nullo modo ex-<text:line-break/>illat per lucremehta et rigores accessionum. At vero nitrea<text:line-break/>pituita forsitan acidae qualitatis particeps est; ita ut omnes<text:line-break/>ejus differentiae tres existam, acida, dulcis, falsa; atque ex<text:line-break/>v pituita dulci putrescente rigor minime antecessit febrem..</text:p>
      <text:p text:style-name="P1">Forsitan vero neque simpliciter, neque a simplici cau<text:span text:style-name="Default_20_Paragraph_20_Font"><text:span text:style-name="T1">t</text:span></text:span>a quis<text:line-break/>existimarit tales fieri febres. Siquidem quicquid .pituitae</text:p>
      <text:p text:style-name="P3">putrescit, accendit febrem; reliquum vero nondum putres-<text:line-break/>cens, ex quo rigent, non ejusdem est qualitatis cum- ea quae<text:line-break/>putrescit. Si igitur ab hac quidem rigor, a putrefacta vero<text:line-break/>febris efficitu<text:span text:style-name="Default_20_Paragraph_20_Font"><text:span text:style-name="T1">r</text:span></text:span>; duplex semper causa erit. Licet vero hic<text:line-break/>dicere febrem ab altero quidem fieri causae genere , rigorem<text:line-break/>autem ah alio, ut qui non sit quod febris. Per febrem ta-<text:line-break/>men tertianam flava bilis et rigorem esurit et febrem. Sed<text:line-break/>haec subtilioris sunt concertationis ; nos ad institutum no-<text:line-break/>Urum redeamus.</text:p>
      <text:h text:style-name="Heading_20_2" text:outline-level="2">Cap. VII.</text:h>
      <text:p text:style-name="P12"><text:s/>Permixta pituita putrescente, ex qua fieri<text:line-break/>quotidianam docuimus, cum bssioso humore efficiente tertia-<text:line-break/>nam, composita duplexque causa et effectus fit. Alter enim hu-:<text:line-break/>morunoquoque, alter tertio quo que die adfert accessionem; ita<text:line-break/>ut unus dies duas habeat accessiones, alter vero unam, quum<text:line-break/>tempora accessionis in easdem h<text:span text:style-name="Default_20_Paragraph_20_Font"><text:span text:style-name="T1">o</text:span></text:span>ras minime incidunt Ubi enim<text:line-break/>incidunt,, una erit consule, neque tertianae, neque quotidi-</text:p>
      <text:p text:style-name="P3">anae exactam fperiem <text:span text:style-name="Default_20_Paragraph_20_Font"><text:span text:style-name="T1">s</text:span></text:span>ervans. Et quoniam utriusque febris<text:line-break/>duplex est species, implicationes quatuor erunt; una, in qua<text:line-break/>tertiana permiscetur quotidianae ; fecunda , in qua tertiana<text:line-break/>continuae quotidianae ; tertia, lu qua permiscetur quotidiana<text:line-break/>tertianae conti<text:span text:style-name="Default_20_Paragraph_20_Font"><text:span text:style-name="T1">n</text:span></text:span>uae; quarta autem, in qua permiscetur quo-<text:line-break/>tidiana continua tertianae continuae. Singularum vero di-<text:line-break/>ctarum implicationum differentia duplex esu Interdum<text:line-break/>enim omnes accessiones eodem tempore simul invadunt, i<text:span text:style-name="Default_20_Paragraph_20_Font"><text:span text:style-name="T1">n-<text:line-break/></text:span></text:span>turdum diversis temporibus. Sed lu cognosci facile possunt,<text:line-break/>praeterquam quod saepe intermittens minime cognoscitur a<text:line-break/>parum exercitatis, quoniam aegri nunquam deducuntur ad<text:line-break/>integritatem ; fed oportet speciem cousiderare accessionis,<text:line-break/>quemadmodum fecundo libro de crisibus fatis lictum est, et<text:line-break/>inde cognoscere, non ex ipsa circuituum proportione. Sub- ,<text:line-break/>jiciatur enim invafisse quempiam circa horam primam ac-<text:line-break/>cessionem simul cum rigo<text:span text:style-name="Default_20_Paragraph_20_Font"><text:span text:style-name="T1">r</text:span></text:span>e, qui rideatur vulnerare carnem<text:line-break/>laborantis , deinde omnia alia tertianae febris indicia usque</text:p>
      <text:p text:style-name="P3">ad vigorem processisse, cum vomitu bilis simul et cum sudore<text:line-break/>benigno declinere, atque esse jam diei horam nonam; porro<text:line-break/>coniectare nos ex toto accessionis motu, circa undecimam lro-<text:line-break/>ram sine febre fore aegrotum , ea scilicet integritate ,. quam<text:line-break/>in circuitibus nominare solemus; ita vero sperantibus, stat<text:line-break/>tim subsistere sudorem , aut densata susum , aut etiam inhor-<text:line-break/>rescente cute, deinde initium atque incrementum, et ad<text:line-break/>haec algorem in genere continuae febris pituitofae fequi.<text:line-break/>Duplicem profecto ita cognoscemus causam esse ac speciem<text:line-break/>febrium, mixta intermittente cum continua , quamvis .nulla<text:line-break/>inveniatur intermissio. Ac loquenti quidem die sperabimus<text:line-break/>i<text:span text:style-name="Default_20_Paragraph_20_Font"><text:span text:style-name="T1">n</text:span></text:span>vasurum accessionem hora nona, et fi ut expectabamus res<text:line-break/>ipsa eveniat, penitus tertio. die similiter sperabimus, adhuc<text:line-break/>sebricitante aegroto, iterum invnsmam eum tertianae febris<text:line-break/>accessionem hora prima. Quod si praeveniat aut tardet ac-<text:line-break/>cessio, quam fecunda die sperabamus hora nona, atque</text:p>
      <text:p text:style-name="P3">quam tertio <text:span text:style-name="Default_20_Paragraph_20_Font"><text:span text:style-name="T1">die credebamus futuram</text:span></text:span> primis hora, non etiam<text:line-break/>posthac sequentibus diebus, neque nonam horam, neque pri-<text:line-break/>mam expectabimus, sed tanto prius aut posterius, quanto<text:line-break/>proportio primi circuitus accessionem praevenisse ab hora,<text:line-break/>qua initio cepit , aut tardasse indicavit. Utra ve<text:span text:style-name="Default_20_Paragraph_20_Font"><text:span text:style-name="T1">r</text:span></text:span>o earum<text:line-break/>desitura fit prius, tum ex febris specie coniectandum est, tum<text:line-break/>ex accessionis longitudine et magnitudine et more et motu<text:line-break/>et item circuituum repetitione in anticipatione et tardatione,<text:line-break/>et ad haec fignis quae postea apparent c<text:span text:style-name="Default_20_Paragraph_20_Font"><text:span text:style-name="T1">r</text:span></text:span>uditatis et concoctio-<text:line-break/>uis totius morbi , quorum in urina maxima censentur. Ac<text:line-break/>de his omnibus libris de crisibus fatis suctum esu Quod si<text:line-break/>pituitofa continua non ad nonam horam, fed quintam aut.<text:line-break/>sextam excipiat interni ttentem biliosum, quae prima hora<text:line-break/>incepit, adhuc difficilior cognitu est vulgo illi medicorum,<text:line-break/>quibus talis consideratio minime curae est, an scilicet si t unum<text:line-break/>febrium genus, an duo et quodnam utrumque. Caeterum<text:line-break/>tanquam nihil horum cognoscentes, non fotum nesciunt,</text:p>
      <text:p text:style-name="P3">quonam modo oporteat curare eas, quae nequaquam cognos-<text:line-break/>cuntur quales tandem sint, sed neque utrum secunda die<text:line-break/>fuspectus habere conveniat utrasque horas, quae prima die<text:line-break/>accessiones attulerunt. Ego namque scio me risum eis fise-<text:line-break/>penumero vaticinio potius quam melica praenotione conje -<text:line-break/>cisse accessionis insultum. Per hanc igitur ipsimi mixtionem,<text:line-break/>de qua nunc agimus, tertianae cum ea quae quotidie acce-<text:line-break/>dit, nidi interdum circa primam horam exquisitae tertianae<text:line-break/>accessionem invadere, circa <text:span text:style-name="Default_20_Paragraph_20_Font"><text:span text:style-name="T1">t</text:span></text:span>extam autem existere accessio-<text:line-break/>nemejus, quam recentiores mediei proprie nominant quo-<text:line-break/>tidianam. Solent enim ita nominare febrem quae singulis<text:line-break/>diebus accedit, .nequaquam desinit ad integritatem. Ipsa<text:line-break/>vero folitus fum talem nominare quotidianam continuam;<text:line-break/>nomen enim cathemerinum nequaquam licet invenire apud<text:line-break/>quemquam Graecorum scriptum , fed amphemerinam appel-<text:line-break/>lant rem omnem, quae singulis. diebus similiter fit. Sed ut<text:line-break/>Plato dixit, contemnere oportet nomina eos, quibus tanta-<text:line-break/>rum ac talium rerum proposita est consideratio. . Appelletur</text:p>
      <text:p text:style-name="P3">igitur, gratia clarioris doctrinae, ea quae singulis diebus ac-,<text:line-break/>cedens desunt ad integritatem , quotidiana simpliciter, nihil<text:line-break/>insuper addendo ei in oratione ; ea vero quae minime desi-<text:line-break/>nit, quotidiana continua; ac liceat tibi, si libeat, alteri ad-<text:line-break/>jicere intermittens. Pari ratione dicendum et de ea, quae<text:line-break/>tertio quoque die accessit; altera enim differentia tertiana<text:line-break/>simpliciter , vel etiam iuterrnittens tertiana habetur , t altera<text:line-break/>tertiana continua est. Licet vero et continuam tertianam no-<text:line-break/>minare tertianam fimpliriter sine adjectione ulla, quemad-<text:line-break/>modum nonnulli appellanti Sed enim non opus esit fusius<text:line-break/>disputare de nominibus, feti redire ad institutum tempus est.<text:line-break/>Nam adolescens, lu quo dixi implicationem extitisse tertia-<text:line-break/>nae cum quotidiana continua, primo quidem die mane luce-<text:line-break/>pit cum rigore tertianae proprio febri , . alia omnia servans<text:line-break/>exquisitae tertianae indicia usque ad <text:span text:style-name="Default_20_Paragraph_20_Font"><text:span text:style-name="T1">t</text:span></text:span>extam horam, fubitum-<text:line-break/>que vomitum biliosum et multum attulit, et ventris excre-<text:line-break/>tionem satis multam , eamque biliosum , ae parvos sudores,</text:p>
      <text:p text:style-name="P3">a quibus statim contractus est atque horruit homo ; deinde<text:line-break/><text:span text:style-name="Default_20_Paragraph_20_Font"><text:span text:style-name="T1">A</text:span></text:span>urius incipiente insultu, pulsus erat parvus et inaequalis;<text:line-break/>post usque ad horam undecimam, succensa adhuc paulatim,<text:line-break/>pleraque ipsius invasionis habebat propria,. pauca vero quae-<text:line-break/>piam ipsius qu<text:span text:style-name="Default_20_Paragraph_20_Font"><text:span text:style-name="T1">o</text:span></text:span>que incrementi ; delude usque ad n<text:span text:style-name="Default_20_Paragraph_20_Font"><text:span text:style-name="T1">o</text:span></text:span>ctis ho-<text:line-break/>ram quartam incrementum merum erat, post lu eadem ma-<text:line-break/>gnitudine permanebat ad ipsum quidem sensum usque ad<text:line-break/>horam n<text:span text:style-name="Default_20_Paragraph_20_Font"><text:span text:style-name="T1">o</text:span></text:span>ctis sextam, quum jam perspicue ridebatur decli-<text:line-break/>nare, usque ad quartam horam in secundo die. lu ea enim<text:line-break/>contrahebatur, atque insultus accessionis signa ostendebantur,<text:line-break/>partibus quidem ipsius extremis frigidioribus evade<text:span text:style-name="Default_20_Paragraph_20_Font"><text:span text:style-name="T1">n</text:span></text:span>tibus,<text:line-break/>pulsu autem parvo; atque increscebat usque ad vesperam<text:line-break/>paulatim, neque horrorem quempiam, neque i<text:span text:style-name="Default_20_Paragraph_20_Font"><text:span text:style-name="T1">n</text:span></text:span>aequalitatem<text:line-break/>aliam efficiens ; delude rursus vigebat circa horam quartam<text:line-break/>noctis, ac sensibiliter declinare i<text:span text:style-name="Default_20_Paragraph_20_Font"><text:span text:style-name="T1">n</text:span></text:span>cipiebat circa sextam. Ac.<text:line-break/>quod quidem tertia die h<text:span text:style-name="Default_20_Paragraph_20_Font"><text:span text:style-name="T1">o</text:span></text:span>ra circiter secunda oportebat ejus<text:line-break/>expectare accessionis insultum fore quotidianum, perspicuum<text:line-break/>erat; non tamen tertiana au servatura esset eandem horam,</text:p>
      <text:p text:style-name="P3">an non, perspicuum erat, Accessi<text:span text:style-name="Default_20_Paragraph_20_Font"><text:span text:style-name="T1">o</text:span></text:span> igitur h<text:span text:style-name="Default_20_Paragraph_20_Font"><text:span text:style-name="T1">o</text:span></text:span>rrifica incepit<text:line-break/>hora secunda, quae citius quam pro accessione, i<text:span text:style-name="Default_20_Paragraph_20_Font"><text:span text:style-name="T1">n</text:span></text:span>. prima ac<text:line-break/>secunda die c<text:span text:style-name="Default_20_Paragraph_20_Font"><text:span text:style-name="T1">o</text:span></text:span>ntinuae qu<text:span text:style-name="Default_20_Paragraph_20_Font"><text:span text:style-name="T1">o</text:span></text:span>tidianae increscens usque ad quin-<text:line-break/>tam h<text:span text:style-name="Default_20_Paragraph_20_Font"><text:span text:style-name="T1">o</text:span></text:span>ram , initium rursus alterum fecit p<text:span text:style-name="Default_20_Paragraph_20_Font"><text:span text:style-name="T1">o</text:span></text:span>st quintam h<text:span text:style-name="Default_20_Paragraph_20_Font"><text:span text:style-name="T1">o-<text:line-break/></text:span></text:span>ram, atque ei erant omnia sympt<text:span text:style-name="Default_20_Paragraph_20_Font"><text:span text:style-name="T1">o</text:span></text:span>mata similia iis, quae se-<text:line-break/>cunda die extiterant. Delude rursus increscens pr<text:span text:style-name="Default_20_Paragraph_20_Font"><text:span text:style-name="T1">o</text:span></text:span>mptius<text:line-break/>usque ad <text:span text:style-name="Default_20_Paragraph_20_Font"><text:span text:style-name="T1">o</text:span></text:span>ctavam horam, rursus horruit in illa hora, ac<text:line-break/>paulo post accessio prompte ascendebat increscens, ita ut<text:line-break/>circa h<text:span text:style-name="Default_20_Paragraph_20_Font"><text:span text:style-name="T1">o</text:span></text:span>ram n<text:span text:style-name="Default_20_Paragraph_20_Font"><text:span text:style-name="T1">o</text:span></text:span>ctis quartam ad rigorem. deduceretur. Ec-<text:line-break/>quidnam aliud quam exquisitae femitertianae haec accessio<text:line-break/>extitit? Quum duae febres eadem h<text:span text:style-name="Default_20_Paragraph_20_Font"><text:span text:style-name="T1">o</text:span></text:span>ra luvaderent, eo quod<text:line-break/>quae singulis diebus repetebat, duabus horis praevenisset,<text:line-break/>tertiana ver<text:span text:style-name="Default_20_Paragraph_20_Font"><text:span text:style-name="T1">o</text:span></text:span> duabus horis tardasset, ita ut nitenti dignoscere<text:line-break/>speciem febris perspicue rideri potuissent temperata ac per-<text:line-break/>mixta tertianae ac continuae quotidianae^ symptomata.<text:line-break/>Quum enim tertiana quidem cum rigore incipiat, quotidiana<text:line-break/>ver<text:span text:style-name="Default_20_Paragraph_20_Font"><text:span text:style-name="T1">o</text:span></text:span> sine rigore, permixta ex utrisque horrorem statim in-</text:p>
      <text:p text:style-name="P3">ferebat; rem quidem minorem rigore, maj<text:span text:style-name="Default_20_Paragraph_20_Font"><text:span text:style-name="T1">o</text:span></text:span>rem vero frigore;.<text:line-break/>. ac tanto majorem frigore , quantus minor rig<text:span text:style-name="Default_20_Paragraph_20_Font"><text:span text:style-name="T1">o</text:span></text:span>re est; ita ut.<text:line-break/>aequaliter distans ab extremis utrisque horr<text:span text:style-name="Default_20_Paragraph_20_Font"><text:span text:style-name="T1">o</text:span></text:span>r ini medio ain-<text:line-break/>horum collocetur, rigoris fcilicet atque frigoris;- id quod<text:line-break/>temperatis invicem extremis potissimum fieri solet. Ergo<text:line-break/>non ab re nome<text:span text:style-name="Default_20_Paragraph_20_Font"><text:span text:style-name="T1">n</text:span></text:span> test febri semi tertianam indiderunt. Tem-.<text:line-break/>perula enim ex quotidiana continua ac tertiana interminante,<text:line-break/>totius suae naturae partem dimidiam utramque praedictarum.<text:line-break/>febrium habet. Ut igitur semiafinus ac semideus dictus est,<text:line-break/>eodem modo femitertiana. Mulus eum medietatem quidem<text:line-break/>equi conducentis ei ad generationem , medietatem vero asini<text:line-break/>habens, ab altero eorum tantummodo dictus est semiafinus.<text:line-break/>Et semideus indicatur quidem participare dei medietatem;<text:line-break/>quod autem homo sit altera ex parte, omittitur. Itidem se-<text:line-break/>mitertiana medietatem alteram habet tertianam, medietatem<text:line-break/>alteram quotidianam continuam. Sed ipsi duplex modus.<text:line-break/>generationis est; aut enim in unum tempus duae accessiones</text:p>
      <text:p text:style-name="P3">currunt, ut paulo ante diri, quia altera praevenit , altera<text:line-break/>tardat; aut ambae statim ab luitio invicemtemperantur.<text:span text:style-name="Default_20_Paragraph_20_Font"><text:span text:style-name="T2"> At<text:line-break/></text:span></text:span>quae ambabus in unum tempus coeuntibus fit, unam solam<text:line-break/>habet accessionem naturae ipsius semite<text:span text:style-name="Default_20_Paragraph_20_Font"><text:span text:style-name="T1">r</text:span></text:span>tianae; altera vero<text:line-break/>omnes ab initio morbi usque in finem, quaemaxime proprie<text:line-break/>femitertiana ab omnibus nominator. Sed de hoc paulo post<text:line-break/>agetur, potissimum propter Agathinum et Archigenem. Ado-<text:line-break/>lescenti igitur , quem nostra narratio supposuit, tertio die<text:line-break/>quum fieret talis accessio, propterea quod in unum tempus<text:line-break/>ambarum febrium accessiones incidissent, praeveniente dua-<text:line-break/>bus horis quotidianae accessione semper, tertiana autum tar -<text:line-break/>dante semper duabus, accessio quarta die incepit oriente sule,<text:line-break/>speciem servans exactam febris pituitofae.. Futurum autem<text:line-break/>ex proportione erat, ut quinta ab ea accessio inciperet rirca<text:line-break/>decimam horum noctis, quoniam femper praeveniebat horis<text:line-break/>duabus: tertia autem ab initio accessio febris biliofae habi-</text:p>
      <text:p text:style-name="P3">tura principium erat quinta die, hora quarta, ita ut medium<text:line-break/>interstitium initii duarum accessionum foret sex horarum;<text:line-break/>quod etiam factum est, circa decimam limam quartae noctis<text:line-break/>adveniente accessione secundum speriem pituitufae febris,<text:line-break/>-atque ita procedente usque ad horam quartam diei; coeunte<text:line-break/>vero cum biliosi; simul modico rigore, delude rutilis per-<text:line-break/>mixtam speciem habe<text:span text:style-name="Default_20_Paragraph_20_Font"><text:span text:style-name="T1">n</text:span></text:span>te accessione secundum biliosae simul<text:line-break/>ac prtuitofae fperiem. At vero subsequentinocte circa o eta-<text:line-break/>vam horam pituitosa febris i<text:span text:style-name="Default_20_Paragraph_20_Font"><text:span text:style-name="T1">n</text:span></text:span>cipiens exquisita ac stola totam<text:line-break/>obtinuit sequentem diem, quae sexta fuit ; tum autem usque<text:line-break/>ad mediam noctem declinans, inde rursus incepit e<text:span text:style-name="Default_20_Paragraph_20_Font"><text:span text:style-name="T1">o</text:span></text:span>dem m<text:span text:style-name="Default_20_Paragraph_20_Font"><text:span text:style-name="T1">o-<text:line-break/></text:span></text:span>d<text:span text:style-name="Default_20_Paragraph_20_Font"><text:span text:style-name="T1">o</text:span></text:span> ; poftea reliquam noctis medietatem et tempus usque ad<text:line-break/>meridiem septimae diei obtinens, jam qu<text:span text:style-name="Default_20_Paragraph_20_Font"><text:span text:style-name="T1">o</text:span></text:span>dammodo declina-<text:line-break/>viti Sed tertiana ei successit cum rig<text:span text:style-name="Default_20_Paragraph_20_Font"><text:span text:style-name="T1">o</text:span></text:span>re incipiens, quem-<text:line-break/>admodum solet incipere exquisita tertiana ; atque alia omnia<text:line-break/>eodem modo exquisita asserens indicia, bilis vomitum effecit</text:p>
      <text:p text:style-name="P3">et dejectionem biliosum et urinum bonam et quendam mado-<text:line-break/>rem crepusculo vespertino , indicans perspicue iis, qui didi-<text:line-break/>cerunt cognoscere genera febrium , quod remitteretur atque<text:line-break/>declinaret et solvenda esset post unam vel ad summum alte-<text:line-break/>ram circuitionem. Etenim declinatio facilitatem habuit 1ni-<text:line-break/>rabilem quandam , et qualem nulla ex prioribus , usque ad<text:line-break/>horam noctis quartam. In illa enim febris pituitosa singulis<text:line-break/>diebus accedens, horis autem duabus praeveniens, incepit,<text:line-break/>atque occupans totam noctem et totum loquentem diem,<text:line-break/>rursus incepit octava nocte secunda hora; quam quidem<text:line-break/>noctem totam occupans declinarit sequenti die nono. Ac-<text:line-break/>cessio autem tertianae erat sutura in illa die circa octavam<text:line-break/>horam , quoniam duabus horis tardabat ; sed tunc circa ho-<text:line-break/>ram nonam incepit, indicans adhuc eo suam declinationem.<text:line-break/>Sole autem occidente coivit cum ea accessio pituitosa, anti-<text:line-break/>cipando hrvadens, quemadm<text:span text:style-name="Default_20_Paragraph_20_Font"><text:span text:style-name="T1">o</text:span></text:span>dum solita erat, et noctem oc-<text:line-break/>cupans illam et sequentem diem , rursus incepit decima die</text:p>
      <text:p text:style-name="P3">hora decima. Deni rurfus undecima die hora octava exa-<text:line-break/>ole permanens pituitosa ; delude circa horam noctis primam<text:line-break/>initium horrificum tertianae febris quatuor horis ta<text:span text:style-name="Default_20_Paragraph_20_Font"><text:span text:style-name="T1">r</text:span></text:span>dantis<text:line-break/>extitit, tum autem sexta hora noctis venter dejecit biliosa et<text:line-break/>quidam in toto corpore madores extiterunt ; et post hos tota<text:line-break/>declinatio prope ad integritatem devenit, atque erat jam per-<text:line-break/>suionum tertianam destitisse integre, pituitufam autem esse<text:line-break/>relictam falam jam et declinantem Has igitur ob res circa<text:line-break/>duodecimam diem nec insuper accessio praevenit horis dua-<text:line-break/>bus, quemadmodum antea stulta erat, sini septima hora in-<text:line-break/>cepit; deinde circa decimam tertiam haudquaquam <text:span text:style-name="Default_20_Paragraph_20_Font"><text:span text:style-name="T1">t</text:span></text:span>exta, fid<text:line-break/>tardarit ac feptima hora incepit, <text:span text:style-name="Default_20_Paragraph_20_Font"><text:span text:style-name="T1">ostendens</text:span></text:span> lusi gnem facilitatem<text:line-break/>atque declinationem. Quartodeoimo autem die declinatio<text:line-break/>multo melior extitit, atque accessio incepit hora nona, et in<text:line-break/>mina insigne concoctionis ludiciunr apparuit, praenuntians<text:line-break/>fore solutionem futuro decretorio. t Sed de hoc nunc non<text:line-break/>est sermo, nisi obiter. Quod autem saepenumero permisce-</text:p>
      <text:p text:style-name="P3">antur diversi generis febres medicorum vulgus latentes , hi-<text:line-break/>Rosae scilicet pituitofis , itemque continuae lutermittentibus,<text:line-break/>praescriptus aegrotus abunde iudicavit.</text:p>
      <text:h text:style-name="Heading_20_2" text:outline-level="2">Cap. VIII. </text:h>
      <text:p text:style-name="P12">Sed quum de sus quae decebant dicta<text:line-break/>sint, ad id, quod paulo ante productum est, rursus venio;<text:line-break/>Compotita enim ex tertiana et quotidiana continua, quam<text:line-break/>vocamus semitertiauam, vel habet flavam bilem exuperan-<text:line-break/>tem, proindeque flavae bilis symptomata vehementia; vel<text:line-break/>hunc pauciorem, pituitam vero copiosiorem, proindeque quo-<text:line-break/>tidianae continuae pathemata certiora; vel neutrum altero<text:line-break/>humore exuperantiorem, sed ambos aequales, quae sane ex-<text:line-break/>quifita. semitertiana est, talis specie , qualem Hippocrates<text:line-break/>ipsam indicavit, scribens. libro prim<text:span text:style-name="Default_20_Paragraph_20_Font"><text:span text:style-name="T1">o</text:span></text:span> epidemi<text:span text:style-name="Default_20_Paragraph_20_Font"><text:span text:style-name="T1">o</text:span></text:span>n ad hunc<text:line-break/>modum. <text:span text:style-name="Default_20_Paragraph_20_Font"><text:span text:style-name="T1">Pleri</text:span></text:span>s<text:span text:style-name="Default_20_Paragraph_20_Font"><text:span text:style-name="T1">que eorum hae fuerunt assecti</text:span></text:span>o<text:span text:style-name="Default_20_Paragraph_20_Font"><text:span text:style-name="T1">ne</text:span></text:span>s; sc—<text:line-break/><text:span text:style-name="Default_20_Paragraph_20_Font"><text:span text:style-name="T1">b</text:span></text:span>ias <text:span text:style-name="Default_20_Paragraph_20_Font"><text:span text:style-name="T1">horrificae, continuae, acutae; in totum minime inter-<text:line-break/>mittente</text:span></text:span>s, <text:span text:style-name="Default_20_Paragraph_20_Font"><text:span text:style-name="T1">modu</text:span></text:span>s <text:span text:style-name="Default_20_Paragraph_20_Font"><text:span text:style-name="T1">autem scmitertianu</text:span></text:span>s <text:span text:style-name="Default_20_Paragraph_20_Font"><text:span text:style-name="T1">erat; hae quidem<text:line-break/>d</text:span></text:span>i<text:span text:style-name="Default_20_Paragraph_20_Font"><text:span text:style-name="T1">em unum habente</text:span></text:span>s <text:span text:style-name="Default_20_Paragraph_20_Font"><text:span text:style-name="T1">leviorem, altero autem graviu</text:span></text:span>s<text:line-break/><text:span text:style-name="Default_20_Paragraph_20_Font"><text:span text:style-name="T1">exacerbante</text:span></text:span>s, <text:span text:style-name="Default_20_Paragraph_20_Font"><text:span text:style-name="T1">atque ad acutiorem astectum incre</text:span></text:span>s<text:span text:style-name="Default_20_Paragraph_20_Font"><text:span text:style-name="T1">cente</text:span></text:span>s.</text:p>
      <text:p text:style-name="P3">Horrificas autem dixit non simpliciter febres incipientes cum<text:line-break/>horrore, nam innumeris febribus id accidit, de quibus deinceps<text:line-break/>docebo, sed in quibus bonam partem accessi<text:span text:style-name="Default_20_Paragraph_20_Font"><text:span text:style-name="T1">o</text:span></text:span>nis horror <text:span text:style-name="Default_20_Paragraph_20_Font"><text:span text:style-name="T1">o</text:span></text:span>ccu-<text:line-break/>pat altera duntaxat die , in qua simul invadunt tertiana ac<text:line-break/>qu<text:span text:style-name="Default_20_Paragraph_20_Font"><text:span text:style-name="T1">o</text:span></text:span>tidiana continua. Sequens enim dies quotidianam tau-<text:line-break/>tummodo habet. Quocirca prima dies magna ex parte per-<text:line-break/>mrxtam ex utrisque febrem adfert; fecunda autem c<text:span text:style-name="Default_20_Paragraph_20_Font"><text:span text:style-name="T1">o</text:span></text:span>ntinuam<text:line-break/>quotidianam. Interdum enim prima die invadere prtuito-<text:line-break/>fam, secunda autem utramque contingit. Accessio igitur<text:line-break/>communis ex utrisque, qu<text:span text:style-name="Default_20_Paragraph_20_Font"><text:span text:style-name="T1">o</text:span></text:span>ties aeque polluerint hunrores,<text:line-break/>talis est , qualem paul<text:span text:style-name="Default_20_Paragraph_20_Font"><text:span text:style-name="T1">o</text:span></text:span> ante descripsimus semitertianam ; ubi<text:line-break/>vero tertiana exuperat, febris magis horrifica est et aliquid<text:line-break/>rigoris in in<text:span text:style-name="Default_20_Paragraph_20_Font"><text:span text:style-name="T1">t</text:span></text:span>uitu accessionis assumit. Statim itaque calidior<text:line-break/>talis est atque ardentior ac celerius pervenit ad vigorem ; et<text:line-break/>quendam bilis vomitum, vel dejectionem, vel madorem in- .<text:line-break/>fert. Ubi vero humor pituitosus exuperat, frigus extrema-<text:line-break/>rum partiunr exuperat et horror parvus est, et pulsus con-</text:p>
      <text:p text:style-name="P3">tractio fortior ac diuturnior, ac lente accessio increscit etmul-<text:line-break/>to post tempore riget; non tamen .sitim efficit, neque ardo-<text:line-break/>rem; neque vomitus, neque detectio biliosis., vel mador in<text:line-break/>ea existit. Atque hujus mixtionis duarum febrium etiam<text:line-break/>Archigenes in notitiam quandam devenit, feti consule et in-<text:line-break/>certe, quemadmodum indicavimus septimo libro, quem con-<text:line-break/>tra ipsius commentarios de pulsibus scripsimus. Existimat<text:line-break/>enim lu semitertiana qua<text:span text:style-name="Default_20_Paragraph_20_Font"><text:span text:style-name="T1">n</text:span></text:span>doqueexuperare tertianam febrem,<text:line-break/>quandoque quotidianam, mixtionem tamen earum aeque pol-<text:line-break/>lentem, quae stola femitertianam exquisitam constituit, ne-<text:line-break/>que cognorit, neque ru dicavit, feti penitus omisit. Quum<text:line-break/>enim aequales magnitudine fiut intermittens tertiana et quo-<text:line-break/>tidlana continua, initium accessionis cmn horrore existit; id<text:line-break/>enim medium rigoris persiictionisque existit, e quibus alterum<text:line-break/>tertianae , alterum quotidianae continuae inest. Increnren-<text:line-break/>tum vero post initium propter tertianam facile suscipit culi-<text:line-break/>ditatum, atque ad rigorem festinat; propter pituitofam autem</text:p>
      <text:p text:style-name="P3">tardum, quantum in ea est, efficientem incrementum , inhi-<text:line-break/>betur atque interrumpitur; atque est veluti quaedam pugna<text:line-break/>symptomatum, interdum incalescente aegro , quum tertianae<text:line-break/>calor vehementius agens ad cutem humores effert ; detinente<text:line-break/>autem interdum ac retrahente intro hujus motum pituita,<text:line-break/>quae otiosa ac frigida est ex natura , ac difficile movetur , et<text:line-break/>tarde transmeat. At vero in tali pugna , exuperante frigido<text:line-break/>humore contractio efficitur ec horror ac frigus partium ex-<text:line-break/>tremarum et cutis ; ita ut altera accessio rursum lucipere vi-<text:line-break/>deatur. Quod fi calidior exuperet, subito calefiunt etprope<text:line-break/>ad rigorem pervenisse videntur ; dein paulo post exuperante<text:line-break/>pituitofo , aegri rursus contrahuntur , refrigerantur et hor-<text:line-break/>rent; . usque minime definit fieri usque ad rigorem , qui ma-<text:line-break/>tutius quam pro pituitoso humore, tardius quam pro bi--<text:line-break/>lioso existit ; quoniam pituitosus detinet biliosi celeritatem,<text:line-break/>biliosus autem tarditatem ac segnitiem pituitosi accelerat.</text:p>
      <text:p text:style-name="P3">Atque hujusmodi quidem exquisita semitertiana est, ex ae-<text:line-break/>quali temperamento duarum febrium et duorum humorum<text:line-break/>effecta. Ea vero quae minime exquisita est , vel humorem<text:line-break/>biliofum , vel prtuitosum obtinet ampliorem.</text:p>
      <text:h text:style-name="Heading_20_2" text:outline-level="2">Cap. IX. </text:h>
      <text:p text:style-name="P12">At vero fecunda implicatio ac mixtio est<text:line-break/>duarum febrium, tertianae et quotidianae, sub similem efficiens<text:line-break/>accessionem praedictae, sed differentem, quod haec deducatur<text:line-break/>ad integritatem et quod secunda die vel cum horrore , vel<text:line-break/>cum rigore quotidiana sola effecta invadat. Quocirca talis fe-<text:line-break/>luis non amplius femitertiaua erit, siquidem^ sumi tertiana conti- .<text:line-break/>nuacenfetur. Sivero in altero genere febrium eam annumero-<text:line-break/>mus, nonfolum talis, fed etiam aliae quaedam febres nomina- .<text:line-break/>luantur femitertianae. ob eam rem mihi videtur Agathinus<text:line-break/>omnes productas tertianas appellare fetuitertianas. .Sed enim<text:line-break/>quum de nominibus potius quam de rebus tales quaestiones<text:line-break/>sint, immorandum in eis minime censeo. Num esto libro<text:line-break/>seorsum de vocabulis medicis dictum jam est; in quo id oste n-</text:p>
      <text:p text:style-name="P3">ditor ac definitur lu plenum, quaenam sint de rebus et quae-<text:line-break/>nam denominibus controversiae. Quocirca rursus ad res<text:line-break/>ipsius redeamus, semitertianam ab Hippocrate nominatum<text:line-break/>horrificam et continuam, quam tertiana quotidianae conti-<text:line-break/>nuae permixta efficit; intermittenti autem, minime efficit,<text:line-break/>propterea quod febris ex utraque compotita necessario et<text:line-break/>ipfa intermittens existit. Neque ver t<text:span text:style-name="Default_20_Paragraph_20_Font"><text:span text:style-name="T1">r</text:span></text:span> ex duabus continuis,<text:line-break/>biliofa scilicet ac pituitofa, fieri potest femitertiana; neque<text:line-break/>enim mixtio horrificam facit febrem, neque multas redupli-<text:line-break/>taliones habentem Quum enim omnis continua febris fu-<text:line-break/>apte ratione; quum exquisita est, neque habeat horrorem,<text:line-break/>neque rigorem , neque etiam febris ex eis composita borri-<text:line-break/>sica erit. oportet ergo si eadem sutura sit horrifica fimul<text:line-break/>ac continua, generationem habere eam ex duabus febribus,<text:line-break/>altera quidem nrternuttente , altera autem continua. Et ob<text:line-break/>eam rem tertiana permixta quotidianae continuae procreat<text:line-break/>leniter tiaram; neque ambae intermittentes, neque ambae</text:p>
      <text:p text:style-name="P2">continuae possunt talem feb<text:span text:style-name="Default_20_Paragraph_20_Font"><text:span text:style-name="T1">r</text:span></text:span>em procreare. Restat igitur una<text:line-break/>mixtio, quae ex quotidiana inte<text:span text:style-name="Default_20_Paragraph_20_Font"><text:span text:style-name="T1">r</text:span></text:span>mittente ac biliosa conti-<text:line-break/>nua constans , potest continuam simul atque horrificam effi-<text:line-break/>cere febrem. Sed haec contra quam prima habebit c<text:span text:style-name="Default_20_Paragraph_20_Font"><text:span text:style-name="T1">o</text:span></text:span>nti-<text:line-break/>nuitatem quidem ex biliosa , horrorem autem ex pituitosa,<text:line-break/>atque reduplicationes ex pugna mutua, maximeque quoties<text:line-break/>humores ipsi aeque vicerint. Vincentis vero eorum alter-.<text:line-break/>utrius ex symptomatis dignotio in prima mixtione declarata<text:line-break/>esu Haec omnia de quatuor mixtionibus biliosae febris ac<text:line-break/>pituitofae magis propria sunt libro , qui est de typis ; sed<text:line-break/>hic necessario dicta sunt propter femitertianam , cujus gene-<text:line-break/>rationem Archigenes ad tertianam quotidianamque retulit,<text:line-break/>nequaquam videns fe intermittentem efficere febrem. Aga-<text:line-break/>. thinus .vero peripicue c<text:span text:style-name="Default_20_Paragraph_20_Font"><text:span text:style-name="T1">o</text:span></text:span>nsessus est ejusdem generis esse cum<text:line-break/>te<text:span text:style-name="Default_20_Paragraph_20_Font"><text:span text:style-name="T1">r</text:span></text:span>tiana femitertianam, diffidentem tantummodo magnitudine<text:line-break/>accessionis. Si igitur <text:span text:style-name="Default_20_Paragraph_20_Font"><text:span text:style-name="T1">o</text:span></text:span>mnes febrium differentias accurate<text:line-break/>perfequuti, lapsi nominibus essent, fuisset id ferendum. Sed</text:p>
      <text:p text:style-name="P3">quum neque simplicium, neque compositarum omnes fcripfe-<text:line-break/>rint differentias , et ad haec quasdam alias supervacuas adje-<text:line-break/>ceri<text:span text:style-name="Default_20_Paragraph_20_Font"><text:span text:style-name="T1">n</text:span></text:span>t, nihil neque lu praenotionem, <text:span text:style-name="Default_20_Paragraph_20_Font"><text:span text:style-name="T1">n</text:span></text:span>eque in curationem<text:line-break/>leva<text:span text:style-name="Default_20_Paragraph_20_Font"><text:span text:style-name="T1">n</text:span></text:span>tes, nos conati fumus pro viribus diligenter excolere<text:line-break/>omnem typum, longo tempore, experientia simul ac ratione,<text:line-break/>utiles lu eo disterentiaspervestigantes. Simplices ergo praef-<text:line-break/>entis <text:span text:style-name="Default_20_Paragraph_20_Font"><text:span text:style-name="T1">t</text:span></text:span>unt operis ; implicitae autem ex his attinent ad li-<text:line-break/>lerum de typis, cujus penitus ignarus non erit, qui hunc di-<text:line-break/>ligenter evolverit. Ex iis enim , quae suximus de febre pr-<text:line-break/>tuitusit ac biliosa invicem permixtis , licebit haec ad melan-<text:line-break/>cholicam transferentes , de implicatione cum utraque earum<text:line-break/>ac mixtione c<text:span text:style-name="Default_20_Paragraph_20_Font"><text:span text:style-name="T1">o</text:span></text:span>niicere; implicationem nominantes, quum<text:line-break/>divertis h<text:span text:style-name="Default_20_Paragraph_20_Font"><text:span text:style-name="T1">o</text:span></text:span>ris invadant; mixtionem, quum insultus e<text:span text:style-name="Default_20_Paragraph_20_Font"><text:span text:style-name="T1">o</text:span></text:span>dem<text:line-break/>tempore sit. Sic tres febres implicare ac miscere quis per<text:line-break/>fe ipsa poterit ex praedictis concitatus. Horum enim <text:span text:style-name="Default_20_Paragraph_20_Font"><text:span text:style-name="T1">o</text:span></text:span>m-<text:line-break/>uium initium, fons et elementum est, diligenter dign<text:span text:style-name="Default_20_Paragraph_20_Font"><text:span text:style-name="T1">o</text:span></text:span>scere<text:line-break/>cujusque simplicium febrium fpeciem, Neque enim magnus</text:p>
      <text:p text:style-name="P3">numerus earum est, sed omnes tres existunt, biliosa, melan-<text:line-break/>cholica, ac pituitosa, quarum cujusque duplex differentia est,<text:line-break/>intermittens et continua; ite ut omnes simplices differentiae<text:line-break/>febrium ex humoribus putridis consistentium sex numero<text:line-break/>suit. Quod si qua alia istis accesserit in his particulatim dif-<text:line-break/>ferentia, ex copia humoris, quantitate et qualitate putredinis<text:line-break/>necnon modo motus, et parte in qua putrescit, generatio-<text:line-break/>nem habebit.</text:p>
      <text:h text:style-name="Heading_20_2" text:outline-level="2">. Cap. X. </text:h>
      <text:p text:style-name="P12">Exempli gratia febrium intermittentium,<text:line-break/>quae tertio quoque die accessionem faciunt, quibus et acces-<text:line-break/>sionis tempus breve est, et initium cum rigore, et solutio<text:line-break/>cum sudore ac vomitu bilis, vel etiam inserna alvo desitiente<text:line-break/>biliosa, his nomen i<text:span text:style-name="Default_20_Paragraph_20_Font"><text:span text:style-name="T1">n</text:span></text:span>clitum est exquisita tertiana; quibus<text:line-break/>vero aliquid horum deest, non amplius exquisita, sed sunt.<text:line-break/>pliciter tertiana vocatur. Quod fi et intermissionem mino-<text:line-break/>rem habuerit, producta scilicet accessione, tertianam hanc<text:line-break/>nominant productam; tametsi haec majoris minorisquera .</text:p>
      <text:p text:style-name="P3">tione differentiam magnam obtinet. Ac licet hanc quidem<text:line-break/>abfoluto sermone appellare productam , quae quum quatuor<text:line-break/>et viginti horas accessionis occupaverit, reliquas fi<text:span text:style-name="Default_20_Paragraph_20_Font"><text:span text:style-name="T1">n</text:span></text:span>e febre<text:line-break/>obtinet ; hanc vero admodum productam , quum circiter tri..<text:line-break/>gusta horas febris producitur ; et hanc praeterea magis pro-<text:line-break/>ductam , quum ad sex et triginta procedit ; et hanc aliam<text:line-break/>pIurimum , quum ad quadraginta et eo amplius producitur.<text:line-break/>Sed haec omnia definire certis terminis non licet ob soriti-<text:line-break/>cam, <text:span text:style-name="Default_20_Paragraph_20_Font"><text:span text:style-name="T1">acervalem</text:span></text:span>, dubitationem. Neque vero necesse est ta-<text:line-break/>lern nomi<text:span text:style-name="Default_20_Paragraph_20_Font"><text:span text:style-name="T1">n</text:span></text:span>um subtilitatem quaerere, quum liceat nobis etiam<text:line-break/>sine ea indicere iis qui adfluat diligenter de unoquoque aegro,<text:line-break/>et recte curare, ac eve<text:span text:style-name="Default_20_Paragraph_20_Font"><text:span text:style-name="T1">n</text:span></text:span>tum morbi praenoscere. Subjicia-<text:line-break/>mus enim quempiam quindecim horis febricitare , esse autem<text:line-break/>sine febre tribus et triginta, atque id deinceps ei accidere ex<text:line-break/>proportione, sane cibandi tempus certa scientia sumere lice-<text:line-break/>bit tum ex accessionis tum intermissionis tempore , et quic-<text:line-break/>quid ex eo fumi utile potest ad praenotionem et curationem,</text:p>
      <text:p text:style-name="P3">id quoque abmrde suppetet, etiam si non quaeratur tertia-<text:line-break/>nanme absoluto sermone oporteat nominare talem febrem,<text:line-break/>an cum quadam alia adfectione definiente ipsam differentiam.<text:line-break/>Quin et volens indicare alia ratione febrem aegri, quaenam<text:line-break/>sit, diligentius indicabit, accessionis et intermissionis dicens<text:line-break/><text:span text:style-name="Default_20_Paragraph_20_Font"><text:span text:style-name="T1">L</text:span></text:span>ongitudinem, quam quae<text:span text:style-name="Default_20_Paragraph_20_Font"><text:span text:style-name="T1">r</text:span></text:span>ens nomen, quod perspicue ac de-<text:line-break/>finite iudicare idem queat. Haec .igitur optima enarratio<text:line-break/>atque doctrina est. Secunda autem est, quam paulo ante<text:line-break/>dixi, exquisitam quandam tertianam nominans, esiam vero<text:line-break/>sunpliciter tertianam, mox aliam paulum productam, delude<text:line-break/>aliam admodunr , aliam autem magis , postremo plurimum<text:line-break/>aliam. Sed ex omnibus obscurissima ac pessima est, quae<text:line-break/>prima est p<text:span text:style-name="Default_20_Paragraph_20_Font"><text:span text:style-name="T1">r</text:span></text:span>odita ; ob quam recentiores mediet quotidie luter<text:line-break/>fe certant atque contendunt, ne id quidem cognoscentes fe<text:line-break/>de nomine contendere. Sed de aliis quis fortasse minus mi-<text:line-break/>rabitur; de Agathino vero magis mirandmn, siquidem pro-<text:line-break/>ductam quandam nominans quotidianam et quartanam, in<text:line-break/>tertiana mhume servavit proportionem; fed. cujus amplius</text:p>
      <text:p text:style-name="P3">producta suerit accessio <text:span text:style-name="Default_20_Paragraph_20_Font"><text:span text:style-name="T6">, </text:span></text:span>hanc nominat semi tertianam. Sed.<text:line-break/>de nominum -ratjone hactenus, nam et ipse plus quam par.<text:line-break/>est temporis in ipsis contero. . Proinde tempus est, ut ad con-<text:line-break/>side<text:span text:style-name="Default_20_Paragraph_20_Font"><text:span text:style-name="T1">r</text:span></text:span>ationem aliarum redeamus.</text:p>
      <text:h text:style-name="Heading_20_2" text:outline-level="2">Cap. XI. </text:h>
      <text:p text:style-name="P12">Sequens est, .ut agitetur confideratio ni-..<text:line-break/>nilo inutilior, utrum quemadmodum ob utramque bilem ac<text:line-break/>pituitam fiunt genera quaedam febrium , ita et ob sanguinem<text:line-break/>putrescentem eveniat. Febris enim diaria, eo tantirmmodo<text:line-break/>calefacto, .ut diximus, haudquaquam putrefacto , consistit.<text:line-break/>Per ip<text:span text:style-name="Default_20_Paragraph_20_Font"><text:span text:style-name="T1">t</text:span></text:span>am vero putrefactionem ; necesse est enim interdum<text:line-break/>sanguinem putrefient, quae<text:span text:style-name="Default_20_Paragraph_20_Font"><text:span text:style-name="T1">r</text:span></text:span>endum febrium fusurum genus..<text:line-break/>ld autem inventum iri par est, si prius luvenerimus, quonam<text:line-break/>modo- fanguis putrescat. Constat enim;A<text:span text:style-name="Default_20_Paragraph_20_Font"><text:span text:style-name="T1">r</text:span></text:span>istotelem recte<text:line-break/>dixisse , fieri putrefactionem ab alieno calore ; intelligit au<text:line-break/>tum alienum ,. externum, non nativum, nec unicuique rei<text:line-break/>proprium. . Hic enim concoquere, alienus vero corrumpe<text:span text:style-name="Default_20_Paragraph_20_Font"><text:span text:style-name="T1">r</text:span></text:span>e<text:line-break/>solet, quod est putrefacere. Extrinsecus autem calor supe<text:span text:style-name="Default_20_Paragraph_20_Font"><text:span text:style-name="T1">r-</text:span></text:span></text:p>
      <text:p text:style-name="P3">venit sanguini per aestum , ac pestilentem constitutionem , et<text:line-break/>ut fummatinr dicam, per omnes febres , ex quacunque cau-<text:line-break/>sit in generationem deducantur. Quiuetiam ubi iir quapiam<text:line-break/>animalis parte fanguis copiosior c<text:span text:style-name="Default_20_Paragraph_20_Font"><text:span text:style-name="T1">o</text:span></text:span>llectus supra vires ejus<text:line-break/>suerit, corrumpitur; maximeque quoties rnsarctus est ob<text:line-break/>crassitiem in pernis vasis , aut impactus ob copiam. Quem f<text:line-break/>admodum accidit lu bubone et phymatis, et ut in summa di-<text:line-break/>cam, in omni iusiammatione. Nam in ejusmodi affectibus<text:line-break/>fanguis dupliri ex causa corrumpitur, tum quia minime dis-<text:line-break/>flatur, tum quia a natura minime vincititr. Quod autem<text:line-break/>quae minime dissiantur, putrescere soleant, in cunctis exteris<text:line-break/>corporibus intueri licet, fructibus, seminibus, atque etiam<text:line-break/>vestibus; atque persuadere nobis id, quod dicimus, maxime<text:line-break/>potest pleuritis. Expuunt enim per eam alii spumosam, alli<text:line-break/>pallidam, alii rubram saniem , quae nihil aliud est quam hu-<text:line-break/>moris in inflammatione vincentis pars, quae non continetu<text:span text:style-name="Default_20_Paragraph_20_Font"><text:span text:style-name="T1">r,<text:line-break/></text:span></text:span>sed prae tenuitate suras resudat. Interdum etiam talis sani-</text:p>
      <text:p text:style-name="P3">es nigra apparet, ac neque statim ab initio , fed processu<text:line-break/>temporis,. praecedente magna ex parte pallido sputo,<text:line-break/>quod erat indicium flavae bilis exuperantis ; quemadmodum<text:line-break/>spumosum pituitae, rubrum sanguinis. Quocirca ratione<text:line-break/>.non caret interdum putrescere sanguinem ipsum in lo-<text:line-break/>cis inflammatione affectis, febremqne ex eo simpliciorem<text:line-break/>esse quam ex aliis humoribus.. Proportionem autem ac-<text:line-break/>sessionum tertianae circuitionis potissimum sumit, . ita<text:line-break/>enim fieri cernitur et in pleuriticis,- quoties rubrum ex-<text:line-break/>puunt, si vero supra modum assetur, mutatur penitus. Pars<text:line-break/>enim tenuissima .simul ac pinguis in pallidam bilem , erassior<text:line-break/>autem in atram vertitur, quemadmodum accidit in carbun-<text:line-break/>culis. . Etenim in his sanguis vehementer fe<text:span text:style-name="Default_20_Paragraph_20_Font"><text:span text:style-name="T1">r</text:span></text:span>vefactus muta-<text:line-break/>fur in humorem.melancholicum. Adhunc vero modum in-<text:line-break/>audire oportet humorem. mela<text:span text:style-name="Default_20_Paragraph_20_Font"><text:span text:style-name="T1">n</text:span></text:span>cholicum, tanquam nondum<text:line-break/>effectus sit atra bilis, fed in confinio quodam collocatus.<text:line-break/>Febres igitur consistent pro specie humoris, in quem fanguis</text:p>
      <text:p text:style-name="P3">mutatur, tantummodo dissidenles malignitate et clementia i<text:line-break/>Simpliciores enim fiunt ex mutatione sanguinis, tum caetera,<text:line-break/>tum caloris lenitate, Etsi enim quam maxime multus munus<text:line-break/>occurfu deprehendatu<text:span text:style-name="Default_20_Paragraph_20_Font"><text:span text:style-name="T1">r</text:span></text:span>, prorsus tamen mitis est, quemad-<text:line-break/>modum is qui in baluers accidit Copia enim caloris. febri-<text:line-break/>lis in ipsa efstuvii copia femper posita est; molestia vero,<text:line-break/>si admoveas extrinsecus manum, in ipsa caliditatis acrimonia,<text:line-break/>rdque erit tibi indicium maximum humoris committentis fe-<text:line-break/>b<text:span text:style-name="Default_20_Paragraph_20_Font"><text:span text:style-name="T1">r</text:span></text:span>em ; intelligo autem ipfius caloris qualitatem. Qui enim<text:line-break/>vapo<text:span text:style-name="Default_20_Paragraph_20_Font"><text:span text:style-name="T1">r</text:span></text:span>osum est atque minus molestus, sanguinis est; qui mo-<text:line-break/>lestus , erodensque et mordax , ex bile c<text:span text:style-name="Default_20_Paragraph_20_Font"><text:span text:style-name="T1">o</text:span></text:span>nsistit. Ubi ve<text:span text:style-name="Default_20_Paragraph_20_Font"><text:span text:style-name="T1">r</text:span></text:span>o<text:line-break/>in primo occurfu vapor<text:span text:style-name="Default_20_Paragraph_20_Font"><text:span text:style-name="T1">at</text:span></text:span>us potius quam mo<text:span text:style-name="Default_20_Paragraph_20_Font"><text:span text:style-name="T1">r</text:span></text:span>dax sentitur,<text:line-break/>diutius autem immorantibus paulatim ei acrimonia accessit,<text:line-break/>eaque maxime inaequalis, ita ut per colum quoddam vel eri-<text:line-break/>brum transmitti rideatur, talem febrem ex pituita putrescente<text:line-break/>oboriri sriendunr esu</text:p>
      <text:h text:style-name="Heading_20_2" text:outline-level="2">Cap. XII. </text:h>
      <text:p text:style-name="P12">Consideranti vero mihi, quaerentique can-</text:p>
      <text:p text:style-name="P3">sani, ob quam febres ex aliis humoribus calorem habent,<text:line-break/>aequabiliter occurrentem, quae vero ex pituita consistunt,<text:line-break/>dictam obtinent inaequalitatem, apparuit mihi potissimum<text:line-break/>causa esse lentor crassitiesque humoris et dissolutionis dissi-<text:line-break/>cultas. Hujus enim, ut aliorum omnium, quicquid femper<text:line-break/>extenuatum est, per halitum digeritur; vix autem extenua-<text:line-break/>tur , quicquid crassissimum ; ac multo minus , si frigidum na-<text:line-break/>tura sit. Quocirca neque totum , nec aequaliter , feli quic-<text:line-break/>quid putredo occupaverit, id Polum lu flatus vertitur, ao ex-<text:line-break/>tenuatum foras fertur; ac perinde evenit, ut lu glutinosis<text:line-break/>crassisque humoribus externis, dum elixantur. Existunt enim<text:line-break/>ex eis bullae, quibus ruptis spiritus confertim educitur, fimul<text:line-break/><text:span text:style-name="Default_20_Paragraph_20_Font"><text:span text:style-name="T1">t</text:span></text:span>ecum abducens humorem attenuatum; ubi vero tenuis lru-<text:line-break/>mor elixatur, neque bullae esuriuntur et qui ah eo attossitur<text:line-break/>vapor, omnino similis ac continuus sibi ipsi esu</text:p>
      <text:h text:style-name="Heading_20_2" text:outline-level="2">Cap. XIII. </text:h>
      <text:p text:style-name="P12">Sed quum de his dicta., quae decebant,<text:line-break/>sint, subrium synochorum causas inspiciamus. . Mirum enim</text:p>
      <text:p text:style-name="P3">missi esse ridetur faece usque ad quartum vel quintum, et<text:line-break/>luterdum usque ad <text:span text:style-name="Default_20_Paragraph_20_Font"><text:span text:style-name="T1">s</text:span></text:span>eptimum diem unam, fieri accessionem<text:line-break/>in eis ab initio usque ad finem. Quanquam siquis consideret<text:line-break/>diligenter, magis mirum est quasdam febres per circuitus <text:span text:style-name="Default_20_Paragraph_20_Font"><text:span text:style-name="T1">t</text:span></text:span>uas<text:line-break/>habere accessiones. Exemplum enim fupra dictum a nobis<text:line-break/>de stercore particulatim putrescente , non omnino potest ac-<text:line-break/>ridere, quum lu corpore animalis putrescentes humores cum<text:line-break/>his, qui putredine vacant, facile misceri possint, utpote<text:line-break/>quum ex omnibus confluxus conspiratioque lu omnia cristat.<text:line-break/>Quocirca minime fieri potest, ut putredo lu una aliqua parte<text:line-break/>alias alia fiat ; nisi inflammatio colligatum detineat incipien-<text:line-break/>tum putrescere humorem. Quum igitur ratio lu contrarium<text:line-break/>cedat, dissiciliusque sit invenere causam febrium circuitione<text:line-break/>repetentlum, quam fynochorrun, de utrisque nitemur dilfe-<text:line-break/>rere, neque lue producentes sermonem , neque contradicen-<text:line-break/>tes erratis aliorum , sed , ut in omnibus ante ierimus , veri-<text:line-break/>talem ipsam tantummodo persequentes, qua quivis excitatus</text:p>
      <text:p text:style-name="P3">possit deprehendere errata aliorum. Incipiendum igitur ab<text:line-break/>iis, quae maniscstissime apparent, cujusmodisuntophthalmiae<text:line-break/>quaedam, quarum hae quidem singusis diebus, hae autem<text:line-break/>te<text:span text:style-name="Default_20_Paragraph_20_Font"><text:span text:style-name="T1">r</text:span></text:span>tio quoque die accedunt. Accedunt quoque aurium do-<text:line-break/>lores et capitis, vel totius, vel dimidii , quem nominant he-<text:line-break/>rnicraniam. Nonnullis vero etiam podagra ac dolor articu-<text:line-break/>iaris repetit per cir<text:span text:style-name="Default_20_Paragraph_20_Font"><text:span text:style-name="T1">c</text:span></text:span>uitum. Ut igitur in his omnibus ridere<text:line-break/>licet venas ipsas in partibus , quae paroxysmis infestantur,<text:line-break/>in tumorem attolli et phlegmonen augescere et dolores intenti<text:line-break/>di et fluxionem nssignem foras procumbere ; ita existiman-<text:line-break/>dum est in partibus internis, quae minime apparent, servari<text:line-break/>eandem proportionem. Uerbi gratia per iusiammationem<text:line-break/>pleuritides, ac peripneumoniae intumescere quidem inter<text:line-break/>initia accessionum, discuti vero ac subsidere per declinatio-<text:line-break/>nem. Sest quonam modo id fiat fortasse inveniemus , si ea<text:line-break/>quae de iusiamntationis generatione et rheumaticis affectio ni -<text:line-break/>bus vocatis alibi, ut in libro de inaequali intemperie, de-<text:line-break/>monstrata sunt, ad memoriam revocaverimus. Si erum fi-</text:p>
      <text:p text:style-name="P3">mul cum illis adjecer<text:span text:style-name="Default_20_Paragraph_20_Font"><text:span text:style-name="T1">o</text:span></text:span> quaecunque propria huic sermoni sunt;<text:line-break/>prae<text:span text:style-name="Default_20_Paragraph_20_Font"><text:span text:style-name="T1">s</text:span></text:span>entibus quaestionibus <text:span text:style-name="Default_20_Paragraph_20_Font"><text:span text:style-name="T1">s</text:span></text:span>ufficienti</text:p>
      <text:h text:style-name="Heading_20_2" text:outline-level="2">Cap. XIV. </text:h>
      <text:p text:style-name="P12">Fluxionem igitur decumbentem lu oculos<text:line-break/>omnes quidem concedunt a capite defluere; fed quaenam<text:line-break/>caula sit, ob quam praefinito circuitu saepenumero defluat,<text:line-break/>dicere minime possunt, ut qui nequaquam de facultatibus na-<text:line-break/>toralibus philosophati sint, de quibus ipsi tribus libris per-<text:line-break/>siirip simus, indicantes omnes quatuor esse, a quibus plantae<text:line-break/>et animalia gubernantur. Una ergo est, quae attrahit pro-<text:line-break/>priurn alimentum ; altera id ipsum detinet ; te<text:span text:style-name="Default_20_Paragraph_20_Font"><text:span text:style-name="T1">r</text:span></text:span>tia autem ab<text:line-break/>his alterat; quarta ab his aliena expellit. Alienum autem<text:line-break/>in omnibus rebus duplex est, alterum qualitate, alterum<text:line-break/>quantitate. Id vero propter sitarum in ipsis partibus facul-<text:line-break/>tutum robur atque imbecillitatem colligitur. Nam si qui-<text:line-break/>dem paribus sint viribus , et meatus deferentes excrementa<text:line-break/>fe habuerint fecundum naturam , partes ipsae sanae stmt : si<text:line-break/>vero plus quum alterari queat, assumptum sit, excrementum</text:p>
      <text:p text:style-name="P3">omne excerni a facultate expultrice pulsum necesse est.<text:line-break/>Quod si haec imbecillis fit, eodem in loco munere necesse est;<text:line-break/>atque si multum fit , gravat eum ipsum atque dissendit ; si<text:line-break/>acre sit, erodit et mordet ; quemadmodum si calidum fit, ca-<text:line-break/>lefacit; si frigidum, frigefacit; atque haec perspicua sunt in<text:line-break/>iis, quae in ventre habentur. Quidam namque ingerentes<text:line-break/>plus alimenti, interdum vomere coguntur nauseabundi, in-<text:line-break/>terdum alui fluore corripiuntur. Quod igitur hic per ma-<text:line-break/>xima spatia excernitur eructantia suras excrementum , id in<text:line-break/>aliis partibus animalis per tenues meatus non foras , sed ex<text:line-break/>aliis in alias transfluit partes ; expellentibus quidem fortio-<text:line-break/>rihus, suscipientibus vero debilioribus. Porro rursus ex-<text:line-break/>pellitus ex his lu alias, atque ex illis in alias defluit, quous-<text:line-break/>que in de.bssissimas omnium decumbat. Id autem ru<text:span text:style-name="Default_20_Paragraph_20_Font"><text:span text:style-name="T1">r</text:span></text:span>sus re-<text:line-break/>.currere inde in alias fortiores nequaquam possibile est. Atque<text:line-break/>ob eam rem per plethoramac vitio<text:span text:style-name="Default_20_Paragraph_20_Font"><text:span text:style-name="T1">s</text:span></text:span>um humorem partes om-<text:line-break/>nium debilissimae alias inflammatione ,aliaa e<text:span text:style-name="Default_20_Paragraph_20_Font"><text:span text:style-name="T1">r</text:span></text:span>ysipelate, veI</text:p>
      <text:p text:style-name="P3">herpetibus, vel alia quapiam affectione prehenduntur, aut<text:line-break/>habent affectionem, quam rheumaticam nominant, de qua<text:line-break/>seorsum scripsimus. . Quocirca minime mirum videri debet,<text:line-break/>cerebrum vel etiam totum interdum caput , ubi collegit ali-<text:line-break/>qu<text:span text:style-name="Default_20_Paragraph_20_Font"><text:span text:style-name="T1">o</text:span></text:span>d excrementum, in aliquam partem debili<text:span text:style-name="Default_20_Paragraph_20_Font"><text:span text:style-name="T1">o</text:span></text:span>rem expellere,<text:line-break/>aut in ames, aut <text:span text:style-name="Default_20_Paragraph_20_Font"><text:span text:style-name="T1">o</text:span></text:span>culos, aut tempora, aut labrum, aut den-<text:line-break/>tes, aut genas, aut palatum, aut gingivas, et gurguli<text:span text:style-name="Default_20_Paragraph_20_Font"><text:span text:style-name="T1">o</text:span></text:span>nem,<text:line-break/>et tonsillas, et adenas ibi conte<text:span text:style-name="Default_20_Paragraph_20_Font"><text:span text:style-name="T1">n</text:span></text:span>tos. Atque ubi nullum ex<text:line-break/>bis fuerit imbecille,. lu thoracem , pulmonem, fauces, gulam,<text:line-break/>ventriculum, fluxionem transmittit. Quemadmodum . ergo<text:line-break/>caput saepenumero praedictorum cuique caula morbi. est :<text:line-break/>ita inflammationis lu jecore et liene proximarum aliqua .<text:line-break/>partium, aut etiam mehercle, una l<text:span text:style-name="Default_20_Paragraph_20_Font"><text:span text:style-name="T1">o</text:span></text:span>ngius positarum, vel<text:line-break/>plures, quae excrementa gignunt, augent, transmittunt et;<text:line-break/>circuitibus repetunt. Ac nisui miri est his accidere affectum<text:line-break/>similem excretioni excremento<text:span text:style-name="Default_20_Paragraph_20_Font"><text:span text:style-name="T1">r</text:span></text:span>um ventriculi. Quemadmo-<text:line-break/>dum igitur siquis videret quidem quantmn quotidie excerni-<text:line-break/>tur, ign<text:span text:style-name="Default_20_Paragraph_20_Font"><text:span text:style-name="T1">o</text:span></text:span>raret asteri causam excretione, miraretur <text:span text:style-name="Default_20_Paragraph_20_Font"><text:span text:style-name="T1">o</text:span></text:span>rdinem :</text:p>
      <text:p text:style-name="P3">ita qui nescit neque generationis in capite excrementorum,<text:line-break/>neque excretionis causam, ignorat autem et quam<text:span text:style-name="Default_20_Paragraph_20_Font"><text:span text:style-name="T1">o</text:span></text:span>brem haec<text:line-break/>suras decumbunt, illa i<text:span text:style-name="Default_20_Paragraph_20_Font"><text:span text:style-name="T1">n</text:span></text:span> aliquam diam partem transfluunt,<text:line-break/>haeret atque miratur iusiuxus pr<text:span text:style-name="Default_20_Paragraph_20_Font"><text:span text:style-name="T1">o</text:span></text:span>portionem. Pari autem<text:line-break/>modo et qui ignorat, quae partes excrementum jeciuori<text:line-break/>transmittant, miratur proportionem excitatarum ex jecore<text:line-break/>febrium. At qui <text:span text:style-name="Default_20_Paragraph_20_Font"><text:span text:style-name="T1">n</text:span></text:span>orit decumbe<text:span text:style-name="Default_20_Paragraph_20_Font"><text:span text:style-name="T1">n</text:span></text:span>tem in viscus fluxionem et<text:line-break/>primum phlegmones initium detlisse , et sequentis accessionis<text:line-break/>ipfiam pa<text:span text:style-name="Default_20_Paragraph_20_Font"><text:span text:style-name="T1">r</text:span></text:span>tem affectam autor em esse, mirari definit.</text:p>
      <text:h text:style-name="Heading_20_2" text:outline-level="2">Cap. XV. </text:h>
      <text:p text:style-name="P12">Caeterum duplex causa est hujusmodi in-<text:line-break/>fluxus humorum, una quam proxime indicavi, quum ex estis<text:line-break/>partibus in alias debiliores exerementa transmittuntur; alte-<text:line-break/>ravero, qu<text:span text:style-name="Default_20_Paragraph_20_Font"><text:span text:style-name="T1">o</text:span></text:span>ties attrahuntur; de qua jam agendum , initio<text:line-break/>siermonis petito ab iis , quae omnibus perspicua consessaque<text:line-break/>sunt. Si enim thapfiam illinas cuipiam, videbis parvo tem.<text:line-break/>pure partem huic esse calidiorem, atque in tumorem non<text:line-break/>parvum attolli. Nec secus si foveas partem quampiam juxta</text:p>
      <text:p text:style-name="P2">ignem, aut fortiter frices, aut ungas resina , aut pice modice<text:line-break/>calida, deinde paulo post evellas universim ; aut si etiam un..<text:line-break/>gas partem quopiam medicamento calido ; ridebis enim ex<text:line-break/>- his. omnibus ipsam attolli inmolem, quia calor vel ad fe<text:line-break/>tralrere, vel fusciper esoleat fluxionem. Verum necesse non<text:line-break/>est in prae<text:span text:style-name="Default_20_Paragraph_20_Font"><text:span text:style-name="T1">t</text:span></text:span>ens testa definire, id quod utile est instituto jam<text:line-break/>habentes, etiam fine hujusmodi contemplatione. Semper<text:line-break/>. enim in partes vehementius calescentes decumbere fluxio vi-<text:line-break/>detur, ubi corp<text:span text:style-name="Default_20_Paragraph_20_Font"><text:span text:style-name="T1">o</text:span></text:span>ra plena sunt , atque abundant excrementis,<text:line-break/>q admodum larga; ubi vacant excrementis, pauca. Decumbit<text:line-break/>praeterea maxime et in dolentes. Sic namque saepe cui<text:line-break/>sunrmus digitus manus. minima acu punctus est, statim dolet,<text:line-break/>et paulo post partes quae circiter sunt iusiammatione labo-<text:line-break/>rant, atque in molem maximam tolluntur; quibusdam vero<text:line-break/>etiam bubones <text:span text:style-name="Default_20_Paragraph_20_Font"><text:span text:style-name="T1">t</text:span></text:span>uli alis erumpunt, ubi acceperint aliquid flo-<text:line-break/>xionis rara et fpongiofa, quae ibi habentur, corpora, quos<text:line-break/>nominant adenas. Quibusdam autem accidit id in medio</text:p>
      <text:p text:style-name="P2">brachio , ubi infignis aden ea parte extiterit. Perspicue id<text:line-break/>quod dicimus ridere licet, quoties ulcus aliquod exiguum fine<text:line-break/>inflammatione ac dolore prope unguem fue<text:span text:style-name="Default_20_Paragraph_20_Font"><text:span text:style-name="T1">r</text:span></text:span>it. Si enim hoc<text:line-break/>contemnatur, neque .coeat, et ad cicatricem deducatur, in-<text:line-break/>nata ipsi caro ab ungue pressa primum quidem dolet, deinde<text:line-break/>totus digitus, aliquando vero .et eorum carpus, et interdum<text:line-break/>manus, vel pes in maximam deducitur inflammationem. Ita<text:line-break/>igitur dolor atttrahit lu dolo<text:span text:style-name="Default_20_Paragraph_20_Font"><text:span text:style-name="T1">r</text:span></text:span>e asseclas partes fluxionem ;. non<text:line-break/>tamen causam hujus hic licere oportet, alibi enim cosano-<text:line-break/>i dius est dicta, nec illius in praesens indigemus. Videntur<text:line-break/>e<text:span text:style-name="Default_20_Paragraph_20_Font"><text:span text:style-name="T1">r</text:span></text:span>go jam causae flexionum ex pa<text:span text:style-name="Default_20_Paragraph_20_Font"><text:span text:style-name="T1">r</text:span></text:span>tibus laborantibus fluxione<text:line-break/>scoriae esse duplices. Una ex calore, qui in .eis accenditur;</text:p>
      <text:p text:style-name="P1">altera ex d<text:span text:style-name="Default_20_Paragraph_20_Font"><text:span text:style-name="T1">o</text:span></text:span>lore, qui supervenit. ... Causa. autem, cur aut plus,<text:line-break/>aut minus, aut benignius , aut deterius iusiuat, est non in<text:line-break/>ipsis. solum partibus laborantibus fluxione ; feti cur benignius<text:line-break/>deteriusve iusiuat, lu ipsis partibus mittentibus causaest; cur<text:line-break/>autem plus minusve, in utrisque. Calor ennn vehemens ac</text:p>
      <text:p text:style-name="P3">dolor plus, debilior mi<text:span text:style-name="Default_20_Paragraph_20_Font"><text:span text:style-name="T1">n</text:span></text:span>us attrahit. Itidem corpora exere t<text:line-break/>mentis vacua exiguum quiddam trahentibus mittunt; excre-<text:line-break/>mentusa autem ac plethorica tanto plus mittunt, quanto ab<text:line-break/>ipso naturae habitu longius recesserint. Atque hae quidem<text:line-break/>flexionum differentiae sure debilitate partium fluxione labo-<text:line-break/>nantium existunt; aliae vero et ob harum debilitatem ac<text:line-break/>robur mittentium excrementa efficiuntur. omnis enim in-.<text:line-break/>flammatio sine vulnere ac collisione prehendens partem, ex-<text:line-break/>crementis quibusdam decumbentibus ex robustioribus in de-<text:line-break/>biliora, existit. Talis autem inflammatio statim accendit fe-<text:line-break/>brem , quoties aut ob magnitudinem , aut vicinitatem calor<text:line-break/>ex ea ad cor pervenerit. Decumbentis igitur excrementa in<text:line-break/>omni inflammatione putrescunt propter causas prius dictas.<text:line-break/>Nec similiter omnia putrescunt, eo quod quaedam fmrt pitu-<text:line-break/>i tusa, -alia melancholica, nonnulla biliosa. Ipsis autem pu-<text:line-break/>tresceutibus accenditur cal<text:span text:style-name="Default_20_Paragraph_20_Font"><text:span text:style-name="T1">o</text:span></text:span>r praeter naturam in parte inflant-<text:line-break/>motione affecta, simul quidem calefaciens quaecunque primae</text:p>
      <text:p text:style-name="P3">tangunt inflammatione ob<text:span text:style-name="Default_20_Paragraph_20_Font"><text:span text:style-name="T1">s</text:span></text:span>essas partes, deinde illis c<text:span text:style-name="Default_20_Paragraph_20_Font"><text:span text:style-name="T1">o</text:span></text:span>ntinuas,<text:line-break/>ex quibus rup<text:span text:style-name="Default_20_Paragraph_20_Font"><text:span text:style-name="T1">t</text:span></text:span>us aliae rati<text:span text:style-name="Default_20_Paragraph_20_Font"><text:span text:style-name="T1">o</text:span></text:span>ne vicinitatis calefactae , rursus-<text:line-break/>que aliae ab illis usque ad ipsum c<text:span text:style-name="Default_20_Paragraph_20_Font"><text:span text:style-name="T1">o</text:span></text:span>r deferunt interdum ca-<text:line-break/>liditatetn. Sed quaenam sit dispositio in parte inflammatione<text:line-break/>affecta, diximus in libro de intemperie inaequali, et item in<text:line-break/>libro de tumoribus praeter naturam. Quod autem necesse sit<text:line-break/>contentum in ea sanguinem putrefieri saepenumero simul<text:line-break/>cum materia quae influxit, in hoc dicetur.</text:p>
      <text:h text:style-name="Heading_20_2" text:outline-level="2">Cap. XVI. </text:h>
      <text:p text:style-name="P12">Quod igitur excrementum ex una parte<text:line-break/>in aliam decubuit, interdmn adeo multum pravumque est,<text:line-break/>ut partis fluxione laborantis facultatem laedat; interdum adeo<text:line-break/>mite ac exiguum, ut suscipiens corpus minime offendat. Si<text:line-break/>igitur adeo facultatem laedat, ut exolvatur, nec praeterea<text:line-break/>evincat ea, quae prius vincebat, tunc sanguinem putrefieri<text:line-break/>necesse est duplici ratione ; et quia humor minime evictus a<text:line-break/>cal<text:span text:style-name="Default_20_Paragraph_20_Font"><text:span text:style-name="T1">o</text:span></text:span>re proprio reliquam habet in putretlinem mutationem;<text:line-break/>et quia simul cum excrementis putrescentibus putrescit. Sin</text:p>
      <text:p text:style-name="P3">non tantum laedat vires , ut exoletae penitus quiescant, fe-<text:line-break/>mipravus et tanquam femiputris in tali constitutione fanguis<text:line-break/>esuritur; ricinia quidem putrescentium excrementorum si-<text:line-break/>mul putrescens, persistens tamen in <text:span text:style-name="Default_20_Paragraph_20_Font"><text:span text:style-name="T1">t</text:span></text:span>ua ipsius natura , quan-<text:line-break/>tum est in ratione facultatis ipsum consolentis. Utcunque<text:line-break/>autem fe res habeat, accen<text:span text:style-name="Default_20_Paragraph_20_Font"><text:span text:style-name="T1">t</text:span></text:span>us calor per primani putredinem<text:line-break/>penitus acrior ac mordacior est, quam dum secundum natu-<text:line-break/>ram <text:span text:style-name="Default_20_Paragraph_20_Font"><text:span text:style-name="T1">t</text:span></text:span>e habet , atque tantum crescit , quantum natura ipfa<text:line-break/>excrementorum fussirit. Haec enim talem habent rationem<text:line-break/>ad calorem ex eis accensum, qualem ligna ad ignem obti- -<text:line-break/>nent, ex ipsis enim lignis dum niter<text:span text:style-name="Default_20_Paragraph_20_Font"><text:span text:style-name="T1">e</text:span></text:span>ntur generatur ignis ;<text:line-break/>haeo tamen minime in infinitum tempus st.usiriunt ad altera-<text:line-break/>tionem, ied terminus alterationis ipsis est humoris innati<text:line-break/>co<text:span text:style-name="Default_20_Paragraph_20_Font"><text:span text:style-name="T1">n</text:span></text:span>sumptio ; nam eousque cremari queunt , dum innatum<text:line-break/>habuerint humorem ; atque eo consumpto cremari desinunt,<text:line-break/>ac reliquiae eorum nominantur cinis. Quinetiam putres-<text:line-break/>centium humorum similiter calor permanet, dum prorsus</text:p>
      <text:p text:style-name="P2">surt assati; par est autem reliquias humorum terressees exi-<text:line-break/>guas esse,nequaquam multas, quemadmodum lignorum; pro-<text:line-break/>pterea quod in substantia eorum elementum humidum exu-<text:line-break/>perat, non siccum. <text:span text:style-name="Default_20_Paragraph_20_Font"><text:span text:style-name="T1">S</text:span></text:span>imili modo fi libeat coquere humorum<text:line-break/>externorum quempiam, ut oleunr, aut vinum, terrestie qui-<text:line-break/>dem ejus quod minimum relinquetur, reliquum autem totum<text:line-break/>extenuatum in vaporem atque aerem discedet. Itaque tota<text:line-break/>substantia servefactorum humorum ex putredine extenuato-<text:line-break/>rum ab nisio calore in ambientem dispergitur per rigorem<text:line-break/>declinationemque febrium; remanet autem jam excremen- .<text:line-break/>tum omnino exiguum, vel nullum; in humoribus quidem<text:line-break/>crassioribus exiguum, in ferofioribus autem <text:span text:style-name="Default_20_Paragraph_20_Font"><text:span text:style-name="T1">n</text:span></text:span>ullum. Quod<text:line-break/>, si nulla debilitas extiterit virium partis inflammatione labo-</text:p>
      <text:p text:style-name="Normal">rantis , nec rursus mittantur excrementa, et morbus <text:span text:style-name="Default_20_Paragraph_20_Font"><text:span text:style-name="T1">s</text:span></text:span>olutus<text:line-break/>est et posthac haud iterum febricitaverit homo,. neque fe-<text:line-break/>quenti die, neque tertio quoque die, neque quatio quoque. C<text:line-break/>Quod si ob eandem causam mittantur excrementa, ob quam<text:line-break/>ab initi<text:span text:style-name="Default_20_Paragraph_20_Font"><text:span text:style-name="T1">o</text:span></text:span> parti mittebantur, aut si haec quidem non amplius</text:p>
      <text:p text:style-name="P3">mittantur, fed permaneat virium debilitas, denuo feb<text:span text:style-name="Default_20_Paragraph_20_Font"><text:span text:style-name="T1">r</text:span></text:span>icitare<text:line-break/>hominem necesse est. Subjiciatur enim primum facultas<text:line-break/>partis robusta, tempore vero interveniente eisdem lu parti-<text:line-break/>bus, quae prius transmiserant, collecta esse excrementa pa-<text:line-break/>ria quantitate et qualitate lis , quae initio transmiserant.<text:line-break/>Hoc vero accidit his in quibus dispositi<text:span text:style-name="Default_20_Paragraph_20_Font"><text:span text:style-name="T1">o</text:span></text:span> mittentium , et at-<text:line-break/>tracti ad ipsas alimenti quantitas et qualitas eadem pertna-<text:line-break/>net. Necesse enim est, aequale ac simile , quod ah eadem<text:line-break/>asseratur facultate, aequalia ac similia facere excrementa.<text:line-break/>Quinariam tempus collectionis eorum necessario aequale erit.<text:line-break/>Partes enim quae aluntur, quoad similem habuerint constitu-<text:line-break/>tionem ab eodem nutrita alimento , aequalia quantitate et si-<text:line-break/>milia qualitate, atque eodem praefinit<text:span text:style-name="Default_20_Paragraph_20_Font"><text:span text:style-name="T1">o</text:span></text:span> -temporis tractu col- .<text:line-break/>ligent excrementa. Quinetiam eodem. circuitu incitantur ad<text:line-break/>expellenda ea atque mittenda debilioribus , siquidem tunc<text:line-break/>primum expellendi facultas excitatur ad acti<text:span text:style-name="Default_20_Paragraph_20_Font"><text:span text:style-name="T1">o</text:span></text:span>nem suam, ubi<text:line-break/>gravatur multitudlue excrementorum , aut qualitate divexa-</text:p>
      <text:p text:style-name="P3">tur. Sed de his omnibus in commentariis de facultatibus<text:line-break/>naturalibus definitum jam est:; in quibus exercitatum esse<text:line-break/>convenit eum, qui quae nunc dicuntur, isti cum demonstra-<text:line-break/>tione intellecturus ; magno quidem praemio ipsi proposito ex<text:line-break/>tali contemplatione ad curandi alam et rationem. Num ut<text:line-break/>alia omnia omittam , quae sinu dicturus lu eo libro , unius<text:line-break/>tantummodo faciam mentionem , quod maxime quidem in<text:line-break/>promptu est, quodque ipsi saepenumero. ierimus, ophthalmiae<text:line-break/>fcllicet per circuitionem repetentis. Spero enim id non<text:line-break/>parvum incitamentum fore lectoribus ad eam, quam hoc lo-<text:line-break/>co tradimus, condiscendum doctrinam. Contra enim quam<text:line-break/>ii, qui fe nominant ab oculorum curatione ophthalmicos o<text:span text:style-name="Default_20_Paragraph_20_Font"><text:span text:style-name="T1">cu-<text:line-break/>lari</text:span></text:span>o<text:span text:style-name="Default_20_Paragraph_20_Font"><text:span text:style-name="T1">s medic</text:span></text:span>o<text:span text:style-name="Default_20_Paragraph_20_Font"><text:span text:style-name="T1">s , </text:span></text:span>curavimus femper huju<text:span text:style-name="Default_20_Paragraph_20_Font"><text:span text:style-name="T1">s</text:span></text:span>modi ophthalmiam.<text:line-break/>Nam quum illi femper oculis negotium facesserent,nos rnter-<text:line-break/>dum purgatione, interdum balneo, interdum meri potione,<text:line-break/>ut Hippocrates dicit, interdum sanguinis missione, luterdum<text:line-break/>utrisque, vel clystere cum.sanguinis missione usi. sumus; at-<text:line-break/>que interdum statim his adhibitis desivit, quandoque etiam</text:p>
      <text:p text:style-name="P2">ubi capiti sitisset prospectum. Omnes enim qui curati sunt,<text:line-break/>aut omnino accessionem non habuerunt, aut semel solum,<text:line-break/>fed multo leviorem quam prius. Sed de medendi decretis<text:line-break/>ac indiciis nequaquam nunc disserendi tempus est. Caete.a<text:line-break/>rutu quod accidat interdum totum caput aut minime affectum,<text:line-break/>fed sanguine pravo atque excremenlosu nutritum , collige<text:span text:style-name="Default_20_Paragraph_20_Font"><text:span text:style-name="T1">r</text:span></text:span>e<text:line-break/>exerementa plura ac vitiosiore, quam ante, ita ut nequa-<text:line-break/>quam eis sufficiunt naturales effluxus ac perspicatus, sed eo-<text:line-break/>gatm natura expestere excrementum ad aliquam partem de-<text:line-break/>biliorem ; aut si humo<text:span text:style-name="Default_20_Paragraph_20_Font"><text:span text:style-name="T1">r</text:span></text:span>es fecundum naturam se habeant, ip-<text:line-break/>sum autem affectum fit, aut etiam ambo concurrant, colligi<text:line-break/>exerementa, atque decumbe<text:span text:style-name="Default_20_Paragraph_20_Font"><text:span text:style-name="T1">r</text:span></text:span>e in aliquam partem, praesens<text:line-break/>sermo demonstrare studet. Etenim quoad decumbens hu-<text:line-break/>mor similis suerit et capitis affectio eadem , eousque exere—<text:line-break/>menta aequali colligentur tempore similia et aequalia et ac-<text:line-break/>cessiones oculorum similes erunt. Simili modo et si non to -<text:line-break/>.. tius capitis, at certe unius alienius in eo partis, aut menin-</text:p>
      <text:p text:style-name="P3">gum, aut cerebri ipsius suerit aliquis affectus, ita ut ex tali<text:line-break/>nutrimento colligat tantum taleque excrementum tanto tum-<text:line-break/>p<text:span text:style-name="Default_20_Paragraph_20_Font"><text:span text:style-name="T1">o</text:span></text:span>re, deinde expellat excrementum id tunc primum quum .<text:line-break/>ab eo insigniter vexatur; accidet et tunc per circuitum ex-.<text:line-break/>acerbant vel oculos, vel aures, vel aliquid aliud tale, in quod<text:line-break/>debilius expulsum suerit exerementum. Ut igitur in oculis<text:line-break/>et auribus et pedibus et aliis multis partibus talibus perspi-.<text:line-break/>cue videtur fieri accessio per circuitum, quemadmodum osten-<text:line-break/>Cum est; quid mirum in pleuritide et peripneumonia et plore-<text:line-break/>nitide et aliis omnibus qu<text:span text:style-name="Default_20_Paragraph_20_Font"><text:span text:style-name="T1">o</text:span></text:span>rum n<text:span text:style-name="Default_20_Paragraph_20_Font"><text:span text:style-name="T1">o</text:span></text:span>n licet intueri inflammatio-<text:line-break/>nes, finaliter fluere excrementum, eodemque mod<text:span text:style-name="Default_20_Paragraph_20_Font"><text:span text:style-name="T1">o</text:span></text:span> febrem<text:line-break/>accendere, nullo ali<text:span text:style-name="Default_20_Paragraph_20_Font"><text:span text:style-name="T1">o</text:span></text:span> ipsa parte hiflammatione obfessa asse-<text:line-break/>otu laborante peculiari ac proprio ad dictorum generationem,<text:line-break/>quam quod mittentibus excrementa eo tempore imbecillior<text:line-break/>est? Neque etiam illud mirum videri debet, quod non eo-<text:line-break/>dem tempore colligantur omnia excrementa. . Quod enim<text:line-break/>neque qui defertur ratione alimenti, sanguis semper similis</text:p>
      <text:p text:style-name="P3">est, neque affectio partium quae aluntur eadem, idcirco aliud<text:line-break/>alii tempus fatis est ad tanti excrementi collectionem , <text:span text:style-name="Default_20_Paragraph_20_Font"><text:span text:style-name="T1">d</text:span></text:span> quo<text:line-break/>primum natura partis molestatur, cogiturque veluti alienum<text:line-break/>a fe id, quod molestat, expellere. Neque porro mirandum<text:line-break/>est, ipfarum accessionum longitudinem inaequalem esse; est<text:line-break/>enim neque genus neque species neque multitudo excremen-<text:line-break/>torum una fit, neque similiter accendi lu omnibus, neque<text:line-break/>discuti convenit. Nam plura quidem et frigidio<text:span text:style-name="Default_20_Paragraph_20_Font"><text:span text:style-name="T1">r</text:span></text:span>a etgluti-<text:line-break/>nofa et crassa, longiores efficiunt accessiones ; pauciora au-<text:line-break/>tem et calidiora et te<text:span text:style-name="Default_20_Paragraph_20_Font"><text:span text:style-name="T1">n</text:span></text:span>uiora brevio<text:span text:style-name="Default_20_Paragraph_20_Font"><text:span text:style-name="T1">r</text:span></text:span>es , conducente ad id n<text:span text:style-name="Default_20_Paragraph_20_Font"><text:span text:style-name="T1">o</text:span></text:span>n<text:line-break/>p erum totius corporis constitutione eo tempore et virium<text:line-break/>robore.. Corpus enim rarius breviores, quantum in <text:span text:style-name="Default_20_Paragraph_20_Font"><text:span text:style-name="T1">t</text:span></text:span>e est,<text:line-break/>efficit accessiones ; densius autem longiores. Et robur qui-<text:line-break/>dem virium breviores; debilitas autem multo longiores.<text:line-break/>Facultas enim valida promptius a fe expellit id, quod est ali-<text:line-break/>enum; corporis autem raritas minime detinetrd quodessertur.<text:line-break/>Quocirca ita affectis cito evacuari excrementum necesse est,</text:p>
      <text:p text:style-name="P3">si etiam alia sunilia exissent. Pari ratione quibus e contra-<text:line-break/>rio corpus afficitur, iis necesse est esse longiorem excretio-<text:line-break/>nem excrementorum, debiliter expellente excrementa facul-<text:line-break/>tale; detinente autem ea, quae efferuntur, augustia meatu-.<text:line-break/>um. omnibus autem simul concurrentibus , aut brevissima<text:line-break/>aut longissima accessio fit : longissima quidem, <text:span text:style-name="Default_20_Paragraph_20_Font"><text:span text:style-name="T1">o</text:span></text:span>b crassitiem,<text:line-break/>et multitudinem excrementa, ac vicium imberillitatem , mea-<text:line-break/>tuumque angustiam; brevissima autem, ob tenuitatem et<text:line-break/>paucitatem excrementi et robur virium ac viarum aut-<text:line-break/>plitudinem.</text:p>
      <text:h text:style-name="Heading_20_2" text:outline-level="2">Cap. XVll. </text:h>
      <text:p text:style-name="P12">Eadem autem ratione neque quam ob<text:line-break/>causam accessiones quaedam defleant ad integritatem, quae-<text:line-break/>dam vero non, difficile est invenire. Quoties enim prioris<text:line-break/>accessionis tempus adeo breve suerit, ut priusquam secunda<text:line-break/>incipiat, jam <text:span text:style-name="Default_20_Paragraph_20_Font"><text:span text:style-name="T1">prima</text:span></text:span> desierit, medium principii secundae<text:line-break/>priorisque finis intervallum totum sine febre existit. Sed<text:line-break/>ubi fecunda prius incipit , quam prior omnino solvatur , ni-</text:p>
      <text:p text:style-name="P3">hil harum messium relinquitur. Hoc igitur, ut diximus, fit,<text:line-break/>quum facultas partis excrementa recipientis fui similis esse<text:line-break/>pergit, hoc est, adhuc, ut antea, sanguinem qui in ipfa ha-<text:line-break/>betur , .-vincit. Quod si quando debilis efficiatur , idque ei<text:line-break/>causa sit cur non excrementa suium , fed ipfe etiam sanguis<text:line-break/>corrumpatur ac putrefiat , et febris accendatur ; alterum<text:line-break/>inde quoque mitium orietur circuitu repetentium accessionum.<text:line-break/>At si quidem praedictus adhuc fervetur calor, duplex erit<text:line-break/>genus febrium inter fe implicitarum. <text:span text:style-name="Default_20_Paragraph_20_Font"><text:span text:style-name="T1">S</text:span></text:span>i vero ille quidem<text:line-break/>desinat, affectio vero suscipientis fluxionem permaneat, quae<text:line-break/>de mittente sunt dicta prius , de hac intelliges. Haec enim<text:line-break/>pars efficiet m fe quaedam excrementa duplici ratio<text:span text:style-name="Default_20_Paragraph_20_Font"><text:span text:style-name="T1">n</text:span></text:span>e, quem-<text:line-break/>admodum et illa , tum quia pravus est funguis contentus in<text:line-break/>ea, tum quia facultas debilis est. Nec sucus si ex quavis<text:line-break/>causa reddita sit interdum debilis partis facultas, adeo ut<text:line-break/>onus ipsi potius quam alimentum sit fanguis adjectus , cor-<text:line-break/>rumpetur, et si calidus fuerit, facile putrescet: si vero fusi-</text:p>
      <text:p text:style-name="P3">frigidus ac pituitosus; non statim quidem, sed processu tenr-<text:line-break/>poris is quoque eandem suscipiet dispositionem. Quinetiam<text:line-break/>ubi nequeat concoquere quaelibet pars genita in se excre-<text:line-break/>menta, aut expellere ad aliam, tale sibi ipsi initium fabrici-<text:line-break/>tundi <text:span text:style-name="Default_20_Paragraph_20_Font"><text:span text:style-name="T1">r</text:span></text:span> quale ea quae transmisit alteri , adserti Cur autem<text:line-break/>nequeat alteri mittere excrementa, prima quidem causa est<text:line-break/>in viribus mittentis snscipientisque ; altera autem i<text:span text:style-name="Default_20_Paragraph_20_Font"><text:span text:style-name="T1">n</text:span></text:span> viarum<text:line-break/>obstructione , quae a glutinosis , crassis et multis fieri solet<text:line-break/>humoribus. Nihil igitur miri est, si etiam absque eo quod<text:line-break/>altera mittat alteri excrementum (quemadmodum caput ocu-<text:line-break/>lis mittebat j ex excrementis in ipsa adhuc manentibus .in<text:line-break/>eandem suscipienti aliena dispositionem devenerit. . Quae<text:line-break/>enim obstruxerunt naturales effluxus , processu temporis ea<text:line-break/>quoque putrescant necesse est, et causa sint oportet, ob quam<text:line-break/>multitudo excrementorum in parte minime vacuetur et ut<text:line-break/>solita erat, difflatur. Putrescunt igitur, utilia, ea quoque<text:line-break/>quae postea colliguntur et omnia sumsi accendunt statim m</text:p>
      <text:p text:style-name="P3">parte calorem febrilem. Supra autem indicavimus , ubi ac-<text:line-break/>cenditur quidam vel etiam augetur calor, in eam partem ab<text:line-break/>aliis sanguinem defluere. Itaque necesse est, ut tempore,<text:line-break/>quo defluit, partes illae refrigerentur sanguine destitutae;<text:line-break/>pars autem affecta gravetur atque distendatur et qui defluxit<text:line-break/>sanguis niteretur, propter duas cau<text:span text:style-name="Default_20_Paragraph_20_Font"><text:span text:style-name="T1">t</text:span></text:span>as, et quia putrescentibus<text:line-break/>jam excrementis permiscetur, et quia impactus minime disi-<text:line-break/>flatur. Quocirca succenditur instar lignorum hunridi<text:span text:style-name="Default_20_Paragraph_20_Font"><text:span text:style-name="T1">o</text:span></text:span>rum<text:line-break/>c<text:span text:style-name="Default_20_Paragraph_20_Font"><text:span text:style-name="T1">o</text:span></text:span>nsertior lu exiguam flammam coniectorum , atque id tem-<text:line-break/>pus omne initium accessionis appellatur. Ubi vero calor <text:span text:style-name="Default_20_Paragraph_20_Font"><text:span text:style-name="T1">t</text:span></text:span>u-<text:line-break/>perat materiam, appellatur incrementum et ascensus tale<text:line-break/>tempus. Atque eo tempore augetur calor tam multus , ut<text:line-break/>non salum demat locum ni<text:span text:style-name="Default_20_Paragraph_20_Font"><text:span text:style-name="T1">t</text:span></text:span>unt, qui veluti cau<text:span text:style-name="Default_20_Paragraph_20_Font"><text:span text:style-name="T1">t</text:span></text:span>a quaedam<text:line-break/>putredinis est, fed jam per continuitatem depascatur univen-<text:line-break/><text:span text:style-name="Default_20_Paragraph_20_Font"><text:span text:style-name="T1">fia</text:span></text:span>m corpus met ubi ad summum pervenerunt fervorem qui<text:line-break/>accenduntur .humores, appellatur. rigor talis pars accessi<text:span text:style-name="Default_20_Paragraph_20_Font"><text:span text:style-name="T1">o</text:span></text:span>nis.<text:line-break/>Universum vero ignitum esse ridetur tunc aegroti corpus,<text:line-break/>cal<text:span text:style-name="Default_20_Paragraph_20_Font"><text:span text:style-name="T1">o</text:span></text:span>re in universe animali aequaliter intens<text:span text:style-name="Default_20_Paragraph_20_Font"><text:span text:style-name="T1">o ; </text:span></text:span>delude si qui-</text:p>
      <text:p text:style-name="P3">dem humores tenues sint, ac facultas valida et corpus rarum,<text:line-break/>pars plurima fervesactorum hum<text:span text:style-name="Default_20_Paragraph_20_Font"><text:span text:style-name="T1">o</text:span></text:span>rum su<text:span text:style-name="Default_20_Paragraph_20_Font"><text:span text:style-name="T1">t</text:span></text:span>a in sudorem vacu-<text:line-break/>atur; quodsi cresti fuerint, ac excretrix facultas debilis et viae<text:line-break/>angustae, nihil quidem <text:span text:style-name="Default_20_Paragraph_20_Font"><text:span text:style-name="T1">s</text:span></text:span>ensibile essiuit, fed susum id quod<text:line-break/>ita extenuatum est, ut in halitus tenuis transierit naturam;<text:line-break/>appellatur autem id tempus declinatio, quae perspiratio quae-<text:line-break/>dam est humorum fervefact<text:span text:style-name="Default_20_Paragraph_20_Font"><text:span text:style-name="T1">o</text:span></text:span>rum. Sed ubi in parte affectus<text:line-break/>permanet, necesse est alterum in ea gigni excrementum;<text:line-break/>quum quod rursus in eam attrahitur alimentum , non plane<text:line-break/>totum vincatur; qu<text:span text:style-name="Default_20_Paragraph_20_Font"><text:span text:style-name="T1">o</text:span></text:span>d cur<text:span text:style-name="Default_20_Paragraph_20_Font"><text:span text:style-name="T1">t</text:span></text:span>us, ut ante docuimus , et ab ex-<text:line-break/>crementis putridis in parte ipsa relictis , et ab ipsa propria<text:line-break/>pravitate, initlum putredinis suscipit, et ubi admodum in-<text:line-break/>caluerit, rursus decumbit in ipsam, ut prius dictus ex alus<text:line-break/>a<text:span text:style-name="Default_20_Paragraph_20_Font"><text:span text:style-name="T1">n</text:span></text:span>imalis partibus fanguis, rurfusque eodem m<text:span text:style-name="Default_20_Paragraph_20_Font"><text:span text:style-name="T1">o</text:span></text:span>d<text:span text:style-name="Default_20_Paragraph_20_Font"><text:span text:style-name="T1">o</text:span></text:span>, initium,<text:line-break/>i<text:span text:style-name="Default_20_Paragraph_20_Font"><text:span text:style-name="T1">n</text:span></text:span>crementum, rigor et declinatio accessi<text:span text:style-name="Default_20_Paragraph_20_Font"><text:span text:style-name="T1">o</text:span></text:span>nis siti Atque hoc<text:line-break/>certo ambitu femper fit, dum affectus lu parte primum gi-<text:line-break/>guente excrementa <text:span text:style-name="Default_20_Paragraph_20_Font"><text:span text:style-name="T1">s</text:span></text:span>ervatur.</text:p>
      <text:h text:style-name="P11" text:outline-level="2">Cap. XVIII. </text:h>
      <text:p text:style-name="P12">At vero assectus talis duplex est: alter<text:line-break/>quidem parsis debilitas, qua gignuntur excrementa; alter<text:line-break/>vero, qui ex ipsis quotidie genitis acervatur. Cave enim<text:line-break/>putes in istis vasis externis, in quibus elixa cibaria nidoru-<text:line-break/>Ienta evaserunt, affectum quendam relinqui; in partibus<text:line-break/>autem, in quibus humores putrescunt, nullum permanere<text:span text:style-name="Default_20_Paragraph_20_Font"><text:span text:style-name="T1">s<text:line-break/></text:span></text:span>Quum sane etiamnum magis haec affectio solvi nequeat, quo-<text:line-break/>tres universum corpus pravis humoribus <text:span text:style-name="Default_20_Paragraph_20_Font"><text:span text:style-name="T1">abundet , </text:span></text:span>ac ple-<text:line-break/>tlioricum sit, multoque magis, quoties in his suerit angustia<text:line-break/>omnium meatuum partis excrementa educentium. Quem-<text:line-break/>admodum igitur et sanatio subsequetur, si et meatus expur-<text:line-break/>gentur, ut pars meabilis sit, et vires roborentur et assectus<text:line-break/>emendetur et universum corpus neque malis humoribus sua-<text:span text:style-name="Default_20_Paragraph_20_Font"><text:span text:style-name="T1"><text:line-break/></text:span></text:span>teat, neque plethoricum sit. Quamdiu autem haec perma-<text:line-break/>nant, circuitum accessionum permanere necesse est. Sinti-<text:line-break/>liler accidit in mulieribus. lu eis enim quoad similis causa<text:line-break/>et, aequalis permaneat monstro orum , idem eorum circuitus</text:p>
      <text:p text:style-name="P3">servatur. Sed de his omnibus in libro de rheumaticis asse-<text:line-break/>ctibus satius docuimus; et nunc immorari diutius in confic-.<text:line-break/>mannis iis, quae ante demonstrata fiunt, minime con veniti<text:line-break/>neque praeterire capita rerum in praebens utilium. Maxime<text:line-break/>autem utile est. cognoscere, quod aliquae partes . aliis trans-<text:line-break/>mittant fluxiones, quemadmodum caput oculis ; quaedam vero<text:line-break/>ab excrementis i n fe genitis initium febricitandi suscipia<text:span text:style-name="Default_20_Paragraph_20_Font"><text:span text:style-name="T1">n</text:span></text:span>t;<text:line-break/>et quod his omnibus commune excrementorum putredo fit;<text:line-break/>proprium vero singulis, huic quidem obstructio ac constipatio<text:line-break/>vasorum, aut ob humores glutinosus, vel orasses, vel multos ; -<text:line-break/>asteri vero constrictio meatuum vel <text:span text:style-name="Default_20_Paragraph_20_Font"><text:span text:style-name="T1">s</text:span></text:span>ensibilium, vel minime fen-<text:line-break/>sibiliam ; alii autem quod omnia spatia vacua in toto ipsius cor-<text:line-break/>pore sint oppleta et ab his plenitudo ad vires ; quemadmodum<text:line-break/>lu libro de plenitudine docuimus. Febrium igitur per circu-<text:line-break/>itus accedentium haud scio an usia generationis causa omissa<text:line-break/>sit. Earum autem, quae ordine carent, nonnullae ob hu-<text:line-break/>moris mutationem, n<text:span text:style-name="Default_20_Paragraph_20_Font"><text:span text:style-name="T1">o</text:span></text:span>nnullae ob rationis rictus err<text:span text:style-name="Default_20_Paragraph_20_Font"><text:span text:style-name="T1">o</text:span></text:span>rem ad</text:p>
      <text:p text:style-name="P3">ejusm<text:span text:style-name="Default_20_Paragraph_20_Font"><text:span text:style-name="T1">o</text:span></text:span>di c<text:span text:style-name="Default_20_Paragraph_20_Font"><text:span text:style-name="T1">o</text:span></text:span>nstitutionem deveniunt. Sanguis igitur putres-<text:line-break/>cens maxime mutatur , quoniam, ut ante diximus, partim<text:line-break/>flava bilis, partim atra efficitur. Quantum igitur humores<text:line-break/>in corpore aegr<text:span text:style-name="Default_20_Paragraph_20_Font"><text:span text:style-name="T1">o</text:span></text:span> mutantur, tantum et circuitiones accessio-<text:line-break/>num. Quocirca minime mirum rideri debet, per tales.mus.<text:line-break/>taliones <text:span text:style-name="Default_20_Paragraph_20_Font"><text:span text:style-name="T1">o</text:span></text:span>rdinem quoque mutari. Mutantur vero maritae,<text:line-break/>ubi qui incepit putrefieri; in aliqua parte alius existit, alius<text:line-break/>autem ex aliis defluit, qui aut in istis felis talis habebatur,<text:line-break/>aut in tote animalis corpore exuperabat lta vero quae-<text:line-break/>cunque aegri in rictus ratione delinquunt, haec quoque ni-<text:line-break/>hilo minus cor<text:span text:style-name="Default_20_Paragraph_20_Font"><text:span text:style-name="T1">r</text:span></text:span>umpunt circuitionis ordinem. Ut enim in<text:line-break/>fanis pravus rictus morborum causa est, eodem modo vel<text:line-break/>magis etiam in aegris, extis quae deliquerint, accessiones<text:line-break/>in<text:span text:style-name="Default_20_Paragraph_20_Font"><text:span text:style-name="T1">o</text:span></text:span>rdinatae existunt. Nec fidum adhuc aegrotantes, test<text:line-break/>etiam quo tempore a morbis fe recolligunt, pr<text:span text:style-name="Default_20_Paragraph_20_Font"><text:span text:style-name="T1">o</text:span></text:span>mpte ex quo-<text:line-break/>vis delicto laeduntur. . Quocirca per omnem insignem laesio-</text:p>
      <text:p text:style-name="P3">nem vel praevenire multum circuitiones cogunt, aut diversi<text:line-break/>generis a prioribus . quasdam gignunt,- a quibus accessionum.<text:line-break/>ordo corrumpitur.. Saepe vero ob implicationem circuitu-.<text:line-break/>um incognitam ineditis aegri risi fiunt pati inordinatas ac-<text:line-break/>cessiones. Sed tales ordinum permutationes revera non<text:line-break/>funt, sed tantummodo videntur. Quaecunque autem revera<text:line-break/>sunt, aut ob permutationem humorum febres ge<text:span text:style-name="Default_20_Paragraph_20_Font"><text:span text:style-name="T1">n</text:span></text:span>era<text:span text:style-name="Default_20_Paragraph_20_Font"><text:span text:style-name="T1">n</text:span></text:span>tium,<text:line-break/>aut - ob errorem in rictus ratione efficiuntur. Reliquum<text:line-break/>porro fynochorum genus (quarum totum tempus una accessio.<text:line-break/>est:, aut <text:span text:style-name="Default_20_Paragraph_20_Font"><text:span text:style-name="T1">t</text:span></text:span>emper aequalis , aut decrescens , aut increscens us-<text:line-break/>que ad crifimj ex tali causa fieri fidet, qualem omnium fe-<text:line-break/>briam Praxagoras statuit, humorum in cava vena putredinem<text:line-break/>esse existimans ; sed absolutior sermo . ac . verior hoc modo.<text:line-break/>evadet. Quicunque circuitibus quibusdam accessiones. repe-.<text:line-break/>tunt morbi, partium superveniunt affectibus, vel mittentium,<text:line-break/>-vel suscipientium , vel gignentium,. vel trahentium exere-.<text:line-break/>menta, eo, quo paulo fulica diximus, m<text:span text:style-name="Default_20_Paragraph_20_Font"><text:span text:style-name="T1">o</text:span></text:span>d<text:span text:style-name="Default_20_Paragraph_20_Font"><text:span text:style-name="T1">o. </text:span></text:span>Qui vero fine.</text:p>
      <text:p text:style-name="P3">chcuitu accedunt, in his nullus locus peculiaris assectus est ;<text:line-break/>fed humores in venis et arteriis omnibus , maximeque qui in<text:line-break/>maximis et calidissimis sunt, aut ob aliquam aliam causam,<text:line-break/>ut in diariis; aut etiam ob putredinem fervefacti ; acce<text:span text:style-name="Default_20_Paragraph_20_Font"><text:span text:style-name="T1">n</text:span></text:span>dunt<text:line-break/>febrem unam continentem , ab initio usque ad finem mi<text:span text:style-name="Default_20_Paragraph_20_Font"><text:span text:style-name="T1">n</text:span></text:span>ime<text:line-break/>intermittenteni , eatenus durantem ac dementem hominem,<text:line-break/>quoad gignentes eam humores init consumpti, aut concocti;<text:line-break/>aut utrumque pass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7</dc:title>
    <dc:subject/>
    <meta:initial-creator>Galien</meta:initial-creator>
    <meta:creation-date>2023-01-12T07:56:00Z</meta:creation-date>
    <dc:date>2023-01-12T09:04:43.409000000</dc:date>
    <meta:editing-cycles>3</meta:editing-cycles>
    <meta:editing-duration>PT7M53S</meta:editing-duration>
    <meta:document-statistic meta:table-count="0" meta:image-count="0" meta:object-count="0" meta:page-count="133" meta:paragraph-count="197" meta:word-count="19281" meta:character-count="131650" meta:non-whitespace-character-count="112536"/>
    <meta:template xlink:type="simple" xlink:actuate="onRequest" xlink:title="" xlink:href="Normal.dotm"/>
  </office:meta>
</office:document-meta>
</file>